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Proxima-nova-1" svg:font-family="Proxima-nova-1"/>
    <style:font-face style:name="'Helvetica Neue'" svg:font-family="'Helvetica Neue'"/>
    <style:font-face style:name="Helvetica" svg:font-family="Helvetica"/>
    <style:font-face style:name="&quot;Arial&quot;" svg:font-family="&quot;Arial&quot;"/>
    <style:font-face style:name="Verdana" svg:font-family="Verdana"/>
    <style:font-face style:name="Arimo" svg:font-family="Arimo"/>
    <style:font-face style:name="Sans-serif" svg:font-family="Sans-serif"/>
    <style:font-face style:name="'Open Sans'" svg:font-family="'Open Sans'"/>
    <style:font-face style:name="'times new roman'" svg:font-family="'times new roman'"/>
    <style:font-face style:name="ProximaNovaRegular" svg:font-family="ProximaNovaRegular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125in"/>
    </style:style>
    <style:style style:name="co3" style:family="table-column">
      <style:table-column-properties fo:break-before="auto" style:column-width="1.6875in"/>
    </style:style>
    <style:style style:name="co4" style:family="table-column">
      <style:table-column-properties fo:break-before="auto" style:column-width="2.3541666666666665in"/>
    </style:style>
    <style:style style:name="co5" style:family="table-column">
      <style:table-column-properties fo:break-before="auto" style:column-width="1.09375in"/>
    </style:style>
    <style:style style:name="co6" style:family="table-column">
      <style:table-column-properties fo:break-before="auto" style:column-width="1.7708333333333333in"/>
    </style:style>
    <style:style style:name="co7" style:family="table-column">
      <style:table-column-properties fo:break-before="auto" style:column-width="2.2291666666666665in"/>
    </style:style>
    <style:style style:name="co8" style:family="table-column">
      <style:table-column-properties fo:break-before="auto" style:column-width="2.9270833333333335in"/>
    </style:style>
    <style:style style:name="co9" style:family="table-column">
      <style:table-column-properties fo:break-before="auto" style:column-width="2.6770833333333335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2.21875in"/>
    </style:style>
    <style:style style:name="co13" style:family="table-column">
      <style:table-column-properties fo:break-before="auto" style:column-width="1.9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3958333333333334in" fo:break-before="auto" style:use-optimal-row-height="false"/>
    </style:style>
    <style:style style:name="ta1" style:family="table" style:master-page-name="PageStyle_5f_Superdelegate contact inf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/>
      <style:text-properties style:font-name="Proxima-nova-1" style:font-name-asian="Proxima-nova-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33BB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33BB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Helvetica" style:font-name-asian="Helvetic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8" style:family="table-cell" style:parent-style-name="Default">
      <style:table-cell-properties fo:border-left="1.0pt solid #AAAAAA" fo:border-right="1.0pt solid #AAAAAA" fo:border-top="1.0pt solid #AAAAAA" fo:border-bottom="1.0pt solid #AAAAAA" style:vertical-align="bottom" fo:background-color="#FFFFFF"/>
      <style:paragraph-properties fo:text-align="start" fo:margin-left="0cm"/>
      <style:text-properties style:font-name="&quot;Arial&quot;" style:font-name-asian="&quot;Arial&quot;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D2939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621" style:text-underline-style="solid" style:text-underline-type="single"/>
    </style:style>
    <style:style style:name="ce30" style:family="table-cell" style:parent-style-name="Default">
      <style:table-cell-properties fo:border-left="1.0pt solid #AAAAAA" fo:border-right="1.0pt solid #AAAAAA" fo:border-top="1.0pt solid #AAAAAA" fo:border-bottom="1.0pt solid #AAAAAA" style:vertical-align="bottom" fo:background-color="#FFFFFF"/>
      <style:paragraph-properties fo:text-align="start" fo:margin-left="0cm"/>
      <style:text-properties style:font-name="&quot;Arial&quot;" style:font-name-asian="&quot;Arial&quot;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444444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A6A6A" style:text-underline-style="none"/>
    </style:style>
    <style:style style:name="ce3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545454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33BB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33BB" style:text-underline-style="solid" style:text-underline-type="single"/>
    </style:style>
    <style:style style:name="ce40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Sans-serif" style:font-name-asian="Sans-serif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44" style:family="table-cell" style:parent-style-name="Default">
      <style:table-cell-properties style:vertical-align="bottom" fo:background-color="#FFFFFF"/>
      <style:paragraph-properties/>
      <style:text-properties style:font-name="'Open Sans'" style:font-name-asian="'Open Sans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>
      <style:table-cell-properties style:vertical-align="bottom" fo:background-color="#FFFFFF"/>
      <style:paragraph-properties/>
      <style:text-properties style:font-name="'times new roman'" style:font-name-asian="'times new roman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>
      <style:table-cell-properties style:vertical-align="bottom" fo:background-color="#FFFFFF"/>
      <style:paragraph-properties/>
      <style:text-properties style:font-name="ProximaNovaRegular" style:font-name-asian="ProximaNovaRegular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41414" style:text-underline-style="none"/>
    </style:style>
    <style:style style:name="ce4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49" style:family="table-cell" style:parent-style-name="Default">
      <style:table-cell-properties style:vertical-align="bottom" fo:background-color="#FFFFFF"/>
      <style:paragraph-properties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50" style:family="table-cell" style:parent-style-name="Default">
      <style:table-cell-properties style:vertical-align="bottom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70707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Proxima-nova-1" style:font-name-asian="Proxima-nova-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33BB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33BB" style:text-underline-style="none"/>
    </style:style>
    <style:style style:name="T9" style:family="text">
      <style:text-properties style:font-name="Helvetica" style:font-name-asian="Helvetic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style:font-name="&quot;Arial&quot;" style:font-name-asian="&quot;Arial&quot;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D2939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621" style:text-underline-style="solid" style:text-underline-type="single"/>
    </style:style>
    <style:style style:name="T13" style:family="text">
      <style:text-properties style:font-name="&quot;Arial&quot;" style:font-name-asian="&quot;Arial&quot;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444444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A6A6A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545454" style:text-underline-style="none"/>
    </style:style>
    <style:style style:name="T19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33BB" style:text-underline-style="solid" style:text-underline-type="single"/>
    </style:style>
    <style:style style:name="T20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21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33BB" style:text-underline-style="solid" style:text-underline-type="single"/>
    </style:style>
    <style:style style:name="T22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3" style:family="text">
      <style:text-properties style:font-name="Sans-serif" style:font-name-asian="Sans-serif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25" style:family="text">
      <style:text-properties style:font-name="'Open Sans'" style:font-name-asian="'Open Sans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6" style:family="text">
      <style:text-properties style:font-name="'times new roman'" style:font-name-asian="'times new roman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7" style:family="text">
      <style:text-properties style:font-name="ProximaNovaRegular" style:font-name-asian="ProximaNovaRegular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41414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30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31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707070" style:text-underline-style="none"/>
    </style:style>
  </office:automatic-styles>
  <office:body>
    <office:spreadsheet>
      <table:table table:name="Superdelegate contact info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ce15" table:number-columns-repeated="243"/>
        <table:table-row table:style-name="ro2">
          <table:table-cell table:style-name="ce21" office:value-type="string">
            <text:p>Superdelegate class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Phone</text:p>
          </table:table-cell>
          <table:table-cell table:style-name="ce21" office:value-type="string">
            <text:p>Fax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Twitter</text:p>
          </table:table-cell>
          <table:table-cell table:style-name="ce21" office:value-type="string">
            <text:p>Facebook</text:p>
          </table:table-cell>
          <table:table-cell table:style-name="ce21" office:value-type="string">
            <text:p>YouTube</text:p>
          </table:table-cell>
          <table:table-cell table:style-name="ce21" office:value-type="string">
            <text:p>Website</text:p>
          </table:table-cell>
          <table:table-cell table:style-name="ce21" office:value-type="string">
            <text:p>Postal address</text:p>
          </table:table-cell>
          <table:table-cell table:style-name="ce21" office:value-type="string">
            <text:p>other social media</text:p>
          </table:table-cell>
          <table:table-cell table:style-name="ce21" office:value-type="string">
            <text:p>notes</text:p>
          </table:table-cell>
        </table:table-row>
        <table:table-row table:style-name="ro2">
          <table:table-cell/>
          <table:table-cell table:style-name="ce21" office:value-type="string">
            <text:p>Alabama</text:p>
          </table:table-cell>
          <table:table-cell table:style-name="ce22" office:value-type="string">
            <text:p>Alabama Party Chair </text:p>
          </table:table-cell>
          <table:table-cell table:style-name="ce21" office:value-type="string">
            <text:p>Nancy Worley</text:p>
          </table:table-cell>
          <table:table-cell table:style-name="ce23" office:value-type="string">
            <text:p>(334) 262-2221</text:p>
          </table:table-cell>
          <table:table-cell table:style-name="ce23" office:value-type="string">
            <text:p>(334) 262-6474</text:p>
          </table:table-cell>
          <table:table-cell table:style-name="ce22" office:value-type="string">
            <text:p>nworley@hiwaay.net , aldemocrats@gmail.com</text:p>
          </table:table-cell>
        </table:table-row>
        <table:table-row table:style-name="ro2">
          <table:table-cell/>
          <table:table-cell table:style-name="ce21" office:value-type="string">
            <text:p>Alabam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erri A. Sewell</text:p>
          </table:table-cell>
          <table:table-cell table:style-name="ce21" office:value-type="string">
            <text:p>(202) 225-2665</text:p>
          </table:table-cell>
          <table:table-cell table:style-name="ce21" office:value-type="string">
            <text:p> (202) 226-9567</text:p>
          </table:table-cell>
          <table:table-cell table:style-name="ce21" office:value-type="string">
            <text:p>emma@terrisewellforcongress.com</text:p>
          </table:table-cell>
          <table:table-cell table:style-name="ce24" office:value-type="string" office:value="https://twitter.com/repterrisewell">
            <text:p><text:a xlink:href="https://twitter.com/repterrisewell">https://twitter.com/repterrisewell</text:a></text:p>
          </table:table-cell>
          <table:table-cell table:style-name="ce24" office:value-type="string" office:value="https://www.facebook.com/RepSewell">
            <text:p><text:a xlink:href="https://www.facebook.com/RepSewell">https://www.facebook.com/RepSewell</text:a></text:p>
          </table:table-cell>
          <table:table-cell table:style-name="ce24" office:value-type="string" office:value="https://www.youtube.com/user/RepSewell">
            <text:p><text:a xlink:href="https://www.youtube.com/user/RepSewell">https://www.youtube.com/user/RepSewell</text:a></text:p>
          </table:table-cell>
          <table:table-cell table:style-name="ce24" office:value-type="string" office:value="https://sewell.house.gov/">
            <text:p><text:a xlink:href="https://sewell.house.gov/">https://sewell.house.gov/</text:a></text:p>
          </table:table-cell>
          <table:table-cell table:style-name="ce21" office:value-type="string">
            <text:p>1133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Alask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Michael Wenstrup</text:p>
          </table:table-cell>
          <table:table-cell table:style-name="ce21" office:value-type="string">
            <text:p>(907) 374-3825</text:p>
          </table:table-cell>
          <table:table-cell table:style-name="ce21" office:value-type="string">
            <text:p>907.258.1626</text:p>
          </table:table-cell>
          <table:table-cell table:style-name="ce21" office:value-type="string">
            <text:p> info@alaskademocrats.org</text:p>
          </table:table-cell>
          <table:table-cell/>
          <table:table-cell table:style-name="ce24" office:value-type="string" office:value="https://www.facebook.com/michael.wenstrup">
            <text:p><text:a xlink:href="https://www.facebook.com/michael.wenstrup">https://www.facebook.com/michael.wenstrup</text:a></text:p>
          </table:table-cell>
          <table:table-cell table:number-columns-repeated="2"/>
          <table:table-cell table:style-name="ce21" office:value-type="string">
            <text:p>Washington, DC 20515</text:p>
          </table:table-cell>
        </table:table-row>
        <table:table-row table:style-name="ro2">
          <table:table-cell/>
          <table:table-cell table:style-name="ce21" office:value-type="string">
            <text:p>Arizo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nn Kirkpatrick</text:p>
          </table:table-cell>
          <table:table-cell table:style-name="ce21" office:value-type="string">
            <text:p>202-225-3361</text:p>
          </table:table-cell>
          <table:table-cell table:style-name="ce21" office:value-type="string">
            <text:p>202-225-3462</text:p>
          </table:table-cell>
          <table:table-cell table:style-name="ce24" office:value-type="string" office:value="https://kirkpatrick.house.gov/contact/email-me">
            <text:p><text:a xlink:href="https://kirkpatrick.house.gov/contact/email-me">https://kirkpatrick.house.gov/contact/email-me</text:a></text:p>
          </table:table-cell>
          <table:table-cell table:style-name="ce24" office:value-type="string" office:value="https://twitter.com/RepKirkpatrick">
            <text:p><text:a xlink:href="https://twitter.com/RepKirkpatrick">https://twitter.com/RepKirkpatrick</text:a></text:p>
          </table:table-cell>
          <table:table-cell table:style-name="ce24" office:value-type="string" office:value="https://www.facebook.com/RepKirkpatrick">
            <text:p><text:a xlink:href="https://www.facebook.com/RepKirkpatrick">https://www.facebook.com/RepKirkpatrick</text:a></text:p>
          </table:table-cell>
          <table:table-cell table:style-name="ce24" office:value-type="string" office:value="https://www.youtube.com/user/RepAnnKirkpatrick">
            <text:p><text:a xlink:href="https://www.youtube.com/user/RepAnnKirkpatrick">https://www.youtube.com/user/RepAnnKirkpatrick</text:a></text:p>
          </table:table-cell>
          <table:table-cell table:style-name="ce24" office:value-type="string" office:value="https://kirkpatrick.house.gov/">
            <text:p><text:a xlink:href="https://kirkpatrick.house.gov/">https://kirkpatrick.house.gov/</text:a></text:p>
          </table:table-cell>
          <table:table-cell table:style-name="ce21" office:value-type="string">
            <text:p>201 Cannon HOB Washington, DC 20515</text:p>
          </table:table-cell>
        </table:table-row>
        <table:table-row table:style-name="ro2">
          <table:table-cell/>
          <table:table-cell table:style-name="ce21" office:value-type="string">
            <text:p>Arizo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uben Gallego</text:p>
          </table:table-cell>
          <table:table-cell table:style-name="ce21" office:value-type="string">
            <text:p>(202) 225-4065</text:p>
          </table:table-cell>
          <table:table-cell table:style-name="ce25" office:value-type="string">
            <text:p>(602) 257-9103</text:p>
          </table:table-cell>
          <table:table-cell table:style-name="ce24" office:value-type="string" office:value="https://rubengallego.house.gov/contact/email">
            <text:p><text:a xlink:href="https://rubengallego.house.gov/contact/email">https://rubengallego.house.gov/contact/email</text:a></text:p>
          </table:table-cell>
          <table:table-cell table:style-name="ce24" office:value-type="string" office:value="https://twitter.com/@RepRubenGallego">
            <text:p><text:a xlink:href="https://twitter.com/@RepRubenGallego">https://twitter.com/@RepRubenGallego</text:a></text:p>
          </table:table-cell>
          <table:table-cell table:style-name="ce24" office:value-type="string" office:value="https://www.facebook.com/RepRubenGallego">
            <text:p><text:a xlink:href="https://www.facebook.com/RepRubenGallego">https://www.facebook.com/RepRubenGallego</text:a></text:p>
          </table:table-cell>
          <table:table-cell/>
          <table:table-cell table:style-name="ce24" office:value-type="string" office:value="https://rubengallego.house.gov/">
            <text:p><text:a xlink:href="https://rubengallego.house.gov/">https://rubengallego.house.gov/</text:a></text:p>
          </table:table-cell>
          <table:table-cell table:style-name="ce21" office:value-type="string">
            <text:p>1218 Longworth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Arizo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yrsten Sinema</text:p>
          </table:table-cell>
          <table:table-cell table:style-name="ce22" office:value-type="string">
            <text:p>202-225-9888</text:p>
          </table:table-cell>
          <table:table-cell table:style-name="ce26" office:value-type="string">
            <text:p>202-225-9731</text:p>
          </table:table-cell>
          <table:table-cell table:style-name="ce27" office:value-type="string" office:value="https://sinemaforms.house.gov/forms/writeyourrep/">
            <text:p><text:a xlink:href="https://sinemaforms.house.gov/forms/writeyourrep/">https://sinemaforms.house.gov/forms/writeyourrep/</text:a></text:p>
          </table:table-cell>
          <table:table-cell table:style-name="ce27" office:value-type="string" office:value="https://twitter.com/RepSinema">
            <text:p><text:a xlink:href="https://twitter.com/RepSinema">https://twitter.com/RepSinema</text:a></text:p>
          </table:table-cell>
          <table:table-cell table:style-name="ce27" office:value-type="string" office:value="https://www.facebook.com/CongresswomanSinema">
            <text:p><text:a xlink:href="https://www.facebook.com/CongresswomanSinema">https://www.facebook.com/CongresswomanSinema</text:a></text:p>
          </table:table-cell>
          <table:table-cell table:style-name="ce27" office:value-type="string" office:value="https://www.youtube.com/user/repsinema">
            <text:p><text:a xlink:href="https://www.youtube.com/user/repsinema">https://www.youtube.com/user/repsinema</text:a></text:p>
          </table:table-cell>
          <table:table-cell table:style-name="ce27" office:value-type="string" office:value="https://sinema.house.gov/">
            <text:p><text:a xlink:href="https://sinema.house.gov/">https://sinema.house.gov/</text:a></text:p>
          </table:table-cell>
          <table:table-cell table:style-name="ce26" office:value-type="string">
            <text:p>1530 Longworth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Arkansas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Vincent Insalaco</text:p>
          </table:table-cell>
          <table:table-cell table:style-name="ce21" office:value-type="string">
            <text:p>501-362-2559</text:p>
          </table:table-cell>
          <table:table-cell table:number-columns-repeated="2"/>
          <table:table-cell table:style-name="ce27" office:value-type="string" office:value="https://twitter.com/vincentinsalaco">
            <text:p><text:a xlink:href="https://twitter.com/vincentinsalaco">https://twitter.com/vincentinsalaco</text:a></text:p>
          </table:table-cell>
          <table:table-cell table:number-columns-repeated="3"/>
          <table:table-cell table:style-name="ce26"/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ohn Burton</text:p>
          </table:table-cell>
          <table:table-cell table:style-name="ce21" office:value-type="string">
            <text:p>(916) 442-5707</text:p>
          </table:table-cell>
          <table:table-cell table:style-name="ce21" office:value-type="string">
            <text:p>(916) 442-5715</text:p>
          </table:table-cell>
          <table:table-cell table:style-name="ce21" office:value-type="string">
            <text:p>john@cadem.org</text:p>
          </table:table-cell>
          <table:table-cell table:number-columns-repeated="4"/>
          <table:table-cell table:style-name="ce28" office:value-type="string">
            <text:p>1830 9th Street Sacramento, CA 95811 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erry Brown</text:p>
          </table:table-cell>
          <table:table-cell table:style-name="ce21" office:value-type="string">
            <text:p>(916) 445-2841</text:p>
          </table:table-cell>
          <table:table-cell table:style-name="ce21" office:value-type="string">
            <text:p>(916) 558-3160</text:p>
          </table:table-cell>
          <table:table-cell table:style-name="ce24" office:value-type="string" office:value="https://govnews.ca.gov/gov39mail/mail.php">
            <text:p><text:a xlink:href="https://govnews.ca.gov/gov39mail/mail.php">https://govnews.ca.gov/gov39mail/mail.php</text:a>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Barbara Boxer</text:p>
          </table:table-cell>
          <table:table-cell table:style-name="ce22" office:value-type="string">
            <text:p>(202) 224-3553</text:p>
          </table:table-cell>
          <table:table-cell/>
          <table:table-cell table:style-name="ce22" office:value-type="string">
            <text:p>senator@boxer.senate.gov</text:p>
          </table:table-cell>
          <table:table-cell table:style-name="ce29" office:value-type="string" office:value="https://twitter.com/SenatorBoxer">
            <text:p><text:a xlink:href="https://twitter.com/SenatorBoxer">https://twitter.com/SenatorBoxer</text:a></text:p>
          </table:table-cell>
          <table:table-cell table:number-columns-repeated="2"/>
          <table:table-cell table:style-name="ce27" office:value-type="string" office:value="www.boxer.senate.gov/contact/">
            <text:p><text:a xlink:href="http://www.boxer.senate.gov/contact/">www.boxer.senate.gov/contact/</text:a>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Dianne Feinstein</text:p>
          </table:table-cell>
          <table:table-cell table:style-name="ce22" office:value-type="string">
            <text:p>(202) 224-3841</text:p>
          </table:table-cell>
          <table:table-cell/>
          <table:table-cell table:style-name="ce27" office:value-type="string" office:value="https://www.feinstein.senate.gov/public/index.cfm/e-mail-me">
            <text:p><text:a xlink:href="https://www.feinstein.senate.gov/public/index.cfm/e-mail-me">https://www.feinstein.senate.gov/public/index.cfm/e-mail-me</text:a></text:p>
          </table:table-cell>
          <table:table-cell table:number-columns-repeated="3"/>
          <table:table-cell table:style-name="ce27" office:value-type="string" office:value="www.feinstein.senate.gov/public/index.cfm/e-mail-me">
            <text:p><text:a xlink:href="http://www.feinstein.senate.gov/public/index.cfm/e-mail-me">www.feinstein.senate.gov/public/index.cfm/e-mail-me</text:a></text:p>
          </table:table-cell>
        </table:table-row>
        <table:table-row table:style-name="ro2">
          <table:table-cell table:style-name="ce22" office:value-type="string">
            <text:p> </text:p>
          </table:table-cell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ared Huffman</text:p>
          </table:table-cell>
          <table:table-cell table:style-name="ce22" office:value-type="string">
            <text:p>202-225-5161</text:p>
          </table:table-cell>
          <table:table-cell table:style-name="ce22" office:value-type="string">
            <text:p> (202) 225-5163</text:p>
          </table:table-cell>
          <table:table-cell table:style-name="ce27" office:value-type="string" office:value="https://huffman.house.gov/contact/email-me">
            <text:p><text:a xlink:href="https://huffman.house.gov/contact/email-me">https://huffman.house.gov/contact/email-me</text:a></text:p>
          </table:table-cell>
          <table:table-cell table:style-name="ce22" office:value-type="string">
            <text:p>@RepHuffman</text:p>
          </table:table-cell>
          <table:table-cell table:style-name="ce27" office:value-type="string" office:value="https://www.facebook.com/RepHuffman/">
            <text:p><text:a xlink:href="https://www.facebook.com/RepHuffman/">https://www.facebook.com/RepHuffman/</text:a></text:p>
          </table:table-cell>
          <table:table-cell table:number-columns-repeated="2"/>
          <table:table-cell table:style-name="ce22" office:value-type="string">
            <text:p>1630 Longworth House OfcBldg Washington,DC20515-0502</text:p>
          </table:table-cell>
          <table:table-cell/>
          <table:table-cell table:style-name="ce22" office:value-type="string">
            <text:p>Natural Resources, Transportation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Garamendi</text:p>
          </table:table-cell>
          <table:table-cell table:style-name="ce22" office:value-type="string">
            <text:p>202-225-1880</text:p>
          </table:table-cell>
          <table:table-cell table:style-name="ce22" office:value-type="string">
            <text:p>(202) 225-5914</text:p>
          </table:table-cell>
          <table:table-cell table:style-name="ce27" office:value-type="string" office:value="garamendi.house.gov">
            <text:p><text:a xlink:href="http://garamendi.house.gov">garamendi.house.gov</text:a></text:p>
          </table:table-cell>
          <table:table-cell table:style-name="ce27" office:value-type="string" office:value="https://twitter.com/RepGaramendi">
            <text:p><text:a xlink:href="https://twitter.com/RepGaramendi">https://twitter.com/RepGaramendi</text:a></text:p>
          </table:table-cell>
          <table:table-cell table:style-name="ce27" office:value-type="string" office:value="https://www.facebook.com/RepGaramendi">
            <text:p><text:a xlink:href="https://www.facebook.com/RepGaramendi">https://www.facebook.com/RepGaramendi</text:a></text:p>
          </table:table-cell>
          <table:table-cell/>
          <table:table-cell table:style-name="ce27" office:value-type="string" office:value="https://garamendi.house.gov/contact-me">
            <text:p><text:a xlink:href="https://garamendi.house.gov/contact-me">https://garamendi.house.gov/contact-me</text:a></text:p>
          </table:table-cell>
          <table:table-cell table:style-name="ce22" office:value-type="string">
            <text:p>2438 Rayburn HOB Washington, DC 20515</text:p>
          </table:table-cell>
          <table:table-cell/>
          <table:table-cell table:style-name="ce22" office:value-type="string">
            <text:p>Armed Services, Transportation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ke Thompson</text:p>
          </table:table-cell>
          <table:table-cell table:style-name="ce22" office:value-type="string">
            <text:p>(202)225-3311</text:p>
          </table:table-cell>
          <table:table-cell table:style-name="ce22" office:value-type="string">
            <text:p>(202) 225-4335</text:p>
          </table:table-cell>
          <table:table-cell/>
          <table:table-cell table:style-name="ce22" office:value-type="string">
            <text:p>@RepThompson</text:p>
          </table:table-cell>
          <table:table-cell table:style-name="ce27" office:value-type="string" office:value="https://www.facebook.com/RepMikeThompson/">
            <text:p><text:a xlink:href="https://www.facebook.com/RepMikeThompson/">https://www.facebook.com/RepMikeThompson/</text:a></text:p>
          </table:table-cell>
          <table:table-cell table:style-name="ce27" office:value-type="string" office:value="https://www.youtube.com/user/CongressmanMThompson">
            <text:p><text:a xlink:href="https://www.youtube.com/user/CongressmanMThompson">https://www.youtube.com/user/CongressmanMThompson</text:a></text:p>
          </table:table-cell>
          <table:table-cell/>
          <table:table-cell table:style-name="ce22" office:value-type="string">
            <text:p>231 Cannon Office Building,Washington, DC 20515</text:p>
          </table:table-cell>
          <table:table-cell/>
          <table:table-cell table:style-name="ce22" office:value-type="string">
            <text:p>Ways and Mean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oris O. Matsui</text:p>
          </table:table-cell>
          <table:table-cell table:style-name="ce22" office:value-type="string">
            <text:p>202-225-7163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mi Bera</text:p>
          </table:table-cell>
          <table:table-cell table:style-name="ce22" office:value-type="string">
            <text:p>202-225-5716</text:p>
          </table:table-cell>
          <table:table-cell table:number-columns-repeated="8"/>
          <table:table-cell table:style-name="ce22" office:value-type="string">
            <text:p>Sci, Space,&amp;Techn.,Foreign Affair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erry McNerney</text:p>
          </table:table-cell>
          <table:table-cell table:style-name="ce22" office:value-type="string">
            <text:p>202-225-1947</text:p>
          </table:table-cell>
          <table:table-cell table:number-columns-repeated="8"/>
          <table:table-cell table:style-name="ce22" office:value-type="string">
            <text:p>Energy&amp;Commerce,Veterans' Affair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k DeSaulnier</text:p>
          </table:table-cell>
          <table:table-cell table:style-name="ce22" office:value-type="string">
            <text:p>202-225-2095</text:p>
          </table:table-cell>
          <table:table-cell table:number-columns-repeated="8"/>
          <table:table-cell table:style-name="ce22" office:value-type="string">
            <text:p>Education&amp;Workforce,Oversight&amp;Govt.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Nancy Pelosi</text:p>
          </table:table-cell>
          <table:table-cell table:style-name="ce22" office:value-type="string">
            <text:p>202-225-4965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arbara Lee</text:p>
          </table:table-cell>
          <table:table-cell table:style-name="ce22" office:value-type="string">
            <text:p>202-225-2661</text:p>
          </table:table-cell>
          <table:table-cell table:number-columns-repeated="8"/>
          <table:table-cell table:style-name="ce22" office:value-type="string">
            <text:p>Appropriations,The Budget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ackie Speier</text:p>
          </table:table-cell>
          <table:table-cell table:style-name="ce22" office:value-type="string">
            <text:p>202-225-3531</text:p>
          </table:table-cell>
          <table:table-cell table:number-columns-repeated="8"/>
          <table:table-cell table:style-name="ce22" office:value-type="string">
            <text:p>Armed Svcs,Intelligence (Permanent)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ric Swalwell</text:p>
          </table:table-cell>
          <table:table-cell table:style-name="ce22" office:value-type="string">
            <text:p>202-225-5065</text:p>
          </table:table-cell>
          <table:table-cell table:number-columns-repeated="8"/>
          <table:table-cell table:style-name="ce22" office:value-type="string">
            <text:p>Sci,Space,&amp;Techn.,Intelligence(Perm)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im Costa</text:p>
          </table:table-cell>
          <table:table-cell table:style-name="ce22" office:value-type="string">
            <text:p>202-225-3341</text:p>
          </table:table-cell>
          <table:table-cell table:number-columns-repeated="8"/>
          <table:table-cell table:style-name="ce22" office:value-type="string">
            <text:p>Natural Resources,Agriculture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ke Honda</text:p>
          </table:table-cell>
          <table:table-cell table:style-name="ce22" office:value-type="string">
            <text:p>202-225-2631</text:p>
          </table:table-cell>
          <table:table-cell table:number-columns-repeated="8"/>
          <table:table-cell table:style-name="ce22" office:value-type="string">
            <text:p>Appropriation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nna G. Eshoo</text:p>
          </table:table-cell>
          <table:table-cell table:style-name="ce22" office:value-type="string">
            <text:p>202-225-8104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Zoe Lofgren</text:p>
          </table:table-cell>
          <table:table-cell table:style-name="ce22" office:value-type="string">
            <text:p>202-225-3072</text:p>
          </table:table-cell>
          <table:table-cell table:number-columns-repeated="8"/>
          <table:table-cell table:style-name="ce22" office:value-type="string">
            <text:p>SciSpaceTechn,HseAdmin,JtLib,Judic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am Farr</text:p>
          </table:table-cell>
          <table:table-cell table:style-name="ce22" office:value-type="string">
            <text:p>202-225-2861</text:p>
          </table:table-cell>
          <table:table-cell table:number-columns-repeated="8"/>
          <table:table-cell table:style-name="ce22" office:value-type="string">
            <text:p>Appropriation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Lois Capps</text:p>
          </table:table-cell>
          <table:table-cell table:style-name="ce22" office:value-type="string">
            <text:p>202-225-3601</text:p>
          </table:table-cell>
          <table:table-cell table:number-columns-repeated="8"/>
          <table:table-cell table:style-name="ce22" office:value-type="string">
            <text:p>Energy&amp;Commerce,Nat'l Resource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ulia Brownley</text:p>
          </table:table-cell>
          <table:table-cell table:style-name="ce22" office:value-type="string">
            <text:p>202-225-5811</text:p>
          </table:table-cell>
          <table:table-cell table:number-columns-repeated="8"/>
          <table:table-cell table:style-name="ce22" office:value-type="string">
            <text:p>Transportation,Veterans' Affairs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udy Chu</text:p>
          </table:table-cell>
          <table:table-cell table:style-name="ce22" office:value-type="string">
            <text:p>202-225-5464</text:p>
          </table:table-cell>
          <table:table-cell table:number-columns-repeated="8"/>
          <table:table-cell table:style-name="ce22" office:value-type="string">
            <text:p>Small Business,the Judiciary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dam Schiff</text:p>
          </table:table-cell>
          <table:table-cell table:style-name="ce22" office:value-type="string">
            <text:p>202-225-4176</text:p>
          </table:table-cell>
          <table:table-cell table:number-columns-repeated="8"/>
          <table:table-cell table:style-name="ce22" office:value-type="string">
            <text:p>Intelligence (Permanent),Benghazi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ony Cardenas</text:p>
          </table:table-cell>
          <table:table-cell table:style-name="ce22" office:value-type="string">
            <text:p>202-225-6131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Califor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rad Sherman</text:p>
          </table:table-cell>
          <table:table-cell table:style-name="ce22" office:value-type="string">
            <text:p>202-225-5911</text:p>
          </table:table-cell>
          <table:table-cell table:number-columns-repeated="8"/>
          <table:table-cell table:style-name="ce22" office:value-type="string">
            <text:p>Financial Services, Foreign Affairs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ick Palacio</text:p>
          </table:table-cell>
          <table:table-cell table:style-name="ce21" office:value-type="string">
            <text:p>(303) 623-4762</text:p>
          </table:table-cell>
          <table:table-cell table:style-name="ce21" office:value-type="string">
            <text:p>(303) 600-0339</text:p>
          </table:table-cell>
          <table:table-cell table:style-name="ce21" office:value-type="string">
            <text:p>info@coloradodems.org</text:p>
          </table:table-cell>
          <table:table-cell table:style-name="ce21" office:value-type="string">
            <text:p>coloradodems</text:p>
          </table:table-cell>
          <table:table-cell table:style-name="ce24" office:value-type="string" office:value="https://www.facebook.com/coloradodems">
            <text:p><text:a xlink:href="https://www.facebook.com/coloradodems">https://www.facebook.com/coloradodems</text:a></text:p>
          </table:table-cell>
          <table:table-cell table:number-columns-repeated="2"/>
          <table:table-cell table:style-name="ce30" office:value-type="string">
            <text:p>CoryBooker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ohn Hickenlooper</text:p>
          </table:table-cell>
          <table:table-cell table:style-name="ce21" office:value-type="string">
            <text:p>(303) 866-2471</text:p>
          </table:table-cell>
          <table:table-cell/>
          <table:table-cell table:style-name="ce21" office:value-type="string">
            <text:p>Governor.hickenlooper@state.co.us</text:p>
          </table:table-cell>
          <table:table-cell table:number-columns-repeated="3"/>
          <table:table-cell table:style-name="ce24" office:value-type="string" office:value="http://www.state.co.us/gov_dir/governor_office.html">
            <text:p><text:a xlink:href="http://www.state.co.us/gov_dir/governor_office.html">http://www.state.co.us/gov_dir/governor_office.html</text:a>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Michael F. Bennet</text:p>
          </table:table-cell>
          <table:table-cell table:style-name="ce22" office:value-type="string">
            <text:p>(202)224-5852</text:p>
          </table:table-cell>
          <table:table-cell table:style-name="ce22" office:value-type="string">
            <text:p>202-228-5097 </text:p>
          </table:table-cell>
          <table:table-cell table:number-columns-repeated="4"/>
          <table:table-cell table:style-name="ce27" office:value-type="string" office:value="www.bennet.senate.gov/?p=contact">
            <text:p><text:a xlink:href="http://www.bennet.senate.gov/?p=contact">www.bennet.senate.gov/?p=contact</text:a>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iana DeGette</text:p>
          </table:table-cell>
          <table:table-cell table:style-name="ce22" office:value-type="string">
            <text:p>202-225-4431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ared Polis</text:p>
          </table:table-cell>
          <table:table-cell table:style-name="ce22" office:value-type="string">
            <text:p>202-225-2161</text:p>
          </table:table-cell>
        </table:table-row>
        <table:table-row table:style-name="ro2">
          <table:table-cell/>
          <table:table-cell table:style-name="ce21" office:value-type="string">
            <text:p>Colorad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d Perlmutter</text:p>
          </table:table-cell>
          <table:table-cell table:style-name="ce22" office:value-type="string">
            <text:p>202-225-2645</text:p>
          </table:table-cell>
          <table:table-cell table:number-columns-repeated="8"/>
          <table:table-cell table:style-name="ce22" office:value-type="string">
            <text:p>Science,Space,&amp;Techn.,FinancialSvcs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Nancy DiNardo</text:p>
          </table:table-cell>
          <table:table-cell table:style-name="ce21" office:value-type="string">
            <text:p>860.560.1775</text:p>
          </table:table-cell>
          <table:table-cell table:style-name="ce21" office:value-type="string">
            <text:p>860.560.1522</text:p>
          </table:table-cell>
          <table:table-cell table:number-columns-repeated="5"/>
          <table:table-cell table:style-name="ce22" office:value-type="string">
            <text:p>30 Arbor St, Ste 404,Hartford,CT06106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an Malloy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Richard Blumenthal</text:p>
          </table:table-cell>
          <table:table-cell table:style-name="ce22" office:value-type="string">
            <text:p>(202) 224-2823</text:p>
          </table:table-cell>
          <table:table-cell/>
          <table:table-cell table:style-name="ce31" office:value-type="string" office:value="www.blumenthal.senate.gov/contact/">
            <text:p><text:a xlink:href="http://www.blumenthal.senate.gov/contact/">www.blumenthal.senate.gov/contact/</text:a></text:p>
          </table:table-cell>
          <table:table-cell table:style-name="ce32" office:value-type="string">
            <text:p>SenBlumenthal </text:p>
          </table:table-cell>
          <table:table-cell table:style-name="ce31" office:value-type="string" office:value="https://www.facebook.com/SenBlumenthal">
            <text:p><text:a xlink:href="https://www.facebook.com/SenBlumenthal">https://www.facebook.com/SenBlumenthal</text:a></text:p>
          </table:table-cell>
          <table:table-cell/>
          <table:table-cell table:style-name="ce21"/>
          <table:table-cell table:style-name="ce32" office:value-type="string">
            <text:p>70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Chris Murphy</text:p>
          </table:table-cell>
          <table:table-cell table:style-name="ce22" office:value-type="string">
            <text:p>(202) 224-4041</text:p>
          </table:table-cell>
          <table:table-cell/>
          <table:table-cell table:style-name="ce27" office:value-type="string" office:value="www.murphy.senate.gov/contact">
            <text:p><text:a xlink:href="http://www.murphy.senate.gov/contact">www.murphy.senate.gov/contact</text:a></text:p>
          </table:table-cell>
          <table:table-cell table:style-name="ce22" office:value-type="string">
            <text:p>senmurphyoffice</text:p>
          </table:table-cell>
          <table:table-cell table:number-columns-repeated="2"/>
          <table:table-cell table:style-name="ce27" office:value-type="string" office:value="http://www.murphy.senate.gov/">
            <text:p><text:a xlink:href="http://www.murphy.senate.gov/">http://www.murphy.senate.gov/</text:a></text:p>
          </table:table-cell>
          <table:table-cell table:style-name="ce22" office:value-type="string">
            <text:p>13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B. Larson</text:p>
          </table:table-cell>
          <table:table-cell table:style-name="ce22" office:value-type="string">
            <text:p>202-225-2265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e Courtney</text:p>
          </table:table-cell>
          <table:table-cell table:style-name="ce22" office:value-type="string">
            <text:p>202-225-2076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osa L. DeLauro</text:p>
          </table:table-cell>
          <table:table-cell table:style-name="ce22" office:value-type="string">
            <text:p>202-225-3661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im Himes</text:p>
          </table:table-cell>
          <table:table-cell table:style-name="ce22" office:value-type="string">
            <text:p>202-225-5541</text:p>
          </table:table-cell>
        </table:table-row>
        <table:table-row table:style-name="ro2">
          <table:table-cell/>
          <table:table-cell table:style-name="ce21" office:value-type="string">
            <text:p>Connecticut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lizabeth Esty</text:p>
          </table:table-cell>
          <table:table-cell table:style-name="ce22" office:value-type="string">
            <text:p>202-225-4476</text:p>
          </table:table-cell>
        </table:table-row>
        <table:table-row table:style-name="ro2">
          <table:table-cell/>
          <table:table-cell table:style-name="ce21" office:value-type="string">
            <text:p>Delawar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ohn Daniello</text:p>
          </table:table-cell>
          <table:table-cell table:style-name="ce21" office:value-type="string">
            <text:p>(302) 328-9036</text:p>
          </table:table-cell>
          <table:table-cell/>
          <table:table-cell table:style-name="ce24" office:value-type="string" office:value="http://www.deldems.org/contact">
            <text:p><text:a xlink:href="http://www.deldems.org/contact">http://www.deldems.org/contact</text:a></text:p>
          </table:table-cell>
          <table:table-cell table:style-name="ce22" office:value-type="string">
            <text:p>@deldems</text:p>
          </table:table-cell>
          <table:table-cell table:style-name="ce24" office:value-type="string" office:value="https://www.facebook.com/DelawareDemocraticParty">
            <text:p><text:a xlink:href="https://www.facebook.com/DelawareDemocraticParty">https://www.facebook.com/DelawareDemocraticParty</text:a></text:p>
          </table:table-cell>
          <table:table-cell/>
          <table:table-cell table:style-name="ce27" office:value-type="string" office:value="http://www.deldems.org/contact">
            <text:p><text:a xlink:href="http://www.deldems.org/contact">http://www.deldems.org/contact</text:a></text:p>
          </table:table-cell>
          <table:table-cell table:style-name="ce22" office:value-type="string">
            <text:p>POBox2065, Wilmington, DE19899</text:p>
          </table:table-cell>
        </table:table-row>
        <table:table-row table:style-name="ro2">
          <table:table-cell/>
          <table:table-cell table:style-name="ce21" office:value-type="string">
            <text:p>Delawar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ack Markell</text:p>
          </table:table-cell>
        </table:table-row>
        <table:table-row table:style-name="ro2">
          <table:table-cell/>
          <table:table-cell table:style-name="ce21" office:value-type="string">
            <text:p>Delaware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Tom Carper</text:p>
          </table:table-cell>
          <table:table-cell table:style-name="ce22" office:value-type="string">
            <text:p>(202) 224-2441</text:p>
          </table:table-cell>
          <table:table-cell/>
          <table:table-cell table:style-name="ce27" office:value-type="string" office:value="carper.senate.gov/public/index.cfm/email-senator-carper">
            <text:p><text:a xlink:href="http://carper.senate.gov/public/index.cfm/email-senator-carper">carper.senate.gov/public/index.cfm/email-senator-carper</text:a></text:p>
          </table:table-cell>
          <table:table-cell table:style-name="ce22" office:value-type="string">
            <text:p>SenatorCarper </text:p>
          </table:table-cell>
          <table:table-cell table:style-name="ce27" office:value-type="string" office:value="https://www.facebook.com/tomcarper">
            <text:p><text:a xlink:href="https://www.facebook.com/tomcarper">https://www.facebook.com/tomcarper</text:a></text:p>
          </table:table-cell>
          <table:table-cell table:style-name="ce27" office:value-type="string" office:value="https://www.youtube.com/user/SenatorCarper">
            <text:p><text:a xlink:href="https://www.youtube.com/user/SenatorCarper">https://www.youtube.com/user/SenatorCarper</text:a></text:p>
          </table:table-cell>
          <table:table-cell/>
          <table:table-cell table:style-name="ce22" office:value-type="string">
            <text:p>51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Delaware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Chris Coons</text:p>
          </table:table-cell>
          <table:table-cell table:style-name="ce22" office:value-type="string">
            <text:p>(202) 224-5042</text:p>
          </table:table-cell>
          <table:table-cell/>
          <table:table-cell table:style-name="ce27" office:value-type="string" office:value="www.coons.senate.gov/contact/">
            <text:p><text:a xlink:href="http://www.coons.senate.gov/contact/">www.coons.senate.gov/contact/</text:a></text:p>
          </table:table-cell>
          <table:table-cell table:style-name="ce22" office:value-type="string">
            <text:p>SenCoonsOffice</text:p>
          </table:table-cell>
          <table:table-cell table:number-columns-repeated="3"/>
          <table:table-cell table:style-name="ce22" office:value-type="string">
            <text:p>127A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Delaware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Carney</text:p>
          </table:table-cell>
          <table:table-cell table:style-name="ce22" office:value-type="string">
            <text:p>202-225-4165</text:p>
          </table:table-cell>
          <table:table-cell table:number-columns-repeated="8"/>
          <table:table-cell table:style-name="ce22" office:value-type="string">
            <text:p>Financial Services</text:p>
          </table:table-cell>
        </table:table-row>
        <table:table-row table:style-name="ro2">
          <table:table-cell/>
          <table:table-cell table:style-name="ce21" office:value-type="string">
            <text:p>District of Columb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leanor Holmes Norton</text:p>
          </table:table-cell>
          <table:table-cell table:style-name="ce22" office:value-type="string">
            <text:p>202-225-8050</text:p>
          </table:table-cell>
          <table:table-cell table:number-columns-repeated="8"/>
          <table:table-cell table:style-name="ce22" office:value-type="string">
            <text:p>Oversight and Govt. Transportation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Allison Tant</text:p>
          </table:table-cell>
          <table:table-cell table:number-columns-repeated="3"/>
          <table:table-cell table:style-name="ce22" office:value-type="string">
            <text:p>@FlaDems</text:p>
          </table:table-cell>
          <table:table-cell table:style-name="ce24" office:value-type="string" office:value="https://www.facebook.com/FlaDems">
            <text:p><text:a xlink:href="https://www.facebook.com/FlaDems">https://www.facebook.com/FlaDems</text:a>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Bill Nelson</text:p>
          </table:table-cell>
          <table:table-cell table:style-name="ce22" office:value-type="string">
            <text:p>(202) 224-5274</text:p>
          </table:table-cell>
          <table:table-cell/>
          <table:table-cell table:style-name="ce27" office:value-type="string" office:value="www.billnelson.senate.gov/contact-bill">
            <text:p><text:a xlink:href="http://www.billnelson.senate.gov/contact-bill">www.billnelson.senate.gov/contact-bill</text:a></text:p>
          </table:table-cell>
          <table:table-cell table:style-name="ce22" office:value-type="string">
            <text:p>senbillnelson</text:p>
          </table:table-cell>
          <table:table-cell table:style-name="ce27" office:value-type="string" office:value="https://www.facebook.com/billnelson">
            <text:p><text:a xlink:href="https://www.facebook.com/billnelson">https://www.facebook.com/billnelson</text:a></text:p>
          </table:table-cell>
          <table:table-cell/>
          <table:table-cell table:style-name="ce27" office:value-type="string" office:value="http://www.billnelson.senate.gov/">
            <text:p><text:a xlink:href="http://www.billnelson.senate.gov/">http://www.billnelson.senate.gov/</text:a></text:p>
          </table:table-cell>
          <table:table-cell table:style-name="ce22" office:value-type="string">
            <text:p>71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wen Graham</text:p>
          </table:table-cell>
          <table:table-cell table:style-name="ce22" office:value-type="string">
            <text:p>202-225-5235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orrine Brown</text:p>
          </table:table-cell>
          <table:table-cell table:style-name="ce22" office:value-type="string">
            <text:p>202-225-0123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lan Grayson</text:p>
          </table:table-cell>
          <table:table-cell table:style-name="ce22" office:value-type="string">
            <text:p>202-225-9889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athy Castor</text:p>
          </table:table-cell>
          <table:table-cell table:style-name="ce22" office:value-type="string">
            <text:p>202-225-3376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atrick Murphy</text:p>
          </table:table-cell>
          <table:table-cell table:style-name="ce22" office:value-type="string">
            <text:p>202-225-3026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lcee L. Hastings</text:p>
          </table:table-cell>
          <table:table-cell table:style-name="ce22" office:value-type="string">
            <text:p>202-225-1313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ed Deutch</text:p>
          </table:table-cell>
          <table:table-cell table:style-name="ce22" office:value-type="string">
            <text:p>202-225-3001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Lois Frankel</text:p>
          </table:table-cell>
          <table:table-cell table:style-name="ce22" office:value-type="string">
            <text:p>202-225-9890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ebbie Wasserman Schultz</text:p>
          </table:table-cell>
          <table:table-cell table:style-name="ce22" office:value-type="string">
            <text:p>202-225-7931</text:p>
          </table:table-cell>
        </table:table-row>
        <table:table-row table:style-name="ro2">
          <table:table-cell/>
          <table:table-cell table:style-name="ce21" office:value-type="string">
            <text:p>Florid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Frederica Wilson</text:p>
          </table:table-cell>
          <table:table-cell table:style-name="ce22" office:value-type="string">
            <text:p>202-225-4506</text:p>
          </table:table-cell>
        </table:table-row>
        <table:table-row table:style-name="ro2">
          <table:table-cell/>
          <table:table-cell table:style-name="ce21" office:value-type="string">
            <text:p>Georg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ubose Porter</text:p>
          </table:table-cell>
          <table:table-cell table:number-columns-repeated="4"/>
          <table:table-cell table:style-name="ce24" office:value-type="string" office:value="https://www.facebook.com/DuBose-Porter-Chair-Democratic-Party-of-Georgia-287322434727858/">
            <text:p><text:a xlink:href="https://www.facebook.com/DuBose-Porter-Chair-Democratic-Party-of-Georgia-287322434727858/">https://www.facebook.com/DuBose-Porter-Chair-Democratic-Party-of-Georgia-287322434727858/</text:a></text:p>
          </table:table-cell>
          <table:table-cell table:style-name="ce21"/>
        </table:table-row>
        <table:table-row table:style-name="ro2">
          <table:table-cell/>
          <table:table-cell table:style-name="ce21" office:value-type="string">
            <text:p>Georg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anford D. Bishop, Jr.</text:p>
          </table:table-cell>
          <table:table-cell table:style-name="ce22" office:value-type="string">
            <text:p>202-225-3631</text:p>
          </table:table-cell>
        </table:table-row>
        <table:table-row table:style-name="ro2">
          <table:table-cell/>
          <table:table-cell table:style-name="ce21" office:value-type="string">
            <text:p>Georg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Henry C. Johnson, Jr.</text:p>
          </table:table-cell>
          <table:table-cell table:style-name="ce22" office:value-type="string">
            <text:p>202-225-1605</text:p>
          </table:table-cell>
        </table:table-row>
        <table:table-row table:style-name="ro2">
          <table:table-cell/>
          <table:table-cell table:style-name="ce21" office:value-type="string">
            <text:p>Georg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Lewis</text:p>
          </table:table-cell>
          <table:table-cell table:style-name="ce22" office:value-type="string">
            <text:p>202-225-3801</text:p>
          </table:table-cell>
        </table:table-row>
        <table:table-row table:style-name="ro2">
          <table:table-cell/>
          <table:table-cell table:style-name="ce21" office:value-type="string">
            <text:p>Georg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vid Scott</text:p>
          </table:table-cell>
          <table:table-cell table:style-name="ce22" office:value-type="string">
            <text:p>202-225-2939</text:p>
          </table:table-cell>
        </table:table-row>
        <table:table-row table:style-name="ro2">
          <table:table-cell/>
          <table:table-cell table:style-name="ce21" office:value-type="string">
            <text:p>Guam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deleine Bordallo</text:p>
          </table:table-cell>
          <table:table-cell table:style-name="ce22" office:value-type="string">
            <text:p>202-225-1188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Dante Carpenter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avid Y. Ige</text:p>
          </table:table-cell>
          <table:table-cell table:style-name="ce21" office:value-type="string">
            <text:p>(808) 586-0034</text:p>
          </table:table-cell>
          <table:table-cell table:style-name="ce21" office:value-type="string">
            <text:p>(808) 586-0006</text:p>
          </table:table-cell>
          <table:table-cell table:style-name="ce21" office:value-type="string">
            <text:p>gov@gov.state.hi.us</text:p>
          </table:table-cell>
          <table:table-cell table:style-name="ce24" office:value-type="string" office:value="https://twitter.com/GovHawaii">
            <text:p><text:a xlink:href="https://twitter.com/GovHawaii">https://twitter.com/GovHawaii</text:a></text:p>
          </table:table-cell>
          <table:table-cell table:style-name="ce24" office:value-type="string" office:value="https://www.facebook.com/GovernorIge/">
            <text:p><text:a xlink:href="https://www.facebook.com/GovernorIge/">https://www.facebook.com/GovernorIge/</text:a></text:p>
          </table:table-cell>
          <table:table-cell/>
          <table:table-cell table:style-name="ce24" office:value-type="string" office:value="http://gov.state.hi.us">
            <text:p><text:a xlink:href="http://gov.state.hi.us">http://gov.state.hi.us</text:a>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Mazie Hirono</text:p>
          </table:table-cell>
          <table:table-cell table:style-name="ce22" office:value-type="string">
            <text:p>(202) 224-6361</text:p>
          </table:table-cell>
          <table:table-cell/>
          <table:table-cell table:style-name="ce27" office:value-type="string" office:value="www.hirono.senate.gov/contact">
            <text:p><text:a xlink:href="http://www.hirono.senate.gov/contact">www.hirono.senate.gov/contact</text:a></text:p>
          </table:table-cell>
          <table:table-cell table:number-columns-repeated="3"/>
          <table:table-cell table:style-name="ce22"/>
          <table:table-cell table:style-name="ce33" office:value-type="string">
            <text:p>330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Brian Schatz</text:p>
          </table:table-cell>
          <table:table-cell table:style-name="ce22" office:value-type="string">
            <text:p>(202) 224-3934</text:p>
          </table:table-cell>
          <table:table-cell/>
          <table:table-cell table:style-name="ce27" office:value-type="string" office:value="www.schatz.senate.gov/contact">
            <text:p><text:a xlink:href="http://www.schatz.senate.gov/contact">www.schatz.senate.gov/contact</text:a></text:p>
          </table:table-cell>
          <table:table-cell table:style-name="ce22" office:value-type="string">
            <text:p>SenBrianSchatz</text:p>
          </table:table-cell>
          <table:table-cell table:style-name="ce27" office:value-type="string" office:value="https://www.facebook.com/SenBrianSchatz">
            <text:p><text:a xlink:href="https://www.facebook.com/SenBrianSchatz">https://www.facebook.com/SenBrianSchatz</text:a></text:p>
          </table:table-cell>
          <table:table-cell/>
          <table:table-cell table:style-name="ce27" office:value-type="string" office:value="http://www.schatz.senate.gov/">
            <text:p><text:a xlink:href="http://www.schatz.senate.gov/">http://www.schatz.senate.gov/</text:a></text:p>
          </table:table-cell>
          <table:table-cell table:style-name="ce22" office:value-type="string">
            <text:p>72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k Takai</text:p>
          </table:table-cell>
          <table:table-cell table:style-name="ce22" office:value-type="string">
            <text:p>202-225-2726</text:p>
          </table:table-cell>
        </table:table-row>
        <table:table-row table:style-name="ro2">
          <table:table-cell/>
          <table:table-cell table:style-name="ce21" office:value-type="string">
            <text:p>Hawaii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ulsi Gabbard</text:p>
          </table:table-cell>
          <table:table-cell table:style-name="ce22" office:value-type="string">
            <text:p>202-225-4906</text:p>
          </table:table-cell>
        </table:table-row>
        <table:table-row table:style-name="ro2">
          <table:table-cell/>
          <table:table-cell table:style-name="ce21" office:value-type="string">
            <text:p>Idah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Larry Kenck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Michael Madigan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Richard J. Durbin</text:p>
          </table:table-cell>
          <table:table-cell table:style-name="ce22" office:value-type="string">
            <text:p>(202) 224-2152</text:p>
          </table:table-cell>
          <table:table-cell table:number-columns-repeated="5"/>
          <table:table-cell table:style-name="ce27" office:value-type="string" office:value=" www.durbin.senate.gov/contact/">
            <text:p><text:a xlink:href="http://www.durbin.senate.gov/contact/"> www.durbin.senate.gov/contact/</text:a>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obby L. Rush</text:p>
          </table:table-cell>
          <table:table-cell table:style-name="ce22" office:value-type="string">
            <text:p>202-225-4372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obin Kelly</text:p>
          </table:table-cell>
          <table:table-cell table:style-name="ce22" office:value-type="string">
            <text:p>202-225-0773</text:p>
          </table:table-cell>
          <table:table-cell table:number-columns-repeated="8"/>
          <table:table-cell table:style-name="ce22" office:value-type="string">
            <text:p>Foreign Affairs, Oversight and Government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niel Lipinski</text:p>
          </table:table-cell>
          <table:table-cell table:style-name="ce22" office:value-type="string">
            <text:p>202-225-5701</text:p>
          </table:table-cell>
          <table:table-cell table:number-columns-repeated="8"/>
          <table:table-cell table:style-name="ce22" office:value-type="string">
            <text:p>Science,Space&amp;Techn.,Transportation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Luis Gutierrez</text:p>
          </table:table-cell>
          <table:table-cell table:style-name="ce22" office:value-type="string">
            <text:p>202-225-8203</text:p>
          </table:table-cell>
          <table:table-cell table:number-columns-repeated="8"/>
          <table:table-cell table:style-name="ce22" office:value-type="string">
            <text:p>Intelligence (Permanent), the Judiciary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ke Quigley</text:p>
          </table:table-cell>
          <table:table-cell table:style-name="ce22" office:value-type="string">
            <text:p>202-225-4061</text:p>
          </table:table-cell>
          <table:table-cell table:number-columns-repeated="8"/>
          <table:table-cell table:style-name="ce22" office:value-type="string">
            <text:p>Appropriations, Intelligence (Permanent)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nny K. Davis</text:p>
          </table:table-cell>
          <table:table-cell table:style-name="ce22" office:value-type="string">
            <text:p>202-225-5006</text:p>
          </table:table-cell>
          <table:table-cell table:number-columns-repeated="8"/>
          <table:table-cell table:style-name="ce22" office:value-type="string">
            <text:p>Ways and Means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ammy Duckworth</text:p>
          </table:table-cell>
          <table:table-cell table:style-name="ce22" office:value-type="string">
            <text:p>202-225-3711</text:p>
          </table:table-cell>
          <table:table-cell table:number-columns-repeated="8"/>
          <table:table-cell table:style-name="ce22" office:value-type="string">
            <text:p>Armed Svcs.Oversight,  Benghazi 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2" office:value-type="string">
            <text:p>Jan Schakowski</text:p>
          </table:table-cell>
          <table:table-cell table:style-name="ce22" office:value-type="string">
            <text:p>202-225-2111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ill Foster</text:p>
          </table:table-cell>
          <table:table-cell table:style-name="ce22" office:value-type="string">
            <text:p>202-225-3515</text:p>
          </table:table-cell>
          <table:table-cell table:number-columns-repeated="8"/>
          <table:table-cell table:style-name="ce22" office:value-type="string">
            <text:p>Financial Services</text:p>
          </table:table-cell>
        </table:table-row>
        <table:table-row table:style-name="ro2">
          <table:table-cell/>
          <table:table-cell table:style-name="ce21" office:value-type="string">
            <text:p>Illinoi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heri Bustos</text:p>
          </table:table-cell>
          <table:table-cell table:style-name="ce22" office:value-type="string">
            <text:p>202-225-5905</text:p>
          </table:table-cell>
          <table:table-cell table:number-columns-repeated="8"/>
          <table:table-cell table:style-name="ce22" office:value-type="string">
            <text:p>Agriculture and Transportation</text:p>
          </table:table-cell>
        </table:table-row>
        <table:table-row table:style-name="ro2">
          <table:table-cell/>
          <table:table-cell table:style-name="ce21" office:value-type="string">
            <text:p>India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ohn Zody</text:p>
          </table:table-cell>
          <table:table-cell table:number-columns-repeated="9"/>
          <table:table-cell table:style-name="ce22" office:value-type="string">
            <text:p>Intelligence (Permanent), the Judiciary</text:p>
          </table:table-cell>
        </table:table-row>
        <table:table-row table:style-name="ro2">
          <table:table-cell/>
          <table:table-cell table:style-name="ce21" office:value-type="string">
            <text:p>Indian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oe Donnelly</text:p>
          </table:table-cell>
          <table:table-cell table:style-name="ce22" office:value-type="string">
            <text:p>(202) 224-4814</text:p>
          </table:table-cell>
          <table:table-cell table:number-columns-repeated="5"/>
          <table:table-cell table:style-name="ce27" office:value-type="string" office:value="www.donnelly.senate.gov/contact/email-joe">
            <text:p><text:a xlink:href="http://www.donnelly.senate.gov/contact/email-joe">www.donnelly.senate.gov/contact/email-joe</text:a></text:p>
          </table:table-cell>
        </table:table-row>
        <table:table-row table:style-name="ro2">
          <table:table-cell/>
          <table:table-cell table:style-name="ce21" office:value-type="string">
            <text:p>India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eter Visclosky</text:p>
          </table:table-cell>
          <table:table-cell table:style-name="ce22" office:value-type="string">
            <text:p>202-225-2461</text:p>
          </table:table-cell>
          <table:table-cell table:number-columns-repeated="8"/>
          <table:table-cell table:style-name="ce22" office:value-type="string">
            <text:p>Appropriations</text:p>
          </table:table-cell>
        </table:table-row>
        <table:table-row table:style-name="ro2">
          <table:table-cell/>
          <table:table-cell table:style-name="ce21" office:value-type="string">
            <text:p>India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ndre Carson</text:p>
          </table:table-cell>
          <table:table-cell table:style-name="ce22" office:value-type="string">
            <text:p>202-225-4011</text:p>
          </table:table-cell>
        </table:table-row>
        <table:table-row table:style-name="ro2">
          <table:table-cell/>
          <table:table-cell table:style-name="ce21" office:value-type="string">
            <text:p>Iowa</text:p>
          </table:table-cell>
          <table:table-cell table:style-name="ce22" office:value-type="string">
            <text:p>Iowa Dem Party Chairman</text:p>
          </table:table-cell>
          <table:table-cell table:style-name="ce21" office:value-type="string">
            <text:p>Scott Brennan</text:p>
          </table:table-cell>
        </table:table-row>
        <table:table-row table:style-name="ro2">
          <table:table-cell/>
          <table:table-cell table:style-name="ce21" office:value-type="string">
            <text:p>Iow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vid Loebsack</text:p>
          </table:table-cell>
          <table:table-cell table:style-name="ce22" office:value-type="string">
            <text:p>202-225-6576</text:p>
          </table:table-cell>
        </table:table-row>
        <table:table-row table:style-name="ro2">
          <table:table-cell/>
          <table:table-cell table:style-name="ce21" office:value-type="string">
            <text:p>Kansas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Joan Wagnon</text:p>
          </table:table-cell>
        </table:table-row>
        <table:table-row table:style-name="ro2">
          <table:table-cell/>
          <table:table-cell table:style-name="ce21" office:value-type="string">
            <text:p>Kentucky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an Logsdon</text:p>
          </table:table-cell>
        </table:table-row>
        <table:table-row table:style-name="ro2">
          <table:table-cell/>
          <table:table-cell table:style-name="ce21" office:value-type="string">
            <text:p>Kentucky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Steve Beshear</text:p>
          </table:table-cell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Kentuck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A. Yarmuth</text:p>
          </table:table-cell>
          <table:table-cell table:style-name="ce22" office:value-type="string">
            <text:p>202-225-5401</text:p>
          </table:table-cell>
        </table:table-row>
        <table:table-row table:style-name="ro2">
          <table:table-cell/>
          <table:table-cell table:style-name="ce21" office:value-type="string">
            <text:p>Louisia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Karen Peterson</text:p>
          </table:table-cell>
        </table:table-row>
        <table:table-row table:style-name="ro2">
          <table:table-cell/>
          <table:table-cell table:style-name="ce21" office:value-type="string">
            <text:p>Louisia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edric Richmond</text:p>
          </table:table-cell>
          <table:table-cell table:style-name="ce22" office:value-type="string">
            <text:p>(202)225-6636</text:p>
          </table:table-cell>
        </table:table-row>
        <table:table-row table:style-name="ro2">
          <table:table-cell/>
          <table:table-cell table:style-name="ce21" office:value-type="string">
            <text:p>Main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Ben Grant</text:p>
          </table:table-cell>
        </table:table-row>
        <table:table-row table:style-name="ro2">
          <table:table-cell/>
          <table:table-cell table:style-name="ce21" office:value-type="string">
            <text:p>Maine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hellie Pingree</text:p>
          </table:table-cell>
          <table:table-cell table:style-name="ce22" office:value-type="string">
            <text:p>202-225-6116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Yvette Lewis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Senator</text:p>
          </table:table-cell>
          <table:table-cell table:style-name="ce22" office:value-type="string">
            <text:p>Benjamin Cardin</text:p>
          </table:table-cell>
          <table:table-cell table:style-name="ce22" office:value-type="string">
            <text:p>(202) 224-4524</text:p>
          </table:table-cell>
          <table:table-cell/>
          <table:table-cell table:style-name="ce27" office:value-type="string" office:value="www.cardin.senate.gov/contact/">
            <text:p><text:a xlink:href="http://www.cardin.senate.gov/contact/">www.cardin.senate.gov/contact/</text:a></text:p>
          </table:table-cell>
          <table:table-cell table:style-name="ce22" office:value-type="string">
            <text:p>SenatorCardin </text:p>
          </table:table-cell>
          <table:table-cell table:style-name="ce27" office:value-type="string" office:value="https://www.facebook.com/senatorbencardin">
            <text:p><text:a xlink:href="https://www.facebook.com/senatorbencardin">https://www.facebook.com/senatorbencardin</text:a></text:p>
          </table:table-cell>
          <table:table-cell table:style-name="ce27" office:value-type="string" office:value="http://www.youtube.com/senatorcardin">
            <text:p><text:a xlink:href="http://www.youtube.com/senatorcardin">http://www.youtube.com/senatorcardin</text:a></text:p>
          </table:table-cell>
          <table:table-cell/>
          <table:table-cell table:style-name="ce22" office:value-type="string">
            <text:p>509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Barbara Mikulski</text:p>
          </table:table-cell>
          <table:table-cell table:style-name="ce22" office:value-type="string">
            <text:p>(202) 224-4654</text:p>
          </table:table-cell>
          <table:table-cell/>
          <table:table-cell table:style-name="ce27" office:value-type="string" office:value="www.mikulski.senate.gov/contact/">
            <text:p><text:a xlink:href="http://www.mikulski.senate.gov/contact/">www.mikulski.senate.gov/contact/</text:a></text:p>
          </table:table-cell>
          <table:table-cell table:number-columns-repeated="3"/>
          <table:table-cell table:style-name="ce27" office:value-type="string" office:value="http://www.mikulski.senate.gov/">
            <text:p><text:a xlink:href="http://www.mikulski.senate.gov/">http://www.mikulski.senate.gov/</text:a></text:p>
          </table:table-cell>
          <table:table-cell table:style-name="ce22" office:value-type="string">
            <text:p>50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. A. Dutch Ruppersberger</text:p>
          </table:table-cell>
          <table:table-cell table:style-name="ce22" office:value-type="string">
            <text:p>202-225-3061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P. Sarbanes</text:p>
          </table:table-cell>
          <table:table-cell table:style-name="ce22" office:value-type="string">
            <text:p>202-225-4016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onna F. Edwards</text:p>
          </table:table-cell>
          <table:table-cell table:style-name="ce22" office:value-type="string">
            <text:p>202-225-8699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teny H. Hoyer</text:p>
          </table:table-cell>
          <table:table-cell table:style-name="ce22" office:value-type="string">
            <text:p>202-225-4131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Delaney</text:p>
          </table:table-cell>
          <table:table-cell table:style-name="ce22" office:value-type="string">
            <text:p>202-225-2721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lijah Cummings</text:p>
          </table:table-cell>
          <table:table-cell table:style-name="ce22" office:value-type="string">
            <text:p>202-225-4741</text:p>
          </table:table-cell>
        </table:table-row>
        <table:table-row table:style-name="ro2">
          <table:table-cell/>
          <table:table-cell table:style-name="ce21" office:value-type="string">
            <text:p>Mary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hris Van Hollen</text:p>
          </table:table-cell>
          <table:table-cell table:style-name="ce22" office:value-type="string">
            <text:p>202-225-534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ohn Walsh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Edward J. Markey</text:p>
          </table:table-cell>
          <table:table-cell table:style-name="ce22" office:value-type="string">
            <text:p>(202) 224-2742</text:p>
          </table:table-cell>
          <table:table-cell table:number-columns-repeated="5"/>
          <table:table-cell table:style-name="ce27" office:value-type="string" office:value="www.markey.senate.gov/contact">
            <text:p><text:a xlink:href="http://www.markey.senate.gov/contact">www.markey.senate.gov/contact</text:a>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Elizabeth Warren</text:p>
          </table:table-cell>
          <table:table-cell table:style-name="ce22" office:value-type="string">
            <text:p>(202) 224-4543</text:p>
          </table:table-cell>
          <table:table-cell/>
          <table:table-cell table:style-name="ce27" office:value-type="string" office:value="www.warren.senate.gov/?p=email_senator">
            <text:p><text:a xlink:href="http://www.warren.senate.gov/?p=email_senator">www.warren.senate.gov/?p=email_senator</text:a></text:p>
          </table:table-cell>
          <table:table-cell table:style-name="ce22" office:value-type="string">
            <text:p>SenWarren</text:p>
          </table:table-cell>
          <table:table-cell table:style-name="ce27" office:value-type="string" office:value="https://www.facebook.com/senatorelizabethwarren">
            <text:p><text:a xlink:href="https://www.facebook.com/senatorelizabethwarren">https://www.facebook.com/senatorelizabethwarren</text:a></text:p>
          </table:table-cell>
          <table:table-cell/>
          <table:table-cell table:style-name="ce27" office:value-type="string" office:value="http://www.warren.senate.gov/">
            <text:p><text:a xlink:href="http://www.warren.senate.gov/">http://www.warren.senate.gov/</text:a></text:p>
          </table:table-cell>
          <table:table-cell table:style-name="ce22" office:value-type="string">
            <text:p>317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ichard E. Neal</text:p>
          </table:table-cell>
          <table:table-cell table:style-name="ce22" office:value-type="string">
            <text:p>202-225-560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ames McGovern</text:p>
          </table:table-cell>
          <table:table-cell table:style-name="ce22" office:value-type="string">
            <text:p>202-225-610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Niki Tsongas</text:p>
          </table:table-cell>
          <table:table-cell table:style-name="ce22" office:value-type="string">
            <text:p>202-225-341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seph P. Kennedy, III</text:p>
          </table:table-cell>
          <table:table-cell table:style-name="ce22" office:value-type="string">
            <text:p>202-225-593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atherine Clark</text:p>
          </table:table-cell>
          <table:table-cell table:style-name="ce22" office:value-type="string">
            <text:p>202-225-2836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eth Moulton</text:p>
          </table:table-cell>
          <table:table-cell table:style-name="ce22" office:value-type="string">
            <text:p>202-225-8020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chael E. Capuano</text:p>
          </table:table-cell>
          <table:table-cell table:style-name="ce22" office:value-type="string">
            <text:p>202-225-5111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tephen F. Lynch</text:p>
          </table:table-cell>
          <table:table-cell table:style-name="ce22" office:value-type="string">
            <text:p>202-225-8273</text:p>
          </table:table-cell>
        </table:table-row>
        <table:table-row table:style-name="ro2">
          <table:table-cell/>
          <table:table-cell table:style-name="ce21" office:value-type="string">
            <text:p>Massachusett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William Keating</text:p>
          </table:table-cell>
          <table:table-cell table:style-name="ce22" office:value-type="string">
            <text:p>202-225-3111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Lon Johnson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Gary Peters</text:p>
          </table:table-cell>
          <table:table-cell table:style-name="ce22" office:value-type="string">
            <text:p>(202) 224-6221</text:p>
          </table:table-cell>
          <table:table-cell/>
          <table:table-cell table:style-name="ce27" office:value-type="string" office:value="www.peters.senate.gov/contact/email-gary">
            <text:p><text:a xlink:href="http://www.peters.senate.gov/contact/email-gary">www.peters.senate.gov/contact/email-gary</text:a></text:p>
          </table:table-cell>
          <table:table-cell table:style-name="ce22" office:value-type="string">
            <text:p>SenGaryPeters</text:p>
          </table:table-cell>
          <table:table-cell table:style-name="ce27" office:value-type="string" office:value="https://www.facebook.com/SenGaryPeters">
            <text:p><text:a xlink:href="https://www.facebook.com/SenGaryPeters">https://www.facebook.com/SenGaryPeters</text:a></text:p>
          </table:table-cell>
          <table:table-cell/>
          <table:table-cell table:style-name="ce27" office:value-type="string" office:value="http://www.peters.senate.gov/">
            <text:p><text:a xlink:href="http://www.peters.senate.gov/">http://www.peters.senate.gov/</text:a></text:p>
          </table:table-cell>
          <table:table-cell table:style-name="ce22" office:value-type="string">
            <text:p>724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Debbie Stabenow</text:p>
          </table:table-cell>
          <table:table-cell table:style-name="ce22" office:value-type="string">
            <text:p>(202) 224-4822</text:p>
          </table:table-cell>
          <table:table-cell/>
          <table:table-cell table:style-name="ce27" office:value-type="string" office:value="www.stabenow.senate.gov/?p=contact">
            <text:p><text:a xlink:href="http://www.stabenow.senate.gov/?p=contact">www.stabenow.senate.gov/?p=contact</text:a></text:p>
          </table:table-cell>
          <table:table-cell table:style-name="ce22" office:value-type="string">
            <text:p>SenStabenow</text:p>
          </table:table-cell>
          <table:table-cell table:number-columns-repeated="2"/>
          <table:table-cell table:style-name="ce27" office:value-type="string" office:value="http://www.stabenow.senate.gov/">
            <text:p><text:a xlink:href="http://www.stabenow.senate.gov/">http://www.stabenow.senate.gov/</text:a></text:p>
          </table:table-cell>
          <table:table-cell table:style-name="ce22" office:value-type="string">
            <text:p>73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niel Kildee</text:p>
          </table:table-cell>
          <table:table-cell table:style-name="ce22" office:value-type="string">
            <text:p>202-225-3611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ander Levin</text:p>
          </table:table-cell>
          <table:table-cell table:style-name="ce22" office:value-type="string">
            <text:p>202-225-4961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ebbie Dingell</text:p>
          </table:table-cell>
          <table:table-cell table:style-name="ce22" office:value-type="string">
            <text:p>202-225-4071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hn Conyers, Jr.</text:p>
          </table:table-cell>
          <table:table-cell table:style-name="ce22" office:value-type="string">
            <text:p>202-225-5126</text:p>
          </table:table-cell>
        </table:table-row>
        <table:table-row table:style-name="ro2">
          <table:table-cell/>
          <table:table-cell table:style-name="ce21" office:value-type="string">
            <text:p>Michiga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renda Lawrence</text:p>
          </table:table-cell>
          <table:table-cell table:style-name="ce22" office:value-type="string">
            <text:p>202-225-5802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Ken Martin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Mark Dayton</text:p>
          </table:table-cell>
          <table:table-cell table:style-name="ce21" office:value-type="string">
            <text:p>651-201-3400 </text:p>
          </table:table-cell>
          <table:table-cell table:style-name="ce21" office:value-type="string">
            <text:p>651-797-1850 </text:p>
          </table:table-cell>
          <table:table-cell table:style-name="ce21" office:value-type="string">
            <text:p>mark.dayton@state.mn.us</text:p>
          </table:table-cell>
          <table:table-cell table:number-columns-repeated="3"/>
          <table:table-cell table:style-name="ce24" office:value-type="string" office:value="http://www.state.mn.us">
            <text:p><text:a xlink:href="http://www.state.mn.us">http://www.state.mn.us</text:a>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Al Franken</text:p>
          </table:table-cell>
          <table:table-cell table:style-name="ce22" office:value-type="string">
            <text:p>(202) 224-5641</text:p>
          </table:table-cell>
          <table:table-cell/>
          <table:table-cell table:style-name="ce27" office:value-type="string" office:value="www.franken.senate.gov/?p=contact">
            <text:p><text:a xlink:href="http://www.franken.senate.gov/?p=contact">www.franken.senate.gov/?p=contact</text:a></text:p>
          </table:table-cell>
          <table:table-cell table:number-columns-repeated="2"/>
          <table:table-cell table:style-name="ce27" office:value-type="string" office:value="https://www.youtube.com/user/SenatorFranken">
            <text:p><text:a xlink:href="https://www.youtube.com/user/SenatorFranken">https://www.youtube.com/user/SenatorFranken</text:a></text:p>
          </table:table-cell>
          <table:table-cell table:style-name="ce27" office:value-type="string" office:value="www.franken.senate.gov/?p=contact">
            <text:p><text:a xlink:href="http://www.franken.senate.gov/?p=contact">www.franken.senate.gov/?p=contact</text:a></text:p>
          </table:table-cell>
          <table:table-cell table:style-name="ce22" office:value-type="string">
            <text:p>309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Amy Klobuchar</text:p>
          </table:table-cell>
          <table:table-cell table:style-name="ce22" office:value-type="string">
            <text:p>(202) 224-4242</text:p>
          </table:table-cell>
          <table:table-cell/>
          <table:table-cell table:style-name="ce27" office:value-type="string" office:value="www.klobuchar.senate.gov/public/contact-amy">
            <text:p><text:a xlink:href="http://www.klobuchar.senate.gov/public/contact-amy">www.klobuchar.senate.gov/public/contact-amy</text:a></text:p>
          </table:table-cell>
          <table:table-cell table:number-columns-repeated="3"/>
          <table:table-cell table:style-name="ce27" office:value-type="string" office:value="http://www.klobuchar.senate.gov/">
            <text:p><text:a xlink:href="http://www.klobuchar.senate.gov/">http://www.klobuchar.senate.gov/</text:a></text:p>
          </table:table-cell>
          <table:table-cell table:style-name="ce22" office:value-type="string">
            <text:p>30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imothy J. Walz</text:p>
          </table:table-cell>
          <table:table-cell table:style-name="ce22" office:value-type="string">
            <text:p>202-225-2472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etty McCollum</text:p>
          </table:table-cell>
          <table:table-cell table:style-name="ce22" office:value-type="string">
            <text:p>202-225-6631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eith Ellison</text:p>
          </table:table-cell>
          <table:table-cell table:style-name="ce22" office:value-type="string">
            <text:p>202-225-4755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ollin C. Peterson</text:p>
          </table:table-cell>
          <table:table-cell table:style-name="ce22" office:value-type="string">
            <text:p>202-225-2165</text:p>
          </table:table-cell>
        </table:table-row>
        <table:table-row table:style-name="ro2">
          <table:table-cell/>
          <table:table-cell table:style-name="ce21" office:value-type="string">
            <text:p>Minnesot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ick Nolan</text:p>
          </table:table-cell>
          <table:table-cell table:style-name="ce22" office:value-type="string">
            <text:p>202-225-6211</text:p>
          </table:table-cell>
        </table:table-row>
        <table:table-row table:style-name="ro2">
          <table:table-cell/>
          <table:table-cell table:style-name="ce21" office:value-type="string">
            <text:p>Mississippi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ickey Cole</text:p>
          </table:table-cell>
        </table:table-row>
        <table:table-row table:style-name="ro2">
          <table:table-cell/>
          <table:table-cell table:style-name="ce21" office:value-type="string">
            <text:p>Mississippi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ennie G. Thompson</text:p>
          </table:table-cell>
          <table:table-cell table:style-name="ce22" office:value-type="string">
            <text:p>202-225-5876</text:p>
          </table:table-cell>
        </table:table-row>
        <table:table-row table:style-name="ro2">
          <table:table-cell/>
          <table:table-cell table:style-name="ce21" office:value-type="string">
            <text:p>Missouri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oy Temple Jim Larson</text:p>
          </table:table-cell>
        </table:table-row>
        <table:table-row table:style-name="ro2">
          <table:table-cell/>
          <table:table-cell table:style-name="ce21" office:value-type="string">
            <text:p>Missouri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ay Nixon</text:p>
          </table:table-cell>
        </table:table-row>
        <table:table-row table:style-name="ro2">
          <table:table-cell/>
          <table:table-cell table:style-name="ce21" office:value-type="string">
            <text:p>Missouri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Claire McCaskill</text:p>
          </table:table-cell>
          <table:table-cell table:style-name="ce22" office:value-type="string">
            <text:p>(202) 224-6154</text:p>
          </table:table-cell>
          <table:table-cell table:number-columns-repeated="5"/>
          <table:table-cell table:style-name="ce27" office:value-type="string" office:value=" www.mccaskill.senate.gov/contact">
            <text:p><text:a xlink:href="http://www.mccaskill.senate.gov/contact"> www.mccaskill.senate.gov/contact</text:a></text:p>
          </table:table-cell>
        </table:table-row>
        <table:table-row table:style-name="ro2">
          <table:table-cell/>
          <table:table-cell table:style-name="ce21" office:value-type="string">
            <text:p>Missouri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William Clay, Jr.</text:p>
          </table:table-cell>
          <table:table-cell table:style-name="ce22" office:value-type="string">
            <text:p>202-225-2406</text:p>
          </table:table-cell>
        </table:table-row>
        <table:table-row table:style-name="ro2">
          <table:table-cell/>
          <table:table-cell table:style-name="ce21" office:value-type="string">
            <text:p>Missouri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manuel Cleaver</text:p>
          </table:table-cell>
          <table:table-cell table:style-name="ce22" office:value-type="string">
            <text:p>202-225-4535</text:p>
          </table:table-cell>
        </table:table-row>
        <table:table-row table:style-name="ro2">
          <table:table-cell/>
          <table:table-cell table:style-name="ce21" office:value-type="string">
            <text:p>Monta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im Larson</text:p>
          </table:table-cell>
        </table:table-row>
        <table:table-row table:style-name="ro2">
          <table:table-cell/>
          <table:table-cell table:style-name="ce21" office:value-type="string">
            <text:p>Monta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Steve Bullock</text:p>
          </table:table-cell>
          <table:table-cell table:style-name="ce21" office:value-type="string">
            <text:p>406-444-3111</text:p>
          </table:table-cell>
          <table:table-cell table:style-name="ce21" office:value-type="string">
            <text:p>406-444-5529</text:p>
          </table:table-cell>
          <table:table-cell table:style-name="ce24" office:value-type="string" office:value="https://governor.mt.gov/Home/Contact/shareopinion">
            <text:p><text:a xlink:href="https://governor.mt.gov/Home/Contact/shareopinion">https://governor.mt.gov/Home/Contact/shareopinion</text:a></text:p>
          </table:table-cell>
        </table:table-row>
        <table:table-row table:style-name="ro2">
          <table:table-cell/>
          <table:table-cell table:style-name="ce21" office:value-type="string">
            <text:p>Montan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on Tester</text:p>
          </table:table-cell>
          <table:table-cell table:style-name="ce22" office:value-type="string">
            <text:p>(202) 224-2644</text:p>
          </table:table-cell>
          <table:table-cell/>
          <table:table-cell table:style-name="ce27" office:value-type="string" office:value="www.tester.senate.gov/Contact/index.cfm">
            <text:p><text:a xlink:href="http://www.tester.senate.gov/Contact/index.cfm">www.tester.senate.gov/Contact/index.cfm</text:a></text:p>
          </table:table-cell>
          <table:table-cell table:style-name="ce22" office:value-type="string">
            <text:p>@SenatorTester</text:p>
          </table:table-cell>
          <table:table-cell table:style-name="ce27" office:value-type="string" office:value="https://www.facebook.com/senatortester/">
            <text:p><text:a xlink:href="https://www.facebook.com/senatortester/">https://www.facebook.com/senatortester/</text:a></text:p>
          </table:table-cell>
          <table:table-cell/>
          <table:table-cell table:style-name="ce27" office:value-type="string" office:value="http://www.tester.senate.gov/">
            <text:p><text:a xlink:href="http://www.tester.senate.gov/">http://www.tester.senate.gov/</text:a></text:p>
          </table:table-cell>
          <table:table-cell table:style-name="ce22" office:value-type="string">
            <text:p>31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ebrask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Vince Powers</text:p>
          </table:table-cell>
        </table:table-row>
        <table:table-row table:style-name="ro2">
          <table:table-cell/>
          <table:table-cell table:style-name="ce21" office:value-type="string">
            <text:p>Nebrask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rad Ashford</text:p>
          </table:table-cell>
          <table:table-cell table:style-name="ce22" office:value-type="string">
            <text:p>202-225-4155</text:p>
          </table:table-cell>
        </table:table-row>
        <table:table-row table:style-name="ro2">
          <table:table-cell/>
          <table:table-cell table:style-name="ce21" office:value-type="string">
            <text:p>Nebrask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ina Titus</text:p>
          </table:table-cell>
          <table:table-cell table:style-name="ce22" office:value-type="string">
            <text:p>202-225-5965</text:p>
          </table:table-cell>
        </table:table-row>
        <table:table-row table:style-name="ro2">
          <table:table-cell/>
          <table:table-cell table:style-name="ce21" office:value-type="string">
            <text:p>Nevad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oberta Lange</text:p>
          </table:table-cell>
        </table:table-row>
        <table:table-row table:style-name="ro2">
          <table:table-cell/>
          <table:table-cell table:style-name="ce21" office:value-type="string">
            <text:p>Nevad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Harry Reid</text:p>
          </table:table-cell>
          <table:table-cell table:style-name="ce22" office:value-type="string">
            <text:p>(202) 224-3542</text:p>
          </table:table-cell>
          <table:table-cell table:number-columns-repeated="5"/>
          <table:table-cell table:style-name="ce27" office:value-type="string" office:value="www.reid.senate.gov/contact">
            <text:p><text:a xlink:href="http://www.reid.senate.gov/contact">www.reid.senate.gov/contact</text:a></text:p>
          </table:table-cell>
        </table:table-row>
        <table:table-row table:style-name="ro2">
          <table:table-cell/>
          <table:table-cell table:style-name="ce21" office:value-type="string">
            <text:p>New Hampshir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Raymond Buckley</text:p>
          </table:table-cell>
        </table:table-row>
        <table:table-row table:style-name="ro2">
          <table:table-cell/>
          <table:table-cell table:style-name="ce21" office:value-type="string">
            <text:p>New Hampshir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Maggie Hassan</text:p>
          </table:table-cell>
          <table:table-cell table:style-name="ce21" office:value-type="string">
            <text:p>(603)271-2121</text:p>
          </table:table-cell>
          <table:table-cell table:style-name="ce21" office:value-type="string">
            <text:p>(603)271-7680 </text:p>
          </table:table-cell>
          <table:table-cell table:style-name="ce24" office:value-type="string" office:value="http://business.nh.gov/NHGovernor/comments.asp">
            <text:p><text:a xlink:href="http://business.nh.gov/NHGovernor/comments.asp">http://business.nh.gov/NHGovernor/comments.asp</text:a></text:p>
          </table:table-cell>
          <table:table-cell table:style-name="ce24" office:value-type="string" office:value="https://twitter.com/governorhassan">
            <text:p><text:a xlink:href="https://twitter.com/governorhassan">https://twitter.com/governorhassan</text:a></text:p>
          </table:table-cell>
          <table:table-cell table:style-name="ce21" office:value-type="string">
            <text:p>https://www.facebook.com/GovernorHassan</text:p>
          </table:table-cell>
        </table:table-row>
        <table:table-row table:style-name="ro2">
          <table:table-cell/>
          <table:table-cell table:style-name="ce21" office:value-type="string">
            <text:p>New Hampshire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eanne Shaheen</text:p>
          </table:table-cell>
          <table:table-cell table:style-name="ce22" office:value-type="string">
            <text:p>(202) 224-2841</text:p>
          </table:table-cell>
          <table:table-cell table:number-columns-repeated="5"/>
          <table:table-cell table:style-name="ce27" office:value-type="string" office:value="www.shaheen.senate.gov/contact/">
            <text:p><text:a xlink:href="http://www.shaheen.senate.gov/contact/">www.shaheen.senate.gov/contact/</text:a></text:p>
          </table:table-cell>
        </table:table-row>
        <table:table-row table:style-name="ro2">
          <table:table-cell/>
          <table:table-cell table:style-name="ce21" office:value-type="string">
            <text:p>New Hampshire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nn Kuster</text:p>
          </table:table-cell>
          <table:table-cell table:style-name="ce34" office:value-type="string">
            <text:p>603-225-3327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Chairman</text:p>
          </table:table-cell>
          <table:table-cell table:style-name="ce21" office:value-type="string">
            <text:p>John Currie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Cory A. Booker</text:p>
          </table:table-cell>
          <table:table-cell table:style-name="ce35" office:value-type="string">
            <text:p>(202) 224-3224</text:p>
          </table:table-cell>
          <table:table-cell/>
          <table:table-cell table:style-name="ce36" office:value-type="string">
            <text:p>info@booker.senate.gov</text:p>
          </table:table-cell>
          <table:table-cell table:style-name="ce29" office:value-type="string" office:value="https://twitter.com/CoryBooker">
            <text:p><text:a xlink:href="https://twitter.com/CoryBooker">https://twitter.com/CoryBooker</text:a></text:p>
          </table:table-cell>
          <table:table-cell table:number-columns-repeated="2"/>
          <table:table-cell table:style-name="ce27" office:value-type="string" office:value="www.booker.senate.gov/?p=contact">
            <text:p><text:a xlink:href="http://www.booker.senate.gov/?p=contact">www.booker.senate.gov/?p=contact</text:a>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Robert Menendez</text:p>
          </table:table-cell>
          <table:table-cell table:style-name="ce22" office:value-type="string">
            <text:p>(202) 224-4744</text:p>
          </table:table-cell>
          <table:table-cell table:style-name="ce37" office:value-type="string">
            <text:p>(973) 645-0502</text:p>
          </table:table-cell>
          <table:table-cell table:number-columns-repeated="4"/>
          <table:table-cell table:style-name="ce27" office:value-type="string" office:value=" menendez.senate.gov/contact/">
            <text:p><text:a xlink:href="http://menendez.senate.gov/contact/"> menendez.senate.gov/contact/</text:a></text:p>
          </table:table-cell>
          <table:table-cell table:style-name="ce38" office:value-type="string">
            <text:p>528 Hart Senate Office Building; District Of Columbia 20510-3004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onald Norcross</text:p>
          </table:table-cell>
          <table:table-cell table:style-name="ce37" office:value-type="string">
            <text:p>(202)225-6501</text:p>
          </table:table-cell>
          <table:table-cell table:style-name="ce37" office:value-type="string">
            <text:p>(202) 225-6583</text:p>
          </table:table-cell>
          <table:table-cell table:number-columns-repeated="5"/>
          <table:table-cell table:style-name="ce38" office:value-type="string">
            <text:p>141 Hart Senate Office Building; Washington DC 20510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Frank Pallone, Jr.</text:p>
          </table:table-cell>
          <table:table-cell table:style-name="ce37" office:value-type="string">
            <text:p>(202) 225-4671</text:p>
          </table:table-cell>
          <table:table-cell table:style-name="ce37" office:value-type="string">
            <text:p>(202) 225-9665</text:p>
          </table:table-cell>
          <table:table-cell table:number-columns-repeated="5"/>
          <table:table-cell table:style-name="ce38" office:value-type="string">
            <text:p>1531 Longworth House Office Building; District Of Columbia 20515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lbio Sires</text:p>
          </table:table-cell>
          <table:table-cell table:style-name="ce37" office:value-type="string">
            <text:p>(202) 225-7919</text:p>
          </table:table-cell>
          <table:table-cell table:style-name="ce37" office:value-type="string">
            <text:p>(202) 226-0792</text:p>
          </table:table-cell>
          <table:table-cell table:number-columns-repeated="5"/>
          <table:table-cell table:style-name="ce38" office:value-type="string">
            <text:p>237 Cannon House Office Building; District Of Columbia 20515-3006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ill Pascrell, Jr.</text:p>
          </table:table-cell>
          <table:table-cell table:style-name="ce37" office:value-type="string">
            <text:p>(202) 225-5751</text:p>
          </table:table-cell>
          <table:table-cell table:style-name="ce37" office:value-type="string">
            <text:p>(202) 225-5782</text:p>
          </table:table-cell>
          <table:table-cell table:number-columns-repeated="5"/>
          <table:table-cell table:style-name="ce38" office:value-type="string">
            <text:p>2342 Rayburn House Office Building; District Of Columbia 20515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onald Payne, Jr.</text:p>
          </table:table-cell>
          <table:table-cell table:style-name="ce37" office:value-type="string">
            <text:p>(202) 225-3436</text:p>
          </table:table-cell>
          <table:table-cell table:style-name="ce37" office:value-type="string">
            <text:p>(202) 225-4160</text:p>
          </table:table-cell>
          <table:table-cell table:number-columns-repeated="5"/>
          <table:table-cell table:style-name="ce38" office:value-type="string">
            <text:p>2370 Rayburn House Office Building; District Of Columbia 20515-3008</text:p>
          </table:table-cell>
        </table:table-row>
        <table:table-row table:style-name="ro2">
          <table:table-cell/>
          <table:table-cell table:style-name="ce21" office:value-type="string">
            <text:p>New Jersey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onnie Watson Coleman</text:p>
          </table:table-cell>
          <table:table-cell table:style-name="ce37" office:value-type="string">
            <text:p>(202) 225-5801</text:p>
          </table:table-cell>
          <table:table-cell table:style-name="ce37" office:value-type="string">
            <text:p>(202) 225-6025</text:p>
          </table:table-cell>
          <table:table-cell table:number-columns-repeated="5"/>
          <table:table-cell table:style-name="ce38" office:value-type="string">
            <text:p>2310 Rayburn House Office Building; District Of Columbia 20515-3009</text:p>
          </table:table-cell>
        </table:table-row>
        <table:table-row table:style-name="ro2">
          <table:table-cell/>
          <table:table-cell table:style-name="ce21" office:value-type="string">
            <text:p>New Mexic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Sam Bregman</text:p>
          </table:table-cell>
          <table:table-cell table:number-columns-repeated="7"/>
          <table:table-cell table:style-name="ce38" office:value-type="string">
            <text:p>126 Cannon House Office Building; District Of Columbia 20515</text:p>
          </table:table-cell>
        </table:table-row>
        <table:table-row table:style-name="ro2">
          <table:table-cell/>
          <table:table-cell table:style-name="ce21" office:value-type="string">
            <text:p>New Mexico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Martin Heinrich</text:p>
          </table:table-cell>
          <table:table-cell table:style-name="ce22" office:value-type="string">
            <text:p>(202) 224-5521</text:p>
          </table:table-cell>
          <table:table-cell table:number-columns-repeated="5"/>
          <table:table-cell table:style-name="ce27" office:value-type="string" office:value="www.heinrich.senate.gov/contact">
            <text:p><text:a xlink:href="http://www.heinrich.senate.gov/contact">www.heinrich.senate.gov/contact</text:a></text:p>
          </table:table-cell>
          <table:table-cell table:style-name="ce38"/>
        </table:table-row>
        <table:table-row table:style-name="ro2">
          <table:table-cell/>
          <table:table-cell table:style-name="ce21" office:value-type="string">
            <text:p>New Mexico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Tom Udall</text:p>
          </table:table-cell>
          <table:table-cell table:style-name="ce22" office:value-type="string">
            <text:p>(202) 224-6621</text:p>
          </table:table-cell>
          <table:table-cell table:number-columns-repeated="5"/>
          <table:table-cell table:style-name="ce27" office:value-type="string" office:value="www.tomudall.senate.gov/?p=contact">
            <text:p><text:a xlink:href="http://www.tomudall.senate.gov/?p=contact">www.tomudall.senate.gov/?p=contact</text:a></text:p>
          </table:table-cell>
        </table:table-row>
        <table:table-row table:style-name="ro2">
          <table:table-cell/>
          <table:table-cell table:style-name="ce21" office:value-type="string">
            <text:p>New Mexic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chelle Lujan Grisham</text:p>
          </table:table-cell>
          <table:table-cell table:style-name="ce22" office:value-type="string">
            <text:p>202-225-6316</text:p>
          </table:table-cell>
          <table:table-cell table:number-columns-repeated="8"/>
          <table:table-cell table:style-name="ce22" office:value-type="string">
            <text:p>Agriculture, Oversight&amp;Government, the Budget</text:p>
          </table:table-cell>
        </table:table-row>
        <table:table-row table:style-name="ro2">
          <table:table-cell/>
          <table:table-cell table:style-name="ce21" office:value-type="string">
            <text:p>New Mexic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en R. Lujan</text:p>
          </table:table-cell>
          <table:table-cell table:style-name="ce22" office:value-type="string">
            <text:p>202-225-6190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Keith Wright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Andrew Cuomo</text:p>
          </table:table-cell>
          <table:table-cell table:style-name="ce21" office:value-type="string">
            <text:p>(518)474-8390 </text:p>
          </table:table-cell>
          <table:table-cell table:style-name="ce21" office:value-type="string">
            <text:p>(518)474-3767</text:p>
          </table:table-cell>
          <table:table-cell table:style-name="ce21" office:value-type="string">
            <text:p>gov.cuomo@chamber.state.ny.us</text:p>
          </table:table-cell>
          <table:table-cell table:style-name="ce24" office:value-type="string" office:value="https://twitter.com/NYGovCuomo">
            <text:p><text:a xlink:href="https://twitter.com/NYGovCuomo">https://twitter.com/NYGovCuomo</text:a></text:p>
          </table:table-cell>
          <table:table-cell table:style-name="ce21" office:value-type="string">
            <text:p>https://www.facebook.com/GovernorAndrewCuomo</text:p>
          </table:table-cell>
          <table:table-cell/>
          <table:table-cell table:style-name="ce24" office:value-type="string" office:value="http://www.state.ny.us/governor">
            <text:p><text:a xlink:href="http://www.state.ny.us/governor">http://www.state.ny.us/governor</text:a>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Kirsten E. Gillibrand</text:p>
          </table:table-cell>
          <table:table-cell table:style-name="ce22" office:value-type="string">
            <text:p>(202) 224-4451</text:p>
          </table:table-cell>
          <table:table-cell table:number-columns-repeated="5"/>
          <table:table-cell table:style-name="ce27" office:value-type="string" office:value="www.gillibrand.senate.gov/contact/">
            <text:p><text:a xlink:href="http://www.gillibrand.senate.gov/contact/">www.gillibrand.senate.gov/contact/</text:a>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Charles E. Schumer</text:p>
          </table:table-cell>
          <table:table-cell table:style-name="ce22" office:value-type="string">
            <text:p>(202) 224-6542</text:p>
          </table:table-cell>
          <table:table-cell table:style-name="ce22"/>
          <table:table-cell table:number-columns-repeated="4"/>
          <table:table-cell table:style-name="ce27" office:value-type="string" office:value="www.schumer.senate.gov/contact/email-chuck">
            <text:p><text:a xlink:href="http://www.schumer.senate.gov/contact/email-chuck">www.schumer.senate.gov/contact/email-chuck</text:a>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teve Israel</text:p>
          </table:table-cell>
          <table:table-cell table:style-name="ce22" office:value-type="string">
            <text:p>(202) 225-3335</text:p>
          </table:table-cell>
          <table:table-cell table:style-name="ce22" office:value-type="string">
            <text:p>(202) 225-4669</text:p>
          </table:table-cell>
          <table:table-cell table:number-columns-repeated="4"/>
          <table:table-cell table:style-name="ce27" office:value-type="string" office:value="http://israel.house.gov/">
            <text:p><text:a xlink:href="http://israel.house.gov/">http://israel.house.gov/</text:a></text:p>
          </table:table-cell>
          <table:table-cell table:number-columns-repeated="2"/>
          <table:table-cell table:style-name="ce22" office:value-type="string">
            <text:p>Congressional Committee Chairman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athleen Rice</text:p>
          </table:table-cell>
          <table:table-cell table:style-name="ce22" office:value-type="string">
            <text:p>202-225-5516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regory W. Meeks</text:p>
          </table:table-cell>
          <table:table-cell table:style-name="ce22" office:value-type="string">
            <text:p>202-225-346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race Meng</text:p>
          </table:table-cell>
          <table:table-cell table:style-name="ce22" office:value-type="string">
            <text:p>202-225-260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Nydia M. Velázquez</text:p>
          </table:table-cell>
          <table:table-cell table:style-name="ce22" office:value-type="string">
            <text:p>202-225-236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Hakeem Jeffries</text:p>
          </table:table-cell>
          <table:table-cell table:style-name="ce22" office:value-type="string">
            <text:p>202-225-5936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Yvette D. Clarke</text:p>
          </table:table-cell>
          <table:table-cell table:style-name="ce22" office:value-type="string">
            <text:p>202-225-623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errold Nadler</text:p>
          </table:table-cell>
          <table:table-cell table:style-name="ce22" office:value-type="string">
            <text:p>202-225-5635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arolyn Maloney</text:p>
          </table:table-cell>
          <table:table-cell table:style-name="ce22" office:value-type="string">
            <text:p>202-225-7944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harles B. Rangel</text:p>
          </table:table-cell>
          <table:table-cell table:style-name="ce22" office:value-type="string">
            <text:p>202-225-4365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seph Crowley</text:p>
          </table:table-cell>
          <table:table-cell table:style-name="ce22" office:value-type="string">
            <text:p>202-225-3965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sé E. Serrano</text:p>
          </table:table-cell>
          <table:table-cell table:style-name="ce22" office:value-type="string">
            <text:p>202-225-436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liot Engel</text:p>
          </table:table-cell>
          <table:table-cell table:style-name="ce22" office:value-type="string">
            <text:p>202-225-2464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Nita Lowey</text:p>
          </table:table-cell>
          <table:table-cell table:style-name="ce22" office:value-type="string">
            <text:p>202-225-6506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ean Patrick Maloney</text:p>
          </table:table-cell>
          <table:table-cell table:style-name="ce22" office:value-type="string">
            <text:p>202-225-5441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aul D. Tonko</text:p>
          </table:table-cell>
          <table:table-cell table:style-name="ce22" office:value-type="string">
            <text:p>202-225-5076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Louise Slaughter</text:p>
          </table:table-cell>
          <table:table-cell table:style-name="ce22" office:value-type="string">
            <text:p>202-225-3615</text:p>
          </table:table-cell>
        </table:table-row>
        <table:table-row table:style-name="ro2">
          <table:table-cell/>
          <table:table-cell table:style-name="ce21" office:value-type="string">
            <text:p>New York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rian Higgins</text:p>
          </table:table-cell>
          <table:table-cell table:style-name="ce22" office:value-type="string">
            <text:p>202-225-3306</text:p>
          </table:table-cell>
        </table:table-row>
        <table:table-row table:style-name="ro2">
          <table:table-cell/>
          <table:table-cell table:style-name="ce21" office:value-type="string">
            <text:p>North Caroli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andy Voller</text:p>
          </table:table-cell>
        </table:table-row>
        <table:table-row table:style-name="ro2">
          <table:table-cell/>
          <table:table-cell table:style-name="ce21" office:value-type="string">
            <text:p>North Caroli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.K. Butterfield</text:p>
          </table:table-cell>
          <table:table-cell table:style-name="ce22" office:value-type="string">
            <text:p>202-225-3101</text:p>
          </table:table-cell>
        </table:table-row>
        <table:table-row table:style-name="ro2">
          <table:table-cell/>
          <table:table-cell table:style-name="ce21" office:value-type="string">
            <text:p>North Caroli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vid Price</text:p>
          </table:table-cell>
          <table:table-cell table:style-name="ce22" office:value-type="string">
            <text:p>202-225-1784</text:p>
          </table:table-cell>
        </table:table-row>
        <table:table-row table:style-name="ro2">
          <table:table-cell/>
          <table:table-cell table:style-name="ce21" office:value-type="string">
            <text:p>North Caroli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lma Adams</text:p>
          </table:table-cell>
          <table:table-cell table:style-name="ce22" office:value-type="string">
            <text:p>202-225-1510</text:p>
          </table:table-cell>
        </table:table-row>
        <table:table-row table:style-name="ro2">
          <table:table-cell/>
          <table:table-cell table:style-name="ce21" office:value-type="string">
            <text:p>North Dakot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Greg Hodur</text:p>
          </table:table-cell>
        </table:table-row>
        <table:table-row table:style-name="ro2">
          <table:table-cell/>
          <table:table-cell table:style-name="ce21" office:value-type="string">
            <text:p>North Dakot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Heidi Heitkamp</text:p>
          </table:table-cell>
          <table:table-cell table:style-name="ce22" office:value-type="string">
            <text:p>(202) 224-2043</text:p>
          </table:table-cell>
          <table:table-cell table:number-columns-repeated="5"/>
          <table:table-cell table:style-name="ce27" office:value-type="string" office:value="www.heitkamp.senate.gov/public/index.cfm/contact">
            <text:p><text:a xlink:href="http://www.heitkamp.senate.gov/public/index.cfm/contact">www.heitkamp.senate.gov/public/index.cfm/contact</text:a></text:p>
          </table:table-cell>
        </table:table-row>
        <table:table-row table:style-name="ro2">
          <table:table-cell/>
          <table:table-cell table:style-name="ce21" office:value-type="string">
            <text:p>Northern Mariana Island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regorio Sablan</text:p>
          </table:table-cell>
          <table:table-cell table:style-name="ce22" office:value-type="string">
            <text:p>202-225-2646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Chris Redfern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Sherrod Brown</text:p>
          </table:table-cell>
          <table:table-cell table:style-name="ce22" office:value-type="string">
            <text:p>(202) 224-2315</text:p>
          </table:table-cell>
          <table:table-cell table:number-columns-repeated="5"/>
          <table:table-cell table:style-name="ce27" office:value-type="string" office:value="www.brown.senate.gov/contact/">
            <text:p><text:a xlink:href="http://www.brown.senate.gov/contact/">www.brown.senate.gov/contact/</text:a>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yce Beatty</text:p>
          </table:table-cell>
          <table:table-cell table:style-name="ce22" office:value-type="string">
            <text:p>202-225-4324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cy Kaptur</text:p>
          </table:table-cell>
          <table:table-cell table:style-name="ce22" office:value-type="string">
            <text:p>202-225-4146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cia L. Fudge</text:p>
          </table:table-cell>
          <table:table-cell table:style-name="ce22" office:value-type="string">
            <text:p>202-225-7032</text:p>
          </table:table-cell>
        </table:table-row>
        <table:table-row table:style-name="ro2">
          <table:table-cell/>
          <table:table-cell table:style-name="ce21" office:value-type="string">
            <text:p>Ohi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Tim Ryan</text:p>
          </table:table-cell>
          <table:table-cell table:style-name="ce22" office:value-type="string">
            <text:p>202-225-5261</text:p>
          </table:table-cell>
        </table:table-row>
        <table:table-row table:style-name="ro2">
          <table:table-cell/>
          <table:table-cell table:style-name="ce21" office:value-type="string">
            <text:p>Oklahom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Wallace Collins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Frank Dixon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Kate Brown</text:p>
          </table:table-cell>
          <table:table-cell table:style-name="ce21" office:value-type="string">
            <text:p>(503) 378-4582 </text:p>
          </table:table-cell>
          <table:table-cell/>
          <table:table-cell table:style-name="ce24" office:value-type="string" office:value="http://www.oregon.gov/gov/Pages/share-your-opinion.aspx">
            <text:p><text:a xlink:href="http://www.oregon.gov/gov/Pages/share-your-opinion.aspx">http://www.oregon.gov/gov/Pages/share-your-opinion.aspx</text:a>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eff Merkley</text:p>
          </table:table-cell>
          <table:table-cell table:style-name="ce22" office:value-type="string">
            <text:p>(202) 224-3753</text:p>
          </table:table-cell>
          <table:table-cell table:number-columns-repeated="5"/>
          <table:table-cell table:style-name="ce27" office:value-type="string" office:value="www.merkley.senate.gov/contact/">
            <text:p><text:a xlink:href="http://www.merkley.senate.gov/contact/">www.merkley.senate.gov/contact/</text:a>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Ron Wyden</text:p>
          </table:table-cell>
          <table:table-cell table:style-name="ce22" office:value-type="string">
            <text:p>(202) 224-5244</text:p>
          </table:table-cell>
          <table:table-cell table:number-columns-repeated="5"/>
          <table:table-cell table:style-name="ce27" office:value-type="string" office:value="www.wyden.senate.gov/contact/">
            <text:p><text:a xlink:href="http://www.wyden.senate.gov/contact/">www.wyden.senate.gov/contact/</text:a>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uzanne Bonamici</text:p>
          </table:table-cell>
          <table:table-cell table:style-name="ce22" office:value-type="string">
            <text:p>202-225-0855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arl Blumenauer</text:p>
          </table:table-cell>
          <table:table-cell table:style-name="ce22" office:value-type="string">
            <text:p>202-225-4811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eter DeFazio</text:p>
          </table:table-cell>
          <table:table-cell table:style-name="ce22" office:value-type="string">
            <text:p>202-225-6416</text:p>
          </table:table-cell>
        </table:table-row>
        <table:table-row table:style-name="ro2">
          <table:table-cell/>
          <table:table-cell table:style-name="ce21" office:value-type="string">
            <text:p>Oreg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Kurt Schrader</text:p>
          </table:table-cell>
          <table:table-cell table:style-name="ce22" office:value-type="string">
            <text:p>202-225-5711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Jim Burn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Tom Wolf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Robert P. Casey, Jr.</text:p>
          </table:table-cell>
          <table:table-cell table:style-name="ce22" office:value-type="string">
            <text:p>(202) 224-6324</text:p>
          </table:table-cell>
          <table:table-cell table:number-columns-repeated="5"/>
          <table:table-cell table:style-name="ce27" office:value-type="string" office:value="www.casey.senate.gov/contact/">
            <text:p><text:a xlink:href="http://www.casey.senate.gov/contact/">www.casey.senate.gov/contact/</text:a>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obert Brady</text:p>
          </table:table-cell>
          <table:table-cell table:style-name="ce22" office:value-type="string">
            <text:p>202-225-4731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Chaka Fattah</text:p>
          </table:table-cell>
          <table:table-cell table:style-name="ce22" office:value-type="string">
            <text:p>202-225-4001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rendan Boyle</text:p>
          </table:table-cell>
          <table:table-cell table:style-name="ce22" office:value-type="string">
            <text:p>202-225-6111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ike Doyle</text:p>
          </table:table-cell>
          <table:table-cell table:style-name="ce22" office:value-type="string">
            <text:p>202-225-2135</text:p>
          </table:table-cell>
        </table:table-row>
        <table:table-row table:style-name="ro2">
          <table:table-cell/>
          <table:table-cell table:style-name="ce21" office:value-type="string">
            <text:p>Pennsylva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tthew Cartwright</text:p>
          </table:table-cell>
          <table:table-cell table:style-name="ce22" office:value-type="string">
            <text:p>202-225-5546</text:p>
          </table:table-cell>
        </table:table-row>
        <table:table-row table:style-name="ro2">
          <table:table-cell/>
          <table:table-cell table:style-name="ce21" office:value-type="string">
            <text:p>Puerto Rico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Alejandro Garcia Padilla</text:p>
          </table:table-cell>
          <table:table-cell table:style-name="ce21" office:value-type="string">
            <text:p>202.778.0710</text:p>
          </table:table-cell>
          <table:table-cell/>
          <table:table-cell table:style-name="ce21" office:value-type="string">
            <text:p>info@prfaa.pr.gov</text:p>
          </table:table-cell>
        </table:table-row>
        <table:table-row table:style-name="ro2">
          <table:table-cell/>
          <table:table-cell table:style-name="ce21" office:value-type="string">
            <text:p>Puerto Rico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edro Pierluisi</text:p>
          </table:table-cell>
          <table:table-cell table:style-name="ce22" office:value-type="string">
            <text:p>202-225-2615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Edwin Pacheco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Gina Raimondo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ack Reed</text:p>
          </table:table-cell>
          <table:table-cell table:style-name="ce22" office:value-type="string">
            <text:p>(202) 224-4642</text:p>
          </table:table-cell>
          <table:table-cell table:number-columns-repeated="5"/>
          <table:table-cell table:style-name="ce27" office:value-type="string" office:value=" www.reed.senate.gov/contact/">
            <text:p><text:a xlink:href="http://www.reed.senate.gov/contact/"> www.reed.senate.gov/contact/</text:a>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Sheldon Whitehouse</text:p>
          </table:table-cell>
          <table:table-cell table:style-name="ce22" office:value-type="string">
            <text:p>(202) 224-2921</text:p>
          </table:table-cell>
          <table:table-cell table:number-columns-repeated="5"/>
          <table:table-cell table:style-name="ce27" office:value-type="string" office:value="www.whitehouse.senate.gov/contact/">
            <text:p><text:a xlink:href="http://www.whitehouse.senate.gov/contact/">www.whitehouse.senate.gov/contact/</text:a>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avid Cicilline</text:p>
          </table:table-cell>
          <table:table-cell table:style-name="ce22" office:value-type="string">
            <text:p>202-225-4911</text:p>
          </table:table-cell>
        </table:table-row>
        <table:table-row table:style-name="ro2">
          <table:table-cell/>
          <table:table-cell table:style-name="ce21" office:value-type="string">
            <text:p>Rhode Island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im Langevin</text:p>
          </table:table-cell>
          <table:table-cell table:style-name="ce22" office:value-type="string">
            <text:p>202-225-2735</text:p>
          </table:table-cell>
        </table:table-row>
        <table:table-row table:style-name="ro2">
          <table:table-cell/>
          <table:table-cell table:style-name="ce21" office:value-type="string">
            <text:p>South Carolin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amie Harrison</text:p>
          </table:table-cell>
        </table:table-row>
        <table:table-row table:style-name="ro2">
          <table:table-cell/>
          <table:table-cell table:style-name="ce21" office:value-type="string">
            <text:p>South Carolin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ames E. Clyburn</text:p>
          </table:table-cell>
          <table:table-cell table:style-name="ce22" office:value-type="string">
            <text:p>202-225-3315</text:p>
          </table:table-cell>
        </table:table-row>
        <table:table-row table:style-name="ro2">
          <table:table-cell/>
          <table:table-cell table:style-name="ce21" office:value-type="string">
            <text:p>South Dakot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eb Knecht</text:p>
          </table:table-cell>
        </table:table-row>
        <table:table-row table:style-name="ro2">
          <table:table-cell/>
          <table:table-cell table:style-name="ce21" office:value-type="string">
            <text:p>Tennessee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Roy Herron</text:p>
          </table:table-cell>
        </table:table-row>
        <table:table-row table:style-name="ro2">
          <table:table-cell/>
          <table:table-cell table:style-name="ce21" office:value-type="string">
            <text:p>Tennessee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im Cooper</text:p>
          </table:table-cell>
          <table:table-cell table:style-name="ce22" office:value-type="string">
            <text:p>202-225-4311</text:p>
          </table:table-cell>
        </table:table-row>
        <table:table-row table:style-name="ro2">
          <table:table-cell/>
          <table:table-cell table:style-name="ce21" office:value-type="string">
            <text:p>Tennessee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teve Cohen</text:p>
          </table:table-cell>
          <table:table-cell table:style-name="ce22" office:value-type="string">
            <text:p>202-225-3265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Gilberto Hinojosa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l Green</text:p>
          </table:table-cell>
          <table:table-cell table:style-name="ce22" office:value-type="string">
            <text:p>202-225-7508</text:p>
          </table:table-cell>
          <table:table-cell table:number-columns-repeated="8"/>
          <table:table-cell table:style-name="ce22" office:value-type="string">
            <text:p>Financial Service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úben Hinojosa</text:p>
          </table:table-cell>
          <table:table-cell table:style-name="ce22" office:value-type="string">
            <text:p>202-225-2531</text:p>
          </table:table-cell>
          <table:table-cell table:number-columns-repeated="8"/>
          <table:table-cell table:style-name="ce22" office:value-type="string">
            <text:p>Educ.&amp;the Workforce,FinancialSvc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Beto O'Rourke</text:p>
          </table:table-cell>
          <table:table-cell table:style-name="ce22" office:value-type="string">
            <text:p>202-225-4831</text:p>
          </table:table-cell>
          <table:table-cell table:number-columns-repeated="8"/>
          <table:table-cell table:style-name="ce22" office:value-type="string">
            <text:p>Armed Services,Veterans' Affair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heila Jackson Lee</text:p>
          </table:table-cell>
          <table:table-cell table:style-name="ce22" office:value-type="string">
            <text:p>202-225-3816</text:p>
          </table:table-cell>
          <table:table-cell table:number-columns-repeated="8"/>
          <table:table-cell table:style-name="ce22" office:value-type="string">
            <text:p>Homeland Security, the Judiciary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oaquin Castro</text:p>
          </table:table-cell>
          <table:table-cell table:style-name="ce22" office:value-type="string">
            <text:p>202-225-3236</text:p>
          </table:table-cell>
          <table:table-cell table:number-columns-repeated="8"/>
          <table:table-cell table:style-name="ce22" office:value-type="string">
            <text:p>Armed Services, Foreign Affair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Henry Cuellar</text:p>
          </table:table-cell>
          <table:table-cell table:style-name="ce22" office:value-type="string">
            <text:p>202-225-1640</text:p>
          </table:table-cell>
          <table:table-cell table:number-columns-repeated="8"/>
          <table:table-cell table:style-name="ce22" office:value-type="string">
            <text:p>Appropriation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ene Green</text:p>
          </table:table-cell>
          <table:table-cell table:style-name="ce22" office:value-type="string">
            <text:p>202-225-1688</text:p>
          </table:table-cell>
          <table:table-cell table:number-columns-repeated="8"/>
          <table:table-cell table:style-name="ce22" office:value-type="string">
            <text:p>Energy and Commerce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Eddie Bernice Johnson</text:p>
          </table:table-cell>
          <table:table-cell table:style-name="ce22" office:value-type="string">
            <text:p>202-225-8885</text:p>
          </table:table-cell>
          <table:table-cell table:number-columns-repeated="8"/>
          <table:table-cell table:style-name="ce22" office:value-type="string">
            <text:p>Science,Space&amp;Techn,Transportation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c Veasey</text:p>
          </table:table-cell>
          <table:table-cell table:style-name="ce22" office:value-type="string">
            <text:p>202-225-9897</text:p>
          </table:table-cell>
          <table:table-cell table:number-columns-repeated="8"/>
          <table:table-cell table:style-name="ce22" office:value-type="string">
            <text:p>ArmedSvcs,Science,Space,Techn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Filemon Vela</text:p>
          </table:table-cell>
          <table:table-cell table:style-name="ce22" office:value-type="string">
            <text:p>202-225-9901</text:p>
          </table:table-cell>
          <table:table-cell table:number-columns-repeated="8"/>
          <table:table-cell table:style-name="ce22" office:value-type="string">
            <text:p>Agriculture, Homeland Security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Lloyd Doggett</text:p>
          </table:table-cell>
          <table:table-cell table:style-name="ce22" office:value-type="string">
            <text:p>202-225-4865</text:p>
          </table:table-cell>
          <table:table-cell table:number-columns-repeated="8"/>
          <table:table-cell table:style-name="ce22" office:value-type="string">
            <text:p>Ways and Means</text:p>
          </table:table-cell>
        </table:table-row>
        <table:table-row table:style-name="ro2">
          <table:table-cell/>
          <table:table-cell table:style-name="ce21" office:value-type="string">
            <text:p>Texa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Peter Welch</text:p>
          </table:table-cell>
          <table:table-cell table:style-name="ce22" office:value-type="string">
            <text:p>202-225-4115</text:p>
          </table:table-cell>
          <table:table-cell table:number-columns-repeated="8"/>
          <table:table-cell table:style-name="ce22" office:value-type="string">
            <text:p>Energy and Commerce,Oversight and Govt.</text:p>
          </table:table-cell>
        </table:table-row>
        <table:table-row table:style-name="ro2">
          <table:table-cell/>
          <table:table-cell table:style-name="ce21" office:value-type="string">
            <text:p>Utah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im Dabakis</text:p>
          </table:table-cell>
        </table:table-row>
        <table:table-row table:style-name="ro2">
          <table:table-cell/>
          <table:table-cell table:style-name="ce21" office:value-type="string">
            <text:p>Vermont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Dorothy (Dottie) Deans</text:p>
          </table:table-cell>
        </table:table-row>
        <table:table-row table:style-name="ro2">
          <table:table-cell/>
          <table:table-cell table:style-name="ce21" office:value-type="string">
            <text:p>Vermont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Peter Shumlin</text:p>
          </table:table-cell>
        </table:table-row>
        <table:table-row table:style-name="ro2">
          <table:table-cell/>
          <table:table-cell table:style-name="ce21" office:value-type="string">
            <text:p>Vermont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Patrick J. Leahy</text:p>
          </table:table-cell>
          <table:table-cell table:style-name="ce22" office:value-type="string">
            <text:p>(202) 224-4242</text:p>
          </table:table-cell>
          <table:table-cell table:number-columns-repeated="5"/>
          <table:table-cell table:style-name="ce27" office:value-type="string" office:value="www.leahy.senate.gov/contact/">
            <text:p><text:a xlink:href="http://www.leahy.senate.gov/contact/">www.leahy.senate.gov/contact/</text:a></text:p>
          </table:table-cell>
        </table:table-row>
        <table:table-row table:style-name="ro2">
          <table:table-cell/>
          <table:table-cell table:style-name="ce21" office:value-type="string">
            <text:p>Virgin Islands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tacey Plaskett</text:p>
          </table:table-cell>
          <table:table-cell table:style-name="ce22" office:value-type="string">
            <text:p>202-225-1790</text:p>
          </table:table-cell>
          <table:table-cell table:number-columns-repeated="8"/>
          <table:table-cell table:style-name="ce22" office:value-type="string">
            <text:p>Agriculture,Oversight and Government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Charniele Herring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Terry McAuliffe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Tim Kaine</text:p>
          </table:table-cell>
          <table:table-cell table:style-name="ce22" office:value-type="string">
            <text:p>(202) 224-4024</text:p>
          </table:table-cell>
          <table:table-cell table:number-columns-repeated="5"/>
          <table:table-cell table:style-name="ce27" office:value-type="string" office:value="www.kaine.senate.gov/contact">
            <text:p><text:a xlink:href="http://www.kaine.senate.gov/contact">www.kaine.senate.gov/contact</text:a>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Mark R. Warner</text:p>
          </table:table-cell>
          <table:table-cell table:style-name="ce22" office:value-type="string">
            <text:p>(202) 224-2023</text:p>
          </table:table-cell>
          <table:table-cell table:number-columns-repeated="5"/>
          <table:table-cell table:style-name="ce27" office:value-type="string" office:value="www.warner.senate.gov/public/index.cfm?p=Contact">
            <text:p><text:a xlink:href="http://www.warner.senate.gov/public/index.cfm?p=Contact">www.warner.senate.gov/public/index.cfm?p=Contact</text:a>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obert C. Scott</text:p>
          </table:table-cell>
          <table:table-cell table:style-name="ce22" office:value-type="string">
            <text:p>202-225-8351</text:p>
          </table:table-cell>
          <table:table-cell table:number-columns-repeated="8"/>
          <table:table-cell table:style-name="ce22" office:value-type="string">
            <text:p>Education and the Workforce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on Beyer</text:p>
          </table:table-cell>
          <table:table-cell table:style-name="ce22" office:value-type="string">
            <text:p>202-225-4376</text:p>
          </table:table-cell>
          <table:table-cell table:number-columns-repeated="8"/>
          <table:table-cell table:style-name="ce22" office:value-type="string">
            <text:p>Nat'l Resources,Science,Space,Techn</text:p>
          </table:table-cell>
        </table:table-row>
        <table:table-row table:style-name="ro2">
          <table:table-cell/>
          <table:table-cell table:style-name="ce21" office:value-type="string">
            <text:p>Virginia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erald E. Connolly</text:p>
          </table:table-cell>
          <table:table-cell table:style-name="ce22" office:value-type="string">
            <text:p>202-225-1492</text:p>
          </table:table-cell>
          <table:table-cell table:number-columns-repeated="8"/>
          <table:table-cell table:style-name="ce22" office:value-type="string">
            <text:p>Foreign Affairs Oversight and Govt.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Hon. Dwight Pelz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Jay Inslee</text:p>
          </table:table-cell>
          <table:table-cell table:style-name="ce21" office:value-type="string">
            <text:p>(360)753-6780 </text:p>
          </table:table-cell>
          <table:table-cell table:style-name="ce21" office:value-type="string">
            <text:p>(360)753-4110</text:p>
          </table:table-cell>
          <table:table-cell table:style-name="ce24" office:value-type="string" office:value="https://fortress.wa.gov/es/governor/">
            <text:p><text:a xlink:href="https://fortress.wa.gov/es/governor/">https://fortress.wa.gov/es/governor/</text:a></text:p>
          </table:table-cell>
          <table:table-cell table:style-name="ce24" office:value-type="string" office:value="https://twitter.com/jayinslee">
            <text:p><text:a xlink:href="https://twitter.com/jayinslee">https://twitter.com/jayinslee</text:a></text:p>
          </table:table-cell>
          <table:table-cell table:style-name="ce24" office:value-type="string" office:value="https://www.facebook.com/WaStateGov?_rdr=p">
            <text:p><text:a xlink:href="https://www.facebook.com/WaStateGov?_rdr=p">https://www.facebook.com/WaStateGov?_rdr=p</text:a>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Maria Cantwell</text:p>
          </table:table-cell>
          <table:table-cell table:style-name="ce22" office:value-type="string">
            <text:p>(202)224-3441</text:p>
          </table:table-cell>
          <table:table-cell table:number-columns-repeated="5"/>
          <table:table-cell table:style-name="ce27" office:value-type="string" office:value="www.cantwell.senate.gov/public/index.cfm/email-maria">
            <text:p><text:a xlink:href="http://www.cantwell.senate.gov/public/index.cfm/email-maria">www.cantwell.senate.gov/public/index.cfm/email-maria</text:a>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Patty Murray</text:p>
          </table:table-cell>
          <table:table-cell table:style-name="ce22" office:value-type="string">
            <text:p>(202) 224-2621</text:p>
          </table:table-cell>
          <table:table-cell table:number-columns-repeated="5"/>
          <table:table-cell table:style-name="ce27" office:value-type="string" office:value="www.murray.senate.gov/public/index.cfm/contactme">
            <text:p><text:a xlink:href="http://www.murray.senate.gov/public/index.cfm/contactme">www.murray.senate.gov/public/index.cfm/contactme</text:a>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Suzan DelBene</text:p>
          </table:table-cell>
          <table:table-cell table:style-name="ce22" office:value-type="string">
            <text:p>202-225-6311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ick Larsen</text:p>
          </table:table-cell>
          <table:table-cell table:style-name="ce22" office:value-type="string">
            <text:p>202-225-2605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erek Kilmer</text:p>
          </table:table-cell>
          <table:table-cell table:style-name="ce22" office:value-type="string">
            <text:p>202-225-5916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Jim McDermott</text:p>
          </table:table-cell>
          <table:table-cell table:style-name="ce22" office:value-type="string">
            <text:p>202-225-3106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Adam Smith</text:p>
          </table:table-cell>
          <table:table-cell table:style-name="ce22" office:value-type="string">
            <text:p>202-225-8901</text:p>
          </table:table-cell>
        </table:table-row>
        <table:table-row table:style-name="ro2">
          <table:table-cell/>
          <table:table-cell table:style-name="ce21" office:value-type="string">
            <text:p>Washingto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Denny Heck</text:p>
          </table:table-cell>
          <table:table-cell table:style-name="ce22" office:value-type="string">
            <text:p>202-225-9740</text:p>
          </table:table-cell>
        </table:table-row>
        <table:table-row table:style-name="ro2">
          <table:table-cell/>
          <table:table-cell table:style-name="ce21" office:value-type="string">
            <text:p>West Virgi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Larry Puccio</text:p>
          </table:table-cell>
        </table:table-row>
        <table:table-row table:style-name="ro2">
          <table:table-cell/>
          <table:table-cell table:style-name="ce21" office:value-type="string">
            <text:p>West Virginia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Earl Ray Tomblin</text:p>
          </table:table-cell>
        </table:table-row>
        <table:table-row table:style-name="ro2">
          <table:table-cell/>
          <table:table-cell table:style-name="ce21" office:value-type="string">
            <text:p>West Virginia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Joe Manchin, III</text:p>
          </table:table-cell>
          <table:table-cell table:style-name="ce22" office:value-type="string">
            <text:p>(202) 224-3954</text:p>
          </table:table-cell>
          <table:table-cell table:number-columns-repeated="5"/>
          <table:table-cell table:style-name="ce27" office:value-type="string" office:value="www.manchin.senate.gov/public/index.cfm/contact-form">
            <text:p><text:a xlink:href="http://www.manchin.senate.gov/public/index.cfm/contact-form">www.manchin.senate.gov/public/index.cfm/contact-form</text:a></text:p>
          </table:table-cell>
        </table:table-row>
        <table:table-row table:style-name="ro2">
          <table:table-cell/>
          <table:table-cell table:style-name="ce21" office:value-type="string">
            <text:p>Wisconsin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Mike Tate</text:p>
          </table:table-cell>
        </table:table-row>
        <table:table-row table:style-name="ro2">
          <table:table-cell/>
          <table:table-cell table:style-name="ce21" office:value-type="string">
            <text:p>Wisconsin</text:p>
          </table:table-cell>
          <table:table-cell table:style-name="ce21" office:value-type="string">
            <text:p>Senator</text:p>
          </table:table-cell>
          <table:table-cell table:style-name="ce21" office:value-type="string">
            <text:p>Tammy Baldwin</text:p>
          </table:table-cell>
          <table:table-cell table:style-name="ce22" office:value-type="string">
            <text:p>(202) 224-5653</text:p>
          </table:table-cell>
          <table:table-cell table:number-columns-repeated="5"/>
          <table:table-cell table:style-name="ce27" office:value-type="string" office:value="www.baldwin.senate.gov/contact">
            <text:p><text:a xlink:href="http://www.baldwin.senate.gov/contact">www.baldwin.senate.gov/contact</text:a></text:p>
          </table:table-cell>
        </table:table-row>
        <table:table-row table:style-name="ro2">
          <table:table-cell/>
          <table:table-cell table:style-name="ce21" office:value-type="string">
            <text:p>Wisconsi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Mark Pocan</text:p>
          </table:table-cell>
          <table:table-cell table:style-name="ce22" office:value-type="string">
            <text:p>202-225-2906</text:p>
          </table:table-cell>
        </table:table-row>
        <table:table-row table:style-name="ro2">
          <table:table-cell/>
          <table:table-cell table:style-name="ce21" office:value-type="string">
            <text:p>Wisconsi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Ron Kind</text:p>
          </table:table-cell>
          <table:table-cell table:style-name="ce22" office:value-type="string">
            <text:p>202-225-5506</text:p>
          </table:table-cell>
        </table:table-row>
        <table:table-row table:style-name="ro2">
          <table:table-cell/>
          <table:table-cell table:style-name="ce21" office:value-type="string">
            <text:p>Wisconsin</text:p>
          </table:table-cell>
          <table:table-cell table:style-name="ce21" office:value-type="string">
            <text:p>Representative</text:p>
          </table:table-cell>
          <table:table-cell table:style-name="ce21" office:value-type="string">
            <text:p>Gwen Moore</text:p>
          </table:table-cell>
          <table:table-cell table:style-name="ce22" office:value-type="string">
            <text:p>202-225-4572</text:p>
          </table:table-cell>
        </table:table-row>
        <table:table-row table:style-name="ro2">
          <table:table-cell/>
          <table:table-cell table:style-name="ce21" office:value-type="string">
            <text:p>Wyoming</text:p>
          </table:table-cell>
          <table:table-cell table:style-name="ce21" office:value-type="string">
            <text:p>Governor</text:p>
          </table:table-cell>
          <table:table-cell table:style-name="ce21" office:value-type="string">
            <text:p>Peter Gosar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President of the United States</text:p>
          </table:table-cell>
          <table:table-cell table:style-name="ce21" office:value-type="string">
            <text:p>Barack Obama</text:p>
          </table:table-cell>
          <table:table-cell table:style-name="ce21" office:value-type="string">
            <text:p>(202) 456-1111</text:p>
          </table:table-cell>
          <table:table-cell table:style-name="ce21" office:value-type="string">
            <text:p>202-456-2461</text:p>
          </table:table-cell>
          <table:table-cell table:style-name="ce21" office:value-type="string">
            <text:p>president@whitehouse.gov</text:p>
          </table:table-cell>
          <table:table-cell table:style-name="ce21" office:value-type="string">
            <text:p>BarackObama</text:p>
          </table:table-cell>
          <table:table-cell table:style-name="ce24" office:value-type="string" office:value="https://www.facebook.com/barackobama/">
            <text:p><text:a xlink:href="https://www.facebook.com/barackobama/">https://www.facebook.com/barackobama/</text:a>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Vice President of the United States</text:p>
          </table:table-cell>
          <table:table-cell table:style-name="ce21" office:value-type="string">
            <text:p>Joe Biden</text:p>
          </table:table-cell>
          <table:table-cell table:style-name="ce21" office:value-type="string">
            <text:p>(202) 456-1111</text:p>
          </table:table-cell>
          <table:table-cell table:style-name="ce21" office:value-type="string">
            <text:p>202-456-2461</text:p>
          </table:table-cell>
          <table:table-cell table:style-name="ce21" office:value-type="string">
            <text:p>vp@whitehouse.gov</text:p>
          </table:table-cell>
          <table:table-cell table:style-name="ce21" office:value-type="string">
            <text:p>VP</text:p>
          </table:table-cell>
          <table:table-cell table:style-name="ce24" office:value-type="string" office:value="https://www.facebook.com/joebiden/">
            <text:p><text:a xlink:href="https://www.facebook.com/joebiden/">https://www.facebook.com/joebiden/</text:a>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Chairwoman of the DNC</text:p>
          </table:table-cell>
          <table:table-cell table:style-name="ce21" office:value-type="string">
            <text:p>Debbie Wasserman Schulz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Congresssional Committee Chairman</text:p>
          </table:table-cell>
          <table:table-cell table:style-name="ce21" office:value-type="string">
            <text:p>Steve Israel</text:p>
          </table:table-cell>
          <table:table-cell table:style-name="ce21" office:value-type="string">
            <text:p>(202) 225-3335</text:p>
          </table:table-cell>
          <table:table-cell table:style-name="ce21" office:value-type="string">
            <text:p>(202) 225-4669</text:p>
          </table:table-cell>
          <table:table-cell/>
          <table:table-cell table:style-name="ce21" office:value-type="string">
            <text:p>repSteveIsrael</text:p>
          </table:table-cell>
          <table:table-cell table:style-name="ce24" office:value-type="string" office:value="https://www.facebook.com/RepSteveIsrael">
            <text:p><text:a xlink:href="https://www.facebook.com/RepSteveIsrael">https://www.facebook.com/RepSteveIsrael</text:a>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State Legislative Campaign Committee Chairman</text:p>
          </table:table-cell>
          <table:table-cell table:style-name="ce21" office:value-type="string">
            <text:p>Mike Gronstal</text:p>
          </table:table-cell>
          <table:table-cell table:style-name="ce21" office:value-type="string">
            <text:p>(515) 281-3901</text:p>
          </table:table-cell>
          <table:table-cell/>
          <table:table-cell table:style-name="ce24" office:value-type="string" office:value="http://www.senate.iowa.gov/senator/gronstal/contact-me/send-email/">
            <text:p><text:a xlink:href="http://www.senate.iowa.gov/senator/gronstal/contact-me/send-email/">http://www.senate.iowa.gov/senator/gronstal/contact-me/send-email/</text:a></text:p>
          </table:table-cell>
          <table:table-cell table:style-name="ce21" office:value-type="string">
            <text:p>N/A</text:p>
          </table:table-cell>
          <table:table-cell table:style-name="ce24" office:value-type="string" office:value="https://www.facebook.com/Michael-Gronstal-18739949754/">
            <text:p><text:a xlink:href="https://www.facebook.com/Michael-Gronstal-18739949754/">https://www.facebook.com/Michael-Gronstal-18739949754/</text:a>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ME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ggie Allen</text:p>
          </table:table-cell>
          <table:table-cell table:style-name="ce39" office:value-type="string">
            <text:p>207-841-9513</text:p>
          </table:table-cell>
          <table:table-cell/>
          <table:table-cell table:style-name="ce22" office:value-type="string">
            <text:p>maggieallen207@gmail.com</text:p>
          </table:table-cell>
          <table:table-cell table:number-columns-repeated="4"/>
          <table:table-cell table:style-name="ce40" office:value-type="string">
            <text:p>20 Forest Lake Way; Madison ME 04950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ill Alper</text:p>
          </table:table-cell>
          <table:table-cell table:number-columns-repeated="7"/>
          <table:table-cell table:style-name="ce40"/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ennis Archer</text:p>
          </table:table-cell>
        </table:table-row>
        <table:table-row table:style-name="ro2">
          <table:table-cell/>
          <table:table-cell table:style-name="ce21" office:value-type="string">
            <text:p>U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Patrice Arent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n M. Ausman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hawn K. Bagley</text:p>
          </table:table-cell>
        </table:table-row>
        <table:table-row table:style-name="ro2">
          <table:table-cell/>
          <table:table-cell table:style-name="ce21" office:value-type="string">
            <text:p>W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Tammy Baldwin</text:p>
          </table:table-cell>
          <table:table-cell table:style-name="ce22" office:value-type="string">
            <text:p>(202) 224-5653</text:p>
          </table:table-cell>
          <table:table-cell/>
          <table:table-cell table:style-name="ce27" office:value-type="string" office:value="www.baldwin.senate.gov/contact">
            <text:p><text:a xlink:href="http://www.baldwin.senate.gov/contact">www.baldwin.senate.gov/contact</text:a></text:p>
          </table:table-cell>
          <table:table-cell table:style-name="ce22" office:value-type="string">
            <text:p>SenatorBaldwin</text:p>
          </table:table-cell>
          <table:table-cell table:style-name="ce27" office:value-type="string" office:value="https://www.facebook.com/senatortammybaldwi">
            <text:p><text:a xlink:href="https://www.facebook.com/senatortammybaldwi">https://www.facebook.com/senatortammybaldwi</text:a></text:p>
          </table:table-cell>
          <table:table-cell table:style-name="ce27" office:value-type="string" office:value="https://www.youtube.com/user/SenatorTammyBaldwin">
            <text:p><text:a xlink:href="https://www.youtube.com/user/SenatorTammyBaldwin">https://www.youtube.com/user/SenatorTammyBaldwin</text:a></text:p>
          </table:table-cell>
          <table:table-cell/>
          <table:table-cell table:style-name="ce22" office:value-type="string">
            <text:p>717 Hart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aren Bass</text:p>
          </table:table-cell>
          <table:table-cell table:style-name="ce22" office:value-type="string">
            <text:p> (202) 225-7084</text:p>
          </table:table-cell>
          <table:table-cell table:style-name="ce22" office:value-type="string">
            <text:p> (202) 225-2422</text:p>
          </table:table-cell>
          <table:table-cell table:style-name="ce27" office:value-type="string" office:value="https://bass.house.gov/contact-me/email-me">
            <text:p><text:a xlink:href="https://bass.house.gov/contact-me/email-me">https://bass.house.gov/contact-me/email-me</text:a></text:p>
          </table:table-cell>
          <table:table-cell table:style-name="ce22" office:value-type="string">
            <text:p>RepKarenBass</text:p>
          </table:table-cell>
          <table:table-cell table:style-name="ce27" office:value-type="string" office:value="https://www.facebook.com/RepKarenBass/">
            <text:p><text:a xlink:href="https://www.facebook.com/RepKarenBass/">https://www.facebook.com/RepKarenBass/</text:a></text:p>
          </table:table-cell>
          <table:table-cell table:style-name="ce27" office:value-type="string" office:value="https://www.youtube.com/user/RepKarenBass">
            <text:p><text:a xlink:href="https://www.youtube.com/user/RepKarenBass">https://www.youtube.com/user/RepKarenBass</text:a></text:p>
          </table:table-cell>
          <table:table-cell table:style-name="ce27" office:value-type="string" office:value="https://bass.house.gov/">
            <text:p><text:a xlink:href="https://bass.house.gov/">https://bass.house.gov/</text:a></text:p>
          </table:table-cell>
          <table:table-cell table:style-name="ce22" office:value-type="string">
            <text:p>408 Cannon HOB Washington, DC 20515</text:p>
          </table:table-cell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I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an Bauer</text:p>
          </table:table-cell>
          <table:table-cell table:number-columns-repeated="7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Eric C. Bauman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yce Beatty</text:p>
          </table:table-cell>
          <table:table-cell table:style-name="ce22" office:value-type="string">
            <text:p>202-225-4324</text:p>
          </table:table-cell>
          <table:table-cell table:style-name="ce22" office:value-type="string">
            <text:p>202-225-1984</text:p>
          </table:table-cell>
          <table:table-cell table:style-name="ce27" office:value-type="string" office:value="https://beatty.house.gov/contact/email-me">
            <text:p><text:a xlink:href="https://beatty.house.gov/contact/email-me">https://beatty.house.gov/contact/email-me</text:a></text:p>
          </table:table-cell>
          <table:table-cell table:style-name="ce22" office:value-type="string">
            <text:p>RepBeatty</text:p>
          </table:table-cell>
          <table:table-cell table:style-name="ce27" office:value-type="string" office:value="https://www.facebook.com/RepJoyceBeatty/">
            <text:p><text:a xlink:href="https://www.facebook.com/RepJoyceBeatty/">https://www.facebook.com/RepJoyceBeatty/</text:a></text:p>
          </table:table-cell>
          <table:table-cell table:style-name="ce27" office:value-type="string" office:value="https://www.youtube.com/channel/UCtVl3kb7Xvt3pY7l6x-M6LA">
            <text:p><text:a xlink:href="https://www.youtube.com/channel/UCtVl3kb7Xvt3pY7l6x-M6LA">https://www.youtube.com/channel/UCtVl3kb7Xvt3pY7l6x-M6LA</text:a></text:p>
          </table:table-cell>
          <table:table-cell table:style-name="ce27" office:value-type="string" office:value="http://beatty.house.gov/">
            <text:p><text:a xlink:href="http://beatty.house.gov/">http://beatty.house.gov/</text:a></text:p>
          </table:table-cell>
          <table:table-cell table:style-name="ce22" office:value-type="string">
            <text:p>133 Cannon House Office Building Washington, DC 2051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Xavier Becerra</text:p>
          </table:table-cell>
          <table:table-cell table:style-name="ce22" office:value-type="string">
            <text:p>202-225-6235</text:p>
          </table:table-cell>
          <table:table-cell table:style-name="ce22" office:value-type="string">
            <text:p>202-225-2202</text:p>
          </table:table-cell>
          <table:table-cell table:style-name="ce27" office:value-type="string" office:value="https://becerraforms.house.gov/forms/writeyourrep/">
            <text:p><text:a xlink:href="https://becerraforms.house.gov/forms/writeyourrep/">https://becerraforms.house.gov/forms/writeyourrep/</text:a></text:p>
          </table:table-cell>
          <table:table-cell table:style-name="ce22" office:value-type="string">
            <text:p>RepBecerra</text:p>
          </table:table-cell>
          <table:table-cell table:style-name="ce27" office:value-type="string" office:value="https://www.facebook.com/XavierBecerra">
            <text:p><text:a xlink:href="https://www.facebook.com/XavierBecerra">https://www.facebook.com/XavierBecerra</text:a></text:p>
          </table:table-cell>
          <table:table-cell table:style-name="ce27" office:value-type="string" office:value="https://www.youtube.com/user/XavierBecerra">
            <text:p><text:a xlink:href="https://www.youtube.com/user/XavierBecerra">https://www.youtube.com/user/XavierBecerra</text:a></text:p>
          </table:table-cell>
          <table:table-cell table:style-name="ce27" office:value-type="string" office:value="http://becerra.house.gov/">
            <text:p><text:a xlink:href="http://becerra.house.gov/">http://becerra.house.gov/</text:a></text:p>
          </table:table-cell>
          <table:table-cell table:style-name="ce22" office:value-type="string">
            <text:p>1226 Longworth House Office Building Washington, D.C. 20515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Michael Bennet</text:p>
          </table:table-cell>
          <table:table-cell table:style-name="ce22" office:value-type="string">
            <text:p>(202) 224-5852</text:p>
          </table:table-cell>
          <table:table-cell/>
          <table:table-cell table:style-name="ce27" office:value-type="string" office:value="www.bennet.senate.gov/?p=contact">
            <text:p><text:a xlink:href="http://www.bennet.senate.gov/?p=contact">www.bennet.senate.gov/?p=contact</text:a></text:p>
          </table:table-cell>
          <table:table-cell table:style-name="ce22" office:value-type="string">
            <text:p>SenBennetCO </text:p>
          </table:table-cell>
          <table:table-cell table:style-name="ce27" office:value-type="string" office:value="https://www.facebook.com/senatorbennet/">
            <text:p><text:a xlink:href="https://www.facebook.com/senatorbennet/">https://www.facebook.com/senatorbennet/</text:a></text:p>
          </table:table-cell>
          <table:table-cell table:style-name="ce27" office:value-type="string" office:value="https://www.youtube.com/user/SenatorBennet">
            <text:p><text:a xlink:href="https://www.youtube.com/user/SenatorBennet">https://www.youtube.com/user/SenatorBennet</text:a></text:p>
          </table:table-cell>
          <table:table-cell table:style-name="ce27" office:value-type="string" office:value="http://www.bennet.senate.gov/">
            <text:p><text:a xlink:href="http://www.bennet.senate.gov/">http://www.bennet.senate.gov/</text:a></text:p>
          </table:table-cell>
          <table:table-cell table:style-name="ce22" office:value-type="string">
            <text:p>261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mi Bera</text:p>
          </table:table-cell>
          <table:table-cell table:style-name="ce22" office:value-type="string">
            <text:p>202-225-5716</text:p>
          </table:table-cell>
          <table:table-cell table:style-name="ce22" office:value-type="string">
            <text:p>(202) 226-1298</text:p>
          </table:table-cell>
          <table:table-cell table:style-name="ce27" office:value-type="string" office:value="https://bera.house.gov/connect-with-me/email-ami">
            <text:p><text:a xlink:href="https://bera.house.gov/connect-with-me/email-ami">https://bera.house.gov/connect-with-me/email-ami</text:a></text:p>
          </table:table-cell>
          <table:table-cell table:style-name="ce41" office:value-type="string">
            <text:p>RepBera</text:p>
          </table:table-cell>
          <table:table-cell table:style-name="ce27" office:value-type="string" office:value="https://www.facebook.com/RepAmiBera">
            <text:p><text:a xlink:href="https://www.facebook.com/RepAmiBera">https://www.facebook.com/RepAmiBera</text:a></text:p>
          </table:table-cell>
          <table:table-cell table:style-name="ce27" office:value-type="string" office:value="https://www.youtube.com/user/repamibera">
            <text:p><text:a xlink:href="https://www.youtube.com/user/repamibera">https://www.youtube.com/user/repamibera</text:a></text:p>
          </table:table-cell>
          <table:table-cell table:style-name="ce27" office:value-type="string" office:value="https://bera.house.gov/">
            <text:p><text:a xlink:href="https://bera.house.gov/">https://bera.house.gov/</text:a></text:p>
          </table:table-cell>
          <table:table-cell table:style-name="ce22" office:value-type="string">
            <text:p>1535 Longworth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eff Berman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on Beyer</text:p>
          </table:table-cell>
          <table:table-cell table:style-name="ce22" office:value-type="string">
            <text:p>202-225-4376</text:p>
          </table:table-cell>
          <table:table-cell table:style-name="ce22" office:value-type="string">
            <text:p>(202) 225-0017</text:p>
          </table:table-cell>
          <table:table-cell table:style-name="ce27" office:value-type="string" office:value="https://beyer.house.gov/contact/">
            <text:p><text:a xlink:href="https://beyer.house.gov/contact/">https://beyer.house.gov/contact/</text:a></text:p>
          </table:table-cell>
          <table:table-cell table:style-name="ce22" office:value-type="string">
            <text:p>repdonbeyer</text:p>
          </table:table-cell>
          <table:table-cell table:style-name="ce27" office:value-type="string" office:value="https://www.facebook.com/RepDonBeyer">
            <text:p><text:a xlink:href="https://www.facebook.com/RepDonBeyer">https://www.facebook.com/RepDonBeyer</text:a></text:p>
          </table:table-cell>
          <table:table-cell table:style-name="ce27" office:value-type="string" office:value="https://www.youtube.com/channel/UCPJGVbOVcAVGiBwq8qr_T9w">
            <text:p><text:a xlink:href="https://www.youtube.com/channel/UCPJGVbOVcAVGiBwq8qr_T9w">https://www.youtube.com/channel/UCPJGVbOVcAVGiBwq8qr_T9w</text:a></text:p>
          </table:table-cell>
          <table:table-cell table:style-name="ce27" office:value-type="string" office:value="https://beyer.house.gov/">
            <text:p><text:a xlink:href="https://beyer.house.gov/">https://beyer.house.gov/</text:a></text:p>
          </table:table-cell>
          <table:table-cell table:style-name="ce22" office:value-type="string">
            <text:p>431 Cannon H.O.B., Washington, D.C. 20515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Richard Blumenthal</text:p>
          </table:table-cell>
          <table:table-cell table:style-name="ce22" office:value-type="string">
            <text:p>(202) 224-2823</text:p>
          </table:table-cell>
          <table:table-cell/>
          <table:table-cell table:style-name="ce27" office:value-type="string" office:value="www.blumenthal.senate.gov/contact/">
            <text:p><text:a xlink:href="http://www.blumenthal.senate.gov/contact/">www.blumenthal.senate.gov/contact/</text:a></text:p>
          </table:table-cell>
          <table:table-cell table:style-name="ce22" office:value-type="string">
            <text:p>SenBlumenthal </text:p>
          </table:table-cell>
          <table:table-cell table:style-name="ce27" office:value-type="string" office:value="https://www.facebook.com/SenBlumenthal">
            <text:p><text:a xlink:href="https://www.facebook.com/SenBlumenthal">https://www.facebook.com/SenBlumenthal</text:a></text:p>
          </table:table-cell>
          <table:table-cell table:style-name="ce27" office:value-type="string" office:value="https://www.youtube.com/user/SenatorBlumenthal">
            <text:p><text:a xlink:href="https://www.youtube.com/user/SenatorBlumenthal">https://www.youtube.com/user/SenatorBlumenthal</text:a></text:p>
          </table:table-cell>
          <table:table-cell table:style-name="ce27" office:value-type="string" office:value="http://www.blumenthal.senate.gov/">
            <text:p><text:a xlink:href="http://www.blumenthal.senate.gov/">http://www.blumenthal.senate.gov/</text:a></text:p>
          </table:table-cell>
          <table:table-cell table:style-name="ce22" office:value-type="string">
            <text:p>706 Hart Senate Office Bldg, Washington, DC, 20510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ames Boland</text:p>
          </table:table-cell>
          <table:table-cell table:number-columns-repeated="3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OR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uzanne Bonamici</text:p>
          </table:table-cell>
          <table:table-cell table:style-name="ce22" office:value-type="string">
            <text:p>202-225-0855</text:p>
          </table:table-cell>
          <table:table-cell table:style-name="ce22" office:value-type="string">
            <text:p> (202) 225-9497</text:p>
          </table:table-cell>
          <table:table-cell table:style-name="ce27" office:value-type="string" office:value="https://bonamici.house.gov/contact-me/email-me">
            <text:p><text:a xlink:href="https://bonamici.house.gov/contact-me/email-me">https://bonamici.house.gov/contact-me/email-me</text:a></text:p>
          </table:table-cell>
          <table:table-cell table:style-name="ce22" office:value-type="string">
            <text:p>RepBonamici</text:p>
          </table:table-cell>
          <table:table-cell table:style-name="ce27" office:value-type="string" office:value="https://www.facebook.com/CongresswomanBonamici">
            <text:p><text:a xlink:href="https://www.facebook.com/CongresswomanBonamici">https://www.facebook.com/CongresswomanBonamici</text:a></text:p>
          </table:table-cell>
          <table:table-cell table:style-name="ce27" office:value-type="string" office:value="https://www.youtube.com/user/RepSuzanneBonamici/">
            <text:p><text:a xlink:href="https://www.youtube.com/user/RepSuzanneBonamici/">https://www.youtube.com/user/RepSuzanneBonamici/</text:a></text:p>
          </table:table-cell>
          <table:table-cell table:style-name="ce27" office:value-type="string" office:value="https://bonamici.house.gov/">
            <text:p><text:a xlink:href="https://bonamici.house.gov/">https://bonamici.house.gov/</text:a></text:p>
          </table:table-cell>
          <table:table-cell table:style-name="ce22" office:value-type="string">
            <text:p>439 Cannon HOB, Washington, DC, 20510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Cory Booker</text:p>
          </table:table-cell>
          <table:table-cell table:style-name="ce22" office:value-type="string">
            <text:p>(202) 224-3224</text:p>
          </table:table-cell>
          <table:table-cell table:style-name="ce22" office:value-type="string">
            <text:p>(202) 224-8378</text:p>
          </table:table-cell>
          <table:table-cell table:style-name="ce27" office:value-type="string" office:value="www.booker.senate.gov/?p=contact">
            <text:p><text:a xlink:href="http://www.booker.senate.gov/?p=contact">www.booker.senate.gov/?p=contact</text:a></text:p>
          </table:table-cell>
          <table:table-cell table:style-name="ce22" office:value-type="string">
            <text:p>CoryBooker</text:p>
          </table:table-cell>
          <table:table-cell/>
          <table:table-cell table:style-name="ce27" office:value-type="string" office:value="https://www.youtube.com/sencorybooker">
            <text:p><text:a xlink:href="https://www.youtube.com/sencorybooker">https://www.youtube.com/sencorybooker</text:a></text:p>
          </table:table-cell>
          <table:table-cell table:style-name="ce27" office:value-type="string" office:value="https://www.booker.senate.gov/">
            <text:p><text:a xlink:href="https://www.booker.senate.gov/">https://www.booker.senate.gov/</text:a></text:p>
          </table:table-cell>
          <table:table-cell table:style-name="ce22" office:value-type="string">
            <text:p>359 Dirksen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GU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deleine Bordallo</text:p>
          </table:table-cell>
          <table:table-cell table:style-name="ce22" office:value-type="string">
            <text:p>(202) 225-1188</text:p>
          </table:table-cell>
          <table:table-cell table:style-name="ce22" office:value-type="string">
            <text:p>(202) 226-0341</text:p>
          </table:table-cell>
          <table:table-cell table:style-name="ce27" office:value-type="string" office:value="https://bordallo.house.gov/contact/email">
            <text:p><text:a xlink:href="https://bordallo.house.gov/contact/email">https://bordallo.house.gov/contact/email</text:a></text:p>
          </table:table-cell>
          <table:table-cell/>
          <table:table-cell table:style-name="ce27" office:value-type="string" office:value="https://www.facebook.com/madeleine.bordallo">
            <text:p><text:a xlink:href="https://www.facebook.com/madeleine.bordallo">https://www.facebook.com/madeleine.bordallo</text:a></text:p>
          </table:table-cell>
          <table:table-cell table:style-name="ce27" office:value-type="string" office:value="https://www.youtube.com/user/RepMadeleineBordallo">
            <text:p><text:a xlink:href="https://www.youtube.com/user/RepMadeleineBordallo">https://www.youtube.com/user/RepMadeleineBordallo</text:a></text:p>
          </table:table-cell>
          <table:table-cell table:style-name="ce27" office:value-type="string" office:value="https://bordallo.house.gov/">
            <text:p><text:a xlink:href="https://bordallo.house.gov/">https://bordallo.house.gov/</text:a></text:p>
          </table:table-cell>
          <table:table-cell table:style-name="ce22" office:value-type="string">
            <text:p>2441 Rayburn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arbara Boxer</text:p>
          </table:table-cell>
          <table:table-cell table:style-name="ce22" office:value-type="string">
            <text:p>(202) 224-3553</text:p>
          </table:table-cell>
          <table:table-cell/>
          <table:table-cell table:style-name="ce27" office:value-type="string" office:value="www.boxer.senate.gov/contact/">
            <text:p><text:a xlink:href="http://www.boxer.senate.gov/contact/">www.boxer.senate.gov/contact/</text:a></text:p>
          </table:table-cell>
          <table:table-cell table:style-name="ce22" office:value-type="string">
            <text:p>SenatorBoxer </text:p>
          </table:table-cell>
          <table:table-cell table:style-name="ce27" office:value-type="string" office:value="https://www.facebook.com/senatorboxer">
            <text:p><text:a xlink:href="https://www.facebook.com/senatorboxer">https://www.facebook.com/senatorboxer</text:a></text:p>
          </table:table-cell>
          <table:table-cell table:style-name="ce27" office:value-type="string" office:value="https://www.youtube.com/user/SenatorBoxer">
            <text:p><text:a xlink:href="https://www.youtube.com/user/SenatorBoxer">https://www.youtube.com/user/SenatorBoxer</text:a></text:p>
          </table:table-cell>
          <table:table-cell/>
          <table:table-cell table:style-name="ce22" office:value-type="string">
            <text:p>11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ID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arolyn Boyce</text:p>
          </table:table-cell>
          <table:table-cell table:number-columns-repeated="3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andra Brandt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oug Brooks</text:p>
          </table:table-cell>
        </table:table-row>
        <table:table-row table:style-name="ro2">
          <table:table-cell/>
          <table:table-cell table:style-name="ce21" office:value-type="string">
            <text:p>S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oyd Brown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orrine Brown</text:p>
          </table:table-cell>
          <table:table-cell table:style-name="ce22" office:value-type="string">
            <text:p>(202) 225-0123</text:p>
          </table:table-cell>
          <table:table-cell table:style-name="ce22" office:value-type="string">
            <text:p> (202) 225-2256</text:p>
          </table:table-cell>
          <table:table-cell table:style-name="ce27" office:value-type="string" office:value="https://corrinebrown.house.gov/contact-me/email-me">
            <text:p><text:a xlink:href="https://corrinebrown.house.gov/contact-me/email-me">https://corrinebrown.house.gov/contact-me/email-me</text:a></text:p>
          </table:table-cell>
          <table:table-cell table:style-name="ce22" office:value-type="string">
            <text:p>RepCorrineBrown</text:p>
          </table:table-cell>
          <table:table-cell table:style-name="ce27" office:value-type="string" office:value="https://www.facebook.com/congresswomanbrown">
            <text:p><text:a xlink:href="https://www.facebook.com/congresswomanbrown">https://www.facebook.com/congresswomanbrown</text:a></text:p>
          </table:table-cell>
          <table:table-cell table:style-name="ce27" office:value-type="string" office:value="https://www.youtube.com/user/CongresswomanBrown">
            <text:p><text:a xlink:href="https://www.youtube.com/user/CongresswomanBrown">https://www.youtube.com/user/CongresswomanBrown</text:a></text:p>
          </table:table-cell>
          <table:table-cell table:style-name="ce27" office:value-type="string" office:value="https://corrinebrown.house.gov/">
            <text:p><text:a xlink:href="https://corrinebrown.house.gov/">https://corrinebrown.house.gov/</text:a></text:p>
          </table:table-cell>
          <table:table-cell table:style-name="ce22" office:value-type="string">
            <text:p>2111 Rayburn HOB,  Washington, D.C. 20515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Sherrod Brown</text:p>
          </table:table-cell>
          <table:table-cell table:style-name="ce22" office:value-type="string">
            <text:p>(202) 224-2315</text:p>
          </table:table-cell>
          <table:table-cell table:style-name="ce22" office:value-type="string">
            <text:p>(202) 228-6321</text:p>
          </table:table-cell>
          <table:table-cell table:style-name="ce27" office:value-type="string" office:value=" www.brown.senate.gov/contact/">
            <text:p><text:a xlink:href="http://www.brown.senate.gov/contact/"> www.brown.senate.gov/contact/</text:a></text:p>
          </table:table-cell>
          <table:table-cell table:style-name="ce22" office:value-type="string">
            <text:p>SenSherrodBrown </text:p>
          </table:table-cell>
          <table:table-cell/>
          <table:table-cell table:style-name="ce27" office:value-type="string" office:value="https://www.youtube.com/user/SherrodBrownOhio">
            <text:p><text:a xlink:href="https://www.youtube.com/user/SherrodBrownOhio">https://www.youtube.com/user/SherrodBrownOhio</text:a></text:p>
          </table:table-cell>
          <table:table-cell table:style-name="ce27" office:value-type="string" office:value="http://www.brown.senate.gov/">
            <text:p><text:a xlink:href="http://www.brown.senate.gov/">http://www.brown.senate.gov/</text:a></text:p>
          </table:table-cell>
          <table:table-cell table:style-name="ce22" office:value-type="string">
            <text:p>71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ulia Brownley</text:p>
          </table:table-cell>
          <table:table-cell table:style-name="ce22" office:value-type="string">
            <text:p>202-225-5811</text:p>
          </table:table-cell>
          <table:table-cell table:style-name="ce22" office:value-type="string">
            <text:p> (202) 225-1100</text:p>
          </table:table-cell>
          <table:table-cell table:style-name="ce27" office:value-type="string" office:value="https://juliabrownley.house.gov/contact/email-me">
            <text:p><text:a xlink:href="https://juliabrownley.house.gov/contact/email-me">https://juliabrownley.house.gov/contact/email-me</text:a></text:p>
          </table:table-cell>
          <table:table-cell table:style-name="ce22" office:value-type="string">
            <text:p>JuliaBrownley26</text:p>
          </table:table-cell>
          <table:table-cell table:style-name="ce27" office:value-type="string" office:value="https://www.facebook.com/RepJuliaBrownley">
            <text:p><text:a xlink:href="https://www.facebook.com/RepJuliaBrownley">https://www.facebook.com/RepJuliaBrownley</text:a></text:p>
          </table:table-cell>
          <table:table-cell table:style-name="ce27" office:value-type="string" office:value="https://www.youtube.com/user/RepJuliaBrownley">
            <text:p><text:a xlink:href="https://www.youtube.com/user/RepJuliaBrownley">https://www.youtube.com/user/RepJuliaBrownley</text:a></text:p>
          </table:table-cell>
          <table:table-cell table:style-name="ce27" office:value-type="string" office:value="https://juliabrownley.house.gov/">
            <text:p><text:a xlink:href="https://juliabrownley.house.gov/">https://juliabrownley.house.gov/</text:a></text:p>
          </table:table-cell>
          <table:table-cell table:style-name="ce22" office:value-type="string">
            <text:p>1019 Longworth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celyn Bucaro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Tonio Burgos</text:p>
          </table:table-cell>
        </table:table-row>
        <table:table-row table:style-name="ro2">
          <table:table-cell/>
          <table:table-cell table:style-name="ce21" office:value-type="string">
            <text:p>I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ordelia Burks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heri Bustos</text:p>
          </table:table-cell>
          <table:table-cell table:style-name="ce22" office:value-type="string">
            <text:p>202-225-5905</text:p>
          </table:table-cell>
          <table:table-cell/>
          <table:table-cell table:style-name="ce27" office:value-type="string" office:value="https://bustos.house.gov/contact">
            <text:p><text:a xlink:href="https://bustos.house.gov/contact">https://bustos.house.gov/contact</text:a></text:p>
          </table:table-cell>
          <table:table-cell table:style-name="ce22" office:value-type="string">
            <text:p>RepCheri</text:p>
          </table:table-cell>
          <table:table-cell table:style-name="ce27" office:value-type="string" office:value="https://www.facebook.com/RepCheri">
            <text:p><text:a xlink:href="https://www.facebook.com/RepCheri">https://www.facebook.com/RepCheri</text:a></text:p>
          </table:table-cell>
          <table:table-cell table:style-name="ce27" office:value-type="string" office:value="https://www.youtube.com/user/RepCheri">
            <text:p><text:a xlink:href="https://www.youtube.com/user/RepCheri">https://www.youtube.com/user/RepCheri</text:a></text:p>
          </table:table-cell>
          <table:table-cell table:style-name="ce27" office:value-type="string" office:value="https://bustos.house.gov/">
            <text:p><text:a xlink:href="https://bustos.house.gov/">https://bustos.house.gov/</text:a></text:p>
          </table:table-cell>
          <table:table-cell table:style-name="ce22" office:value-type="string">
            <text:p>1009 Longworth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Maria Cantwell</text:p>
          </table:table-cell>
          <table:table-cell table:style-name="ce22" office:value-type="string">
            <text:p>(202) 224-3441</text:p>
          </table:table-cell>
          <table:table-cell/>
          <table:table-cell table:style-name="ce27" office:value-type="string" office:value="www.cantwell.senate.gov/public/index.cfm/email-maria">
            <text:p><text:a xlink:href="http://www.cantwell.senate.gov/public/index.cfm/email-maria">www.cantwell.senate.gov/public/index.cfm/email-maria</text:a></text:p>
          </table:table-cell>
          <table:table-cell table:style-name="ce22" office:value-type="string">
            <text:p>SenatorCantwell </text:p>
          </table:table-cell>
          <table:table-cell/>
          <table:table-cell table:style-name="ce27" office:value-type="string" office:value="https://www.youtube.com/user/SenatorCantwell">
            <text:p><text:a xlink:href="https://www.youtube.com/user/SenatorCantwell">https://www.youtube.com/user/SenatorCantwell</text:a></text:p>
          </table:table-cell>
          <table:table-cell table:style-name="ce27" office:value-type="string" office:value="http://www.cantwell.senate.gov/">
            <text:p><text:a xlink:href="http://www.cantwell.senate.gov/">http://www.cantwell.senate.gov/</text:a></text:p>
          </table:table-cell>
          <table:table-cell table:style-name="ce22" office:value-type="string">
            <text:p>51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ois Capps</text:p>
          </table:table-cell>
          <table:table-cell table:style-name="ce22" office:value-type="string">
            <text:p>202-225-3601</text:p>
          </table:table-cell>
          <table:table-cell table:style-name="ce22" office:value-type="string">
            <text:p> </text:p>
          </table:table-cell>
          <table:table-cell table:style-name="ce27" office:value-type="string" office:value="https://capps.house.gov/contact-me/email-me">
            <text:p><text:a xlink:href="https://capps.house.gov/contact-me/email-me">https://capps.house.gov/contact-me/email-me</text:a></text:p>
          </table:table-cell>
          <table:table-cell table:style-name="ce22" office:value-type="string">
            <text:p>RepLoisCapps</text:p>
          </table:table-cell>
          <table:table-cell table:style-name="ce27" office:value-type="string" office:value="https://www.facebook.com/loiscapps">
            <text:p><text:a xlink:href="https://www.facebook.com/loiscapps">https://www.facebook.com/loiscapps</text:a></text:p>
          </table:table-cell>
          <table:table-cell table:style-name="ce27" office:value-type="string" office:value="https://www.youtube.com/user/reploiscapps">
            <text:p><text:a xlink:href="https://www.youtube.com/user/reploiscapps">https://www.youtube.com/user/reploiscapps</text:a></text:p>
          </table:table-cell>
          <table:table-cell table:style-name="ce27" office:value-type="string" office:value="https://capps.house.gov">
            <text:p><text:a xlink:href="https://capps.house.gov">https://capps.house.gov</text:a></text:p>
          </table:table-cell>
          <table:table-cell table:style-name="ce22" office:value-type="string">
            <text:p>2231 Rayburn House Office Building,   Washington, D.C. 20515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ichael Capuano</text:p>
          </table:table-cell>
          <table:table-cell table:style-name="ce22" office:value-type="string">
            <text:p>202-225-5111</text:p>
          </table:table-cell>
          <table:table-cell table:style-name="ce22" office:value-type="string">
            <text:p>(202) 225-9322</text:p>
          </table:table-cell>
          <table:table-cell table:style-name="ce27" office:value-type="string" office:value="http://capuano.house.gov/contact/email.shtml">
            <text:p><text:a xlink:href="http://capuano.house.gov/contact/email.shtml">http://capuano.house.gov/contact/email.shtml</text:a></text:p>
          </table:table-cell>
          <table:table-cell/>
          <table:table-cell table:style-name="ce27" office:value-type="string" office:value="https://www.facebook.com/RepMichaelCapuano">
            <text:p><text:a xlink:href="https://www.facebook.com/RepMichaelCapuano">https://www.facebook.com/RepMichaelCapuano</text:a></text:p>
          </table:table-cell>
          <table:table-cell table:style-name="ce27" office:value-type="string" office:value="https://www.youtube.com/user/RepMikeCapuano">
            <text:p><text:a xlink:href="https://www.youtube.com/user/RepMikeCapuano">https://www.youtube.com/user/RepMikeCapuano</text:a></text:p>
          </table:table-cell>
          <table:table-cell table:style-name="ce27" office:value-type="string" office:value="http://capuano.house.gov/">
            <text:p><text:a xlink:href="http://capuano.house.gov/">http://capuano.house.gov/</text:a></text:p>
          </table:table-cell>
          <table:table-cell table:style-name="ce22" office:value-type="string">
            <text:p>1414 Longworth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ony Cardenas</text:p>
          </table:table-cell>
          <table:table-cell table:style-name="ce22" office:value-type="string">
            <text:p>202-225-6131</text:p>
          </table:table-cell>
          <table:table-cell/>
          <table:table-cell table:style-name="ce27" office:value-type="string" office:value="https://cardenas.house.gov/contact/email-me">
            <text:p><text:a xlink:href="https://cardenas.house.gov/contact/email-me">https://cardenas.house.gov/contact/email-me</text:a></text:p>
          </table:table-cell>
          <table:table-cell table:style-name="ce22" office:value-type="string">
            <text:p>RepCardenas</text:p>
          </table:table-cell>
          <table:table-cell table:style-name="ce27" office:value-type="string" office:value="https://www.facebook.com/repcardenas">
            <text:p><text:a xlink:href="https://www.facebook.com/repcardenas">https://www.facebook.com/repcardenas</text:a></text:p>
          </table:table-cell>
          <table:table-cell table:style-name="ce27" office:value-type="string" office:value="https://www.youtube.com/user/repcardenas">
            <text:p><text:a xlink:href="https://www.youtube.com/user/repcardenas">https://www.youtube.com/user/repcardenas</text:a></text:p>
          </table:table-cell>
          <table:table-cell table:style-name="ce27" office:value-type="string" office:value="https://cardenas.house.gov">
            <text:p><text:a xlink:href="https://cardenas.house.gov">https://cardenas.house.gov</text:a></text:p>
          </table:table-cell>
          <table:table-cell table:style-name="ce22" office:value-type="string">
            <text:p>1510 Longworth House Office Building,  Washington, D.C. 20515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en Cardin</text:p>
          </table:table-cell>
          <table:table-cell table:style-name="ce22" office:value-type="string">
            <text:p>(202) 224-4524</text:p>
          </table:table-cell>
          <table:table-cell/>
          <table:table-cell table:style-name="ce27" office:value-type="string" office:value="www.cardin.senate.gov/contact/">
            <text:p><text:a xlink:href="http://www.cardin.senate.gov/contact/">www.cardin.senate.gov/contact/</text:a></text:p>
          </table:table-cell>
          <table:table-cell table:style-name="ce22" office:value-type="string">
            <text:p>SenatorCardin </text:p>
          </table:table-cell>
          <table:table-cell table:style-name="ce27" office:value-type="string" office:value="https://www.facebook.com/senatorbencardin">
            <text:p><text:a xlink:href="https://www.facebook.com/senatorbencardin">https://www.facebook.com/senatorbencardin</text:a></text:p>
          </table:table-cell>
          <table:table-cell table:style-name="ce27" office:value-type="string" office:value="http://www.youtube.com/senatorcardin">
            <text:p><text:a xlink:href="http://www.youtube.com/senatorcardin">http://www.youtube.com/senatorcardin</text:a></text:p>
          </table:table-cell>
          <table:table-cell table:style-name="ce27" office:value-type="string" office:value="http://www.cardin.senate.gov/">
            <text:p><text:a xlink:href="http://www.cardin.senate.gov/">http://www.cardin.senate.gov/</text:a></text:p>
          </table:table-cell>
          <table:table-cell table:style-name="ce22" office:value-type="string">
            <text:p>509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ria Cardona</text:p>
          </table:table-cell>
          <table:table-cell table:number-columns-repeated="3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DE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Carney</text:p>
          </table:table-cell>
          <table:table-cell table:style-name="ce22" office:value-type="string">
            <text:p>(202) 225-4165</text:p>
          </table:table-cell>
          <table:table-cell/>
          <table:table-cell table:style-name="ce27" office:value-type="string" office:value="https://forms.house.gov/carney/webforms/email-me.shtml">
            <text:p><text:a xlink:href="https://forms.house.gov/carney/webforms/email-me.shtml">https://forms.house.gov/carney/webforms/email-me.shtml</text:a></text:p>
          </table:table-cell>
          <table:table-cell table:style-name="ce22" office:value-type="string">
            <text:p>johncarneyde</text:p>
          </table:table-cell>
          <table:table-cell table:style-name="ce27" office:value-type="string" office:value="https://www.facebook.com/JohnCarneyDE">
            <text:p><text:a xlink:href="https://www.facebook.com/JohnCarneyDE">https://www.facebook.com/JohnCarneyDE</text:a></text:p>
          </table:table-cell>
          <table:table-cell table:style-name="ce27" office:value-type="string" office:value="https://www.youtube.com/user/RepJohnCarney">
            <text:p><text:a xlink:href="https://www.youtube.com/user/RepJohnCarney">https://www.youtube.com/user/RepJohnCarney</text:a></text:p>
          </table:table-cell>
          <table:table-cell table:style-name="ce27" office:value-type="string" office:value="http://johncarney.house.gov/">
            <text:p><text:a xlink:href="http://johncarney.house.gov/">http://johncarney.house.gov/</text:a></text:p>
          </table:table-cell>
          <table:table-cell table:style-name="ce22" office:value-type="string">
            <text:p>1406 Longworth HOB,  Washington, D.C. 20515</text:p>
          </table:table-cell>
        </table:table-row>
        <table:table-row table:style-name="ro2">
          <table:table-cell/>
          <table:table-cell table:style-name="ce21" office:value-type="string">
            <text:p>DE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Tom Carper</text:p>
          </table:table-cell>
          <table:table-cell table:style-name="ce22" office:value-type="string">
            <text:p>(202) 224-2441</text:p>
          </table:table-cell>
          <table:table-cell/>
          <table:table-cell table:style-name="ce27" office:value-type="string" office:value="carper.senate.gov/public/index.cfm/email-senator-carper">
            <text:p><text:a xlink:href="http://carper.senate.gov/public/index.cfm/email-senator-carper">carper.senate.gov/public/index.cfm/email-senator-carper</text:a></text:p>
          </table:table-cell>
          <table:table-cell table:style-name="ce22" office:value-type="string">
            <text:p>SenatorCarper </text:p>
          </table:table-cell>
          <table:table-cell table:style-name="ce27" office:value-type="string" office:value="https://www.facebook.com/tomcarper">
            <text:p><text:a xlink:href="https://www.facebook.com/tomcarper">https://www.facebook.com/tomcarper</text:a></text:p>
          </table:table-cell>
          <table:table-cell table:style-name="ce27" office:value-type="string" office:value="https://www.youtube.com/user/SenatorCarper">
            <text:p><text:a xlink:href="https://www.youtube.com/user/SenatorCarper">https://www.youtube.com/user/SenatorCarper</text:a></text:p>
          </table:table-cell>
          <table:table-cell table:style-name="ce27" office:value-type="string" office:value="http://carper.senate.gov/">
            <text:p><text:a xlink:href="http://carper.senate.gov/">http://carper.senate.gov/</text:a></text:p>
          </table:table-cell>
          <table:table-cell table:style-name="ce22" office:value-type="string">
            <text:p>51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I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ndré Carson</text:p>
          </table:table-cell>
          <table:table-cell table:style-name="ce22" office:value-type="string">
            <text:p>202-225-4011</text:p>
          </table:table-cell>
          <table:table-cell table:style-name="ce22" office:value-type="string">
            <text:p>202-225-5633</text:p>
          </table:table-cell>
          <table:table-cell table:style-name="ce27" office:value-type="string" office:value="https://carson.house.gov/contact/email-me">
            <text:p><text:a xlink:href="https://carson.house.gov/contact/email-me">https://carson.house.gov/contact/email-me</text:a></text:p>
          </table:table-cell>
          <table:table-cell table:style-name="ce22" office:value-type="string">
            <text:p>repandrecarson</text:p>
          </table:table-cell>
          <table:table-cell table:style-name="ce27" office:value-type="string" office:value="https://www.facebook.com/CongressmanAndreCarson">
            <text:p><text:a xlink:href="https://www.facebook.com/CongressmanAndreCarson">https://www.facebook.com/CongressmanAndreCarson</text:a></text:p>
          </table:table-cell>
          <table:table-cell table:style-name="ce27" office:value-type="string" office:value="https://www.youtube.com/user/RepAndreCarson">
            <text:p><text:a xlink:href="https://www.youtube.com/user/RepAndreCarson">https://www.youtube.com/user/RepAndreCarson</text:a></text:p>
          </table:table-cell>
          <table:table-cell table:style-name="ce27" office:value-type="string" office:value="https://carson.house.gov/">
            <text:p><text:a xlink:href="https://carson.house.gov/">https://carson.house.gov/</text:a></text:p>
          </table:table-cell>
          <table:table-cell table:style-name="ce22" office:value-type="string">
            <text:p>2453 Rayburn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tt Cartwright</text:p>
          </table:table-cell>
          <table:table-cell table:style-name="ce22" office:value-type="string">
            <text:p>202-225-5546</text:p>
          </table:table-cell>
          <table:table-cell table:style-name="ce22" office:value-type="string">
            <text:p>202-226-0996 </text:p>
          </table:table-cell>
          <table:table-cell table:style-name="ce27" office:value-type="string" office:value="https://cartwright.house.gov/contact/email-me">
            <text:p><text:a xlink:href="https://cartwright.house.gov/contact/email-me">https://cartwright.house.gov/contact/email-me</text:a></text:p>
          </table:table-cell>
          <table:table-cell table:style-name="ce22" office:value-type="string">
            <text:p>RepCartwright</text:p>
          </table:table-cell>
          <table:table-cell table:style-name="ce27" office:value-type="string" office:value="https://www.facebook.com/CongressmanMattCartwright">
            <text:p><text:a xlink:href="https://www.facebook.com/CongressmanMattCartwright">https://www.facebook.com/CongressmanMattCartwright</text:a></text:p>
          </table:table-cell>
          <table:table-cell table:style-name="ce27" office:value-type="string" office:value="https://www.youtube.com/channel/UCnAOvexSGLBnYidaFzguhTQ">
            <text:p><text:a xlink:href="https://www.youtube.com/channel/UCnAOvexSGLBnYidaFzguhTQ">https://www.youtube.com/channel/UCnAOvexSGLBnYidaFzguhTQ</text:a></text:p>
          </table:table-cell>
          <table:table-cell table:style-name="ce27" office:value-type="string" office:value="https://cartwright.house.gov/">
            <text:p><text:a xlink:href="https://cartwright.house.gov/">https://cartwright.house.gov/</text:a></text:p>
          </table:table-cell>
          <table:table-cell table:style-name="ce22" office:value-type="string">
            <text:p>1419 Longworth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ob Casey, Jr.</text:p>
          </table:table-cell>
          <table:table-cell table:style-name="ce22" office:value-type="string">
            <text:p>(202) 224-6324</text:p>
          </table:table-cell>
          <table:table-cell/>
          <table:table-cell table:style-name="ce27" office:value-type="string" office:value="www.casey.senate.gov/contact/">
            <text:p><text:a xlink:href="http://www.casey.senate.gov/contact/">www.casey.senate.gov/contact/</text:a></text:p>
          </table:table-cell>
          <table:table-cell table:style-name="ce22" office:value-type="string">
            <text:p>SenBobCasey </text:p>
          </table:table-cell>
          <table:table-cell table:style-name="ce27" office:value-type="string" office:value="https://www.facebook.com/SenatorBobCasey">
            <text:p><text:a xlink:href="https://www.facebook.com/SenatorBobCasey">https://www.facebook.com/SenatorBobCasey</text:a></text:p>
          </table:table-cell>
          <table:table-cell table:style-name="ce27" office:value-type="string" office:value="https://www.youtube.com/user/SenatorBobCasey">
            <text:p><text:a xlink:href="https://www.youtube.com/user/SenatorBobCasey">https://www.youtube.com/user/SenatorBobCasey</text:a></text:p>
          </table:table-cell>
          <table:table-cell table:style-name="ce27" office:value-type="string" office:value="www.casey.senate.gov">
            <text:p><text:a xlink:href="http://www.casey.senate.gov">www.casey.senate.gov</text:a></text:p>
          </table:table-cell>
          <table:table-cell table:style-name="ce22" office:value-type="string">
            <text:p>393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arbara Caspar Siperstein</text:p>
          </table:table-cell>
          <table:table-cell table:number-columns-repeated="3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Richard Cassidy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athy Castor</text:p>
          </table:table-cell>
          <table:table-cell table:style-name="ce22" office:value-type="string">
            <text:p>(202) 225-3376 </text:p>
          </table:table-cell>
          <table:table-cell table:style-name="ce22" office:value-type="string">
            <text:p>(202) 225-5652</text:p>
          </table:table-cell>
          <table:table-cell table:style-name="ce27" office:value-type="string" office:value="http://castor.house.gov/contact/">
            <text:p><text:a xlink:href="http://castor.house.gov/contact/">http://castor.house.gov/contact/</text:a></text:p>
          </table:table-cell>
          <table:table-cell table:style-name="ce22" office:value-type="string">
            <text:p>USRepKCastor</text:p>
          </table:table-cell>
          <table:table-cell table:style-name="ce27" office:value-type="string" office:value="https://www.facebook.com/USRepKathyCastor">
            <text:p><text:a xlink:href="https://www.facebook.com/USRepKathyCastor">https://www.facebook.com/USRepKathyCastor</text:a></text:p>
          </table:table-cell>
          <table:table-cell table:style-name="ce42" office:value-type="string">
            <text:p> </text:p>
          </table:table-cell>
          <table:table-cell table:style-name="ce43" office:value-type="string" office:value=" http://castor.house.gov/">
            <text:p><text:a xlink:href="http://castor.house.gov/"> http://castor.house.gov/</text:a></text:p>
          </table:table-cell>
          <table:table-cell table:style-name="ce22" office:value-type="string">
            <text:p>205 Cannon House Office Building, Washington, D.C. 20515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aquín Castro</text:p>
          </table:table-cell>
          <table:table-cell table:style-name="ce22" office:value-type="string">
            <text:p>202-225-3236</text:p>
          </table:table-cell>
          <table:table-cell table:style-name="ce22" office:value-type="string">
            <text:p>202-225-1915</text:p>
          </table:table-cell>
          <table:table-cell table:style-name="ce27" office:value-type="string" office:value="https://castro.house.gov/contact">
            <text:p><text:a xlink:href="https://castro.house.gov/contact">https://castro.house.gov/contact</text:a></text:p>
          </table:table-cell>
          <table:table-cell table:style-name="ce22" office:value-type="string">
            <text:p>JoaquinCastrotx</text:p>
          </table:table-cell>
          <table:table-cell table:style-name="ce27" office:value-type="string" office:value="https://www.facebook.com/JoaquinCastroTX/">
            <text:p><text:a xlink:href="https://www.facebook.com/JoaquinCastroTX/">https://www.facebook.com/JoaquinCastroTX/</text:a></text:p>
          </table:table-cell>
          <table:table-cell table:style-name="ce27" office:value-type="string" office:value="https://www.youtube.com/user/JoaquinCastroTX/">
            <text:p><text:a xlink:href="https://www.youtube.com/user/JoaquinCastroTX/">https://www.youtube.com/user/JoaquinCastroTX/</text:a></text:p>
          </table:table-cell>
          <table:table-cell table:style-name="ce27" office:value-type="string" office:value="https://castro.house.gov/">
            <text:p><text:a xlink:href="https://castro.house.gov/">https://castro.house.gov/</text:a></text:p>
          </table:table-cell>
          <table:table-cell table:style-name="ce22" office:value-type="string">
            <text:p>212 Cannon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udy Chu</text:p>
          </table:table-cell>
          <table:table-cell table:style-name="ce22" office:value-type="string">
            <text:p>202-225-5464</text:p>
          </table:table-cell>
          <table:table-cell table:style-name="ce22" office:value-type="string">
            <text:p> (202) 225-5467</text:p>
          </table:table-cell>
          <table:table-cell table:style-name="ce27" office:value-type="string" office:value="http://chu.house.gov/connect-with-me/email-judy">
            <text:p><text:a xlink:href="http://chu.house.gov/connect-with-me/email-judy">http://chu.house.gov/connect-with-me/email-judy</text:a></text:p>
          </table:table-cell>
          <table:table-cell table:style-name="ce22" office:value-type="string">
            <text:p>RepJudyChu</text:p>
          </table:table-cell>
          <table:table-cell table:style-name="ce27" office:value-type="string" office:value="https://www.facebook.com/RepJudyChu">
            <text:p><text:a xlink:href="https://www.facebook.com/RepJudyChu">https://www.facebook.com/RepJudyChu</text:a></text:p>
          </table:table-cell>
          <table:table-cell table:style-name="ce27" office:value-type="string" office:value="https://www.youtube.com/user/RepJudyChu">
            <text:p><text:a xlink:href="https://www.youtube.com/user/RepJudyChu">https://www.youtube.com/user/RepJudyChu</text:a></text:p>
          </table:table-cell>
          <table:table-cell table:style-name="ce27" office:value-type="string" office:value="http://chu.house.gov/">
            <text:p><text:a xlink:href="http://chu.house.gov/">http://chu.house.gov/</text:a></text:p>
          </table:table-cell>
          <table:table-cell table:style-name="ce22" office:value-type="string">
            <text:p>2423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R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avid Cicilline</text:p>
          </table:table-cell>
          <table:table-cell table:style-name="ce22" office:value-type="string">
            <text:p>202-225-4911</text:p>
          </table:table-cell>
          <table:table-cell table:style-name="ce22" office:value-type="string">
            <text:p> (202) 225-3290</text:p>
          </table:table-cell>
          <table:table-cell table:style-name="ce27" office:value-type="string" office:value="https://cicilline.house.gov/contact-me/email-me">
            <text:p><text:a xlink:href="https://cicilline.house.gov/contact-me/email-me">https://cicilline.house.gov/contact-me/email-me</text:a></text:p>
          </table:table-cell>
          <table:table-cell table:style-name="ce22" office:value-type="string">
            <text:p>repcicilline</text:p>
          </table:table-cell>
          <table:table-cell table:style-name="ce27" office:value-type="string" office:value="https://www.facebook.com/CongressmanDavidCicilline/">
            <text:p><text:a xlink:href="https://www.facebook.com/CongressmanDavidCicilline/">https://www.facebook.com/CongressmanDavidCicilline/</text:a></text:p>
          </table:table-cell>
          <table:table-cell table:style-name="ce27" office:value-type="string" office:value="https://www.youtube.com/user/RepDavidCicilline">
            <text:p><text:a xlink:href="https://www.youtube.com/user/RepDavidCicilline">https://www.youtube.com/user/RepDavidCicilline</text:a></text:p>
          </table:table-cell>
          <table:table-cell table:style-name="ce27" office:value-type="string" office:value="https://cicilline.house.gov/">
            <text:p><text:a xlink:href="https://cicilline.house.gov/">https://cicilline.house.gov/</text:a></text:p>
          </table:table-cell>
          <table:table-cell table:style-name="ce22" office:value-type="string">
            <text:p>2244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atherine Clark</text:p>
          </table:table-cell>
          <table:table-cell table:style-name="ce22" office:value-type="string">
            <text:p>202-225-2836</text:p>
          </table:table-cell>
          <table:table-cell/>
          <table:table-cell table:style-name="ce27" office:value-type="string" office:value="https://katherineclark.house.gov/index.cfm/email-me">
            <text:p><text:a xlink:href="https://katherineclark.house.gov/index.cfm/email-me">https://katherineclark.house.gov/index.cfm/email-me</text:a></text:p>
          </table:table-cell>
          <table:table-cell table:style-name="ce22" office:value-type="string">
            <text:p>RepKClark</text:p>
          </table:table-cell>
          <table:table-cell table:style-name="ce27" office:value-type="string" office:value="https://www.facebook.com/CongresswomanClark?_rdr=p">
            <text:p><text:a xlink:href="https://www.facebook.com/CongresswomanClark?_rdr=p">https://www.facebook.com/CongresswomanClark?_rdr=p</text:a></text:p>
          </table:table-cell>
          <table:table-cell table:style-name="ce27" office:value-type="string" office:value="https://www.youtube.com/channel/UCgaI52w7QKI8LtkSeCCmSuw">
            <text:p><text:a xlink:href="https://www.youtube.com/channel/UCgaI52w7QKI8LtkSeCCmSuw">https://www.youtube.com/channel/UCgaI52w7QKI8LtkSeCCmSuw</text:a></text:p>
          </table:table-cell>
          <table:table-cell table:style-name="ce27" office:value-type="string" office:value="https://katherineclark.house.gov/index.cfm/home">
            <text:p><text:a xlink:href="https://katherineclark.house.gov/index.cfm/home">https://katherineclark.house.gov/index.cfm/home</text:a></text:p>
          </table:table-cell>
          <table:table-cell table:style-name="ce44" office:value-type="string">
            <text:p>1721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Yvette Clarke</text:p>
          </table:table-cell>
          <table:table-cell table:style-name="ce22" office:value-type="string">
            <text:p>202-225-6231</text:p>
          </table:table-cell>
          <table:table-cell table:style-name="ce22" office:value-type="string">
            <text:p>(202) 226-0112</text:p>
          </table:table-cell>
          <table:table-cell table:style-name="ce27" office:value-type="string" office:value="https://clarke.house.gov/contact">
            <text:p><text:a xlink:href="https://clarke.house.gov/contact">https://clarke.house.gov/contact</text:a></text:p>
          </table:table-cell>
          <table:table-cell table:style-name="ce22" office:value-type="string">
            <text:p>YvetteClarke</text:p>
          </table:table-cell>
          <table:table-cell table:style-name="ce27" office:value-type="string" office:value="https://www.facebook.com/repyvettedclarke">
            <text:p><text:a xlink:href="https://www.facebook.com/repyvettedclarke">https://www.facebook.com/repyvettedclarke</text:a></text:p>
          </table:table-cell>
          <table:table-cell table:style-name="ce27" office:value-type="string" office:value="https://www.youtube.com/user/repyvetteclarke">
            <text:p><text:a xlink:href="https://www.youtube.com/user/repyvetteclarke">https://www.youtube.com/user/repyvetteclarke</text:a></text:p>
          </table:table-cell>
          <table:table-cell table:style-name="ce27" office:value-type="string" office:value="https://clarke.house.gov/">
            <text:p><text:a xlink:href="https://clarke.house.gov/">https://clarke.house.gov/</text:a></text:p>
          </table:table-cell>
          <table:table-cell table:style-name="ce22" office:value-type="string">
            <text:p>2351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William Lacy Clay, Jr.</text:p>
          </table:table-cell>
          <table:table-cell table:style-name="ce22" office:value-type="string">
            <text:p>202-225-2406</text:p>
          </table:table-cell>
          <table:table-cell table:style-name="ce22" office:value-type="string">
            <text:p>(202) 226-3717</text:p>
          </table:table-cell>
          <table:table-cell table:style-name="ce27" office:value-type="string" office:value="https://lacyclay.house.gov/contact-form">
            <text:p><text:a xlink:href="https://lacyclay.house.gov/contact-form">https://lacyclay.house.gov/contact-form</text:a></text:p>
          </table:table-cell>
          <table:table-cell/>
          <table:table-cell table:style-name="ce27" office:value-type="string" office:value="https://www.facebook.com/Congressman-Wm-Lacy-Clay-109135405838588/">
            <text:p><text:a xlink:href="https://www.facebook.com/Congressman-Wm-Lacy-Clay-109135405838588/">https://www.facebook.com/Congressman-Wm-Lacy-Clay-109135405838588/</text:a></text:p>
          </table:table-cell>
          <table:table-cell table:style-name="ce27" office:value-type="string" office:value="https://www.youtube.com/user/WilliamLacyClay">
            <text:p><text:a xlink:href="https://www.youtube.com/user/WilliamLacyClay">https://www.youtube.com/user/WilliamLacyClay</text:a></text:p>
          </table:table-cell>
          <table:table-cell table:style-name="ce27" office:value-type="string" office:value="http://lacyclay.house.gov/">
            <text:p><text:a xlink:href="http://lacyclay.house.gov/">http://lacyclay.house.gov/</text:a></text:p>
          </table:table-cell>
          <table:table-cell table:style-name="ce45" office:value-type="string">
            <text:p>2428 Rayburn  HOB, Washington, DC 20515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manuel Cleaver</text:p>
          </table:table-cell>
          <table:table-cell table:style-name="ce22" office:value-type="string">
            <text:p>202-225-4535</text:p>
          </table:table-cell>
          <table:table-cell table:style-name="ce22" office:value-type="string">
            <text:p>(202) 225-4403</text:p>
          </table:table-cell>
          <table:table-cell table:style-name="ce27" office:value-type="string" office:value="http://cleaver.house.gov/contact-me">
            <text:p><text:a xlink:href="http://cleaver.house.gov/contact-me">http://cleaver.house.gov/contact-me</text:a></text:p>
          </table:table-cell>
          <table:table-cell table:style-name="ce22" office:value-type="string">
            <text:p>repcleaver</text:p>
          </table:table-cell>
          <table:table-cell table:style-name="ce27" office:value-type="string" office:value="https://www.facebook.com/emanuelcleaverii">
            <text:p><text:a xlink:href="https://www.facebook.com/emanuelcleaverii">https://www.facebook.com/emanuelcleaverii</text:a></text:p>
          </table:table-cell>
          <table:table-cell table:style-name="ce27" office:value-type="string" office:value="https://www.youtube.com/user/repcleaver">
            <text:p><text:a xlink:href="https://www.youtube.com/user/repcleaver">https://www.youtube.com/user/repcleaver</text:a></text:p>
          </table:table-cell>
          <table:table-cell table:style-name="ce27" office:value-type="string" office:value="http://cleaver.house.gov/">
            <text:p><text:a xlink:href="http://cleaver.house.gov/">http://cleaver.house.gov/</text:a></text:p>
          </table:table-cell>
          <table:table-cell table:style-name="ce34" office:value-type="string">
            <text:p>2335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Alan Clendenin</text:p>
          </table:table-cell>
          <table:table-cell table:number-columns-repeated="2"/>
          <table:table-cell table:style-name="ce27" office:value-type="string" office:value="http://www.alanclendenin.com/contact">
            <text:p><text:a xlink:href="http://www.alanclendenin.com/contact">http://www.alanclendenin.com/contact</text:a></text:p>
          </table:table-cell>
          <table:table-cell table:style-name="ce22" office:value-type="string">
            <text:p>aclendenin</text:p>
          </table:table-cell>
          <table:table-cell table:style-name="ce27" office:value-type="string" office:value="https://www.facebook.com/clendenin">
            <text:p><text:a xlink:href="https://www.facebook.com/clendenin">https://www.facebook.com/clendenin</text:a></text:p>
          </table:table-cell>
          <table:table-cell/>
          <table:table-cell table:style-name="ce27" office:value-type="string" office:value="http://www.alanclendenin.com/home">
            <text:p><text:a xlink:href="http://www.alanclendenin.com/home">http://www.alanclendenin.com/home</text:a>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Bill Clinton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arry Cohen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teve Cohen</text:p>
          </table:table-cell>
          <table:table-cell table:style-name="ce22" office:value-type="string">
            <text:p>202-225-3265</text:p>
          </table:table-cell>
          <table:table-cell table:style-name="ce22" office:value-type="string">
            <text:p>(202) 225-5663</text:p>
          </table:table-cell>
          <table:table-cell table:style-name="ce27" office:value-type="string" office:value="https://cohen.house.gov/contact-me">
            <text:p><text:a xlink:href="https://cohen.house.gov/contact-me">https://cohen.house.gov/contact-me</text:a></text:p>
          </table:table-cell>
          <table:table-cell table:style-name="ce22" office:value-type="string">
            <text:p>repcohen</text:p>
          </table:table-cell>
          <table:table-cell table:style-name="ce27" office:value-type="string" office:value="https://www.facebook.com/CongressmanSteveCohen?ref=ts">
            <text:p><text:a xlink:href="https://www.facebook.com/CongressmanSteveCohen?ref=ts">https://www.facebook.com/CongressmanSteveCohen?ref=ts</text:a></text:p>
          </table:table-cell>
          <table:table-cell/>
          <table:table-cell table:style-name="ce27" office:value-type="string" office:value="https://www.youtube.com/user/RepCohen">
            <text:p><text:a xlink:href="https://www.youtube.com/user/RepCohen">https://www.youtube.com/user/RepCohen</text:a></text:p>
          </table:table-cell>
          <table:table-cell table:style-name="ce34" office:value-type="string">
            <text:p>2404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heila Comar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erry Connolly</text:p>
          </table:table-cell>
          <table:table-cell table:style-name="ce22" office:value-type="string">
            <text:p>202-225-1492</text:p>
          </table:table-cell>
          <table:table-cell table:style-name="ce22" office:value-type="string">
            <text:p>(202) 225-3071</text:p>
          </table:table-cell>
          <table:table-cell table:style-name="ce27" office:value-type="string" office:value="http://connolly.house.gov/contact-gerry/">
            <text:p><text:a xlink:href="http://connolly.house.gov/contact-gerry/">http://connolly.house.gov/contact-gerry/</text:a></text:p>
          </table:table-cell>
          <table:table-cell table:style-name="ce22" office:value-type="string">
            <text:p>GerryConnolly</text:p>
          </table:table-cell>
          <table:table-cell table:style-name="ce27" office:value-type="string" office:value="https://www.facebook.com/CongressmanGerryConnolly/">
            <text:p><text:a xlink:href="https://www.facebook.com/CongressmanGerryConnolly/">https://www.facebook.com/CongressmanGerryConnolly/</text:a></text:p>
          </table:table-cell>
          <table:table-cell table:style-name="ce27" office:value-type="string" office:value="https://www.youtube.com/user/RepConnolly">
            <text:p><text:a xlink:href="https://www.youtube.com/user/RepConnolly">https://www.youtube.com/user/RepConnolly</text:a></text:p>
          </table:table-cell>
          <table:table-cell table:style-name="ce27" office:value-type="string" office:value="http://connolly.house.gov/">
            <text:p><text:a xlink:href="http://connolly.house.gov/">http://connolly.house.gov/</text:a></text:p>
          </table:table-cell>
          <table:table-cell table:style-name="ce34" office:value-type="string">
            <text:p>2238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Conyers</text:p>
          </table:table-cell>
          <table:table-cell table:style-name="ce22" office:value-type="string">
            <text:p>202-225-5126</text:p>
          </table:table-cell>
          <table:table-cell table:style-name="ce22" office:value-type="string">
            <text:p>(202) 225-0072</text:p>
          </table:table-cell>
          <table:table-cell table:style-name="ce27" office:value-type="string" office:value="https://conyers.house.gov/contact/email">
            <text:p><text:a xlink:href="https://conyers.house.gov/contact/email">https://conyers.house.gov/contact/email</text:a></text:p>
          </table:table-cell>
          <table:table-cell table:style-name="ce22" office:value-type="string">
            <text:p>repjohnconyers</text:p>
          </table:table-cell>
          <table:table-cell table:style-name="ce27" office:value-type="string" office:value="https://www.facebook.com/CongressmanConyers">
            <text:p><text:a xlink:href="https://www.facebook.com/CongressmanConyers">https://www.facebook.com/CongressmanConyers</text:a></text:p>
          </table:table-cell>
          <table:table-cell table:style-name="ce27" office:value-type="string" office:value="https://www.youtube.com/user/JCMI14">
            <text:p><text:a xlink:href="https://www.youtube.com/user/JCMI14">https://www.youtube.com/user/JCMI14</text:a></text:p>
          </table:table-cell>
          <table:table-cell table:style-name="ce27" office:value-type="string" office:value="https://conyers.house.gov/">
            <text:p><text:a xlink:href="https://conyers.house.gov/">https://conyers.house.gov/</text:a></text:p>
          </table:table-cell>
          <table:table-cell table:style-name="ce34" office:value-type="string">
            <text:p>2426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DE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Chris Coons</text:p>
          </table:table-cell>
          <table:table-cell table:style-name="ce22" office:value-type="string">
            <text:p>(202) 224-5042</text:p>
          </table:table-cell>
          <table:table-cell/>
          <table:table-cell table:style-name="ce27" office:value-type="string" office:value="www.coons.senate.gov/contact/">
            <text:p><text:a xlink:href="http://www.coons.senate.gov/contact/">www.coons.senate.gov/contact/</text:a></text:p>
          </table:table-cell>
          <table:table-cell table:style-name="ce22" office:value-type="string">
            <text:p>SenCoonsOffice</text:p>
          </table:table-cell>
          <table:table-cell table:style-name="ce27" office:value-type="string" office:value="https://www.facebook.com/senatorchriscoons">
            <text:p><text:a xlink:href="https://www.facebook.com/senatorchriscoons">https://www.facebook.com/senatorchriscoons</text:a></text:p>
          </table:table-cell>
          <table:table-cell table:style-name="ce27" office:value-type="string" office:value="https://www.youtube.com/user/senatorchriscoons">
            <text:p><text:a xlink:href="https://www.youtube.com/user/senatorchriscoons">https://www.youtube.com/user/senatorchriscoons</text:a></text:p>
          </table:table-cell>
          <table:table-cell table:style-name="ce27" office:value-type="string" office:value="http://www.coons.senate.gov/">
            <text:p><text:a xlink:href="http://www.coons.senate.gov/">http://www.coons.senate.gov/</text:a></text:p>
          </table:table-cell>
          <table:table-cell table:style-name="ce22" office:value-type="string">
            <text:p>127A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im Cooper</text:p>
          </table:table-cell>
          <table:table-cell table:style-name="ce22" office:value-type="string">
            <text:p>202-225-4311</text:p>
          </table:table-cell>
          <table:table-cell table:style-name="ce22" office:value-type="string">
            <text:p>(202) 226-1035</text:p>
          </table:table-cell>
          <table:table-cell table:style-name="ce27" office:value-type="string" office:value="https://cooper.house.gov/contact/email-me">
            <text:p><text:a xlink:href="https://cooper.house.gov/contact/email-me">https://cooper.house.gov/contact/email-me</text:a></text:p>
          </table:table-cell>
          <table:table-cell table:style-name="ce22" office:value-type="string">
            <text:p>repjimcooper</text:p>
          </table:table-cell>
          <table:table-cell table:style-name="ce27" office:value-type="string" office:value="https://www.facebook.com/JimCooper">
            <text:p><text:a xlink:href="https://www.facebook.com/JimCooper">https://www.facebook.com/JimCooper</text:a></text:p>
          </table:table-cell>
          <table:table-cell/>
          <table:table-cell table:style-name="ce27" office:value-type="string" office:value="https://cooper.house.gov/">
            <text:p><text:a xlink:href="https://cooper.house.gov/">https://cooper.house.gov/</text:a></text:p>
          </table:table-cell>
          <table:table-cell table:style-name="ce44" office:value-type="string">
            <text:p>1536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seph Crowley</text:p>
          </table:table-cell>
          <table:table-cell table:style-name="ce22" office:value-type="string">
            <text:p>202-225-3965</text:p>
          </table:table-cell>
          <table:table-cell/>
          <table:table-cell table:style-name="ce27" office:value-type="string" office:value="https://crowley.house.gov/contact-me/email-me">
            <text:p><text:a xlink:href="https://crowley.house.gov/contact-me/email-me">https://crowley.house.gov/contact-me/email-me</text:a></text:p>
          </table:table-cell>
          <table:table-cell table:style-name="ce22" office:value-type="string">
            <text:p>repjoecrowley</text:p>
          </table:table-cell>
          <table:table-cell table:style-name="ce27" office:value-type="string" office:value="https://www.facebook.com/repjoecrowley/">
            <text:p><text:a xlink:href="https://www.facebook.com/repjoecrowley/">https://www.facebook.com/repjoecrowley/</text:a></text:p>
          </table:table-cell>
          <table:table-cell table:style-name="ce27" office:value-type="string" office:value="https://www.youtube.com/user/RepJoeCrowley">
            <text:p><text:a xlink:href="https://www.youtube.com/user/RepJoeCrowley">https://www.youtube.com/user/RepJoeCrowley</text:a></text:p>
          </table:table-cell>
          <table:table-cell table:style-name="ce27" office:value-type="string" office:value="https://crowley.house.gov/">
            <text:p><text:a xlink:href="https://crowley.house.gov/">https://crowley.house.gov/</text:a></text:p>
          </table:table-cell>
          <table:table-cell table:style-name="ce44" office:value-type="string">
            <text:p>1436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Henry Cuellar</text:p>
          </table:table-cell>
          <table:table-cell table:style-name="ce22" office:value-type="string">
            <text:p>202-225-1640</text:p>
          </table:table-cell>
          <table:table-cell table:style-name="ce22" office:value-type="string">
            <text:p>(202) 225-1641</text:p>
          </table:table-cell>
          <table:table-cell table:style-name="ce27" office:value-type="string" office:value="http://cuellar.house.gov/contact/sendmeanemail.htm">
            <text:p><text:a xlink:href="http://cuellar.house.gov/contact/sendmeanemail.htm">http://cuellar.house.gov/contact/sendmeanemail.htm</text:a></text:p>
          </table:table-cell>
          <table:table-cell table:style-name="ce22" office:value-type="string">
            <text:p>RepCuellar</text:p>
          </table:table-cell>
          <table:table-cell table:style-name="ce27" office:value-type="string" office:value="https://www.facebook.com/repcuellar/">
            <text:p><text:a xlink:href="https://www.facebook.com/repcuellar/">https://www.facebook.com/repcuellar/</text:a></text:p>
          </table:table-cell>
          <table:table-cell table:style-name="ce27" office:value-type="string" office:value="https://www.youtube.com/user/henrycuellar">
            <text:p><text:a xlink:href="https://www.youtube.com/user/henrycuellar">https://www.youtube.com/user/henrycuellar</text:a></text:p>
          </table:table-cell>
          <table:table-cell table:style-name="ce27" office:value-type="string" office:value="http://cuellar.house.gov/">
            <text:p><text:a xlink:href="http://cuellar.house.gov/">http://cuellar.house.gov/</text:a></text:p>
          </table:table-cell>
          <table:table-cell table:style-name="ce44" office:value-type="string">
            <text:p>2209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lijah Cummings</text:p>
          </table:table-cell>
          <table:table-cell table:style-name="ce22" office:value-type="string">
            <text:p>202-225-4741</text:p>
          </table:table-cell>
          <table:table-cell table:style-name="ce22" office:value-type="string">
            <text:p>(202) 225-3178</text:p>
          </table:table-cell>
          <table:table-cell table:style-name="ce27" office:value-type="string" office:value="https://cummings.house.gov/contact/email">
            <text:p><text:a xlink:href="https://cummings.house.gov/contact/email">https://cummings.house.gov/contact/email</text:a></text:p>
          </table:table-cell>
          <table:table-cell table:style-name="ce22" office:value-type="string">
            <text:p>RepCummings</text:p>
          </table:table-cell>
          <table:table-cell table:style-name="ce27" office:value-type="string" office:value="https://www.facebook.com/elijahcummings">
            <text:p><text:a xlink:href="https://www.facebook.com/elijahcummings">https://www.facebook.com/elijahcummings</text:a></text:p>
          </table:table-cell>
          <table:table-cell table:style-name="ce27" office:value-type="string" office:value="https://www.youtube.com/user/ElijahECummings">
            <text:p><text:a xlink:href="https://www.youtube.com/user/ElijahECummings">https://www.youtube.com/user/ElijahECummings</text:a></text:p>
          </table:table-cell>
          <table:table-cell table:style-name="ce27" office:value-type="string" office:value="https://cummings.house.gov/">
            <text:p><text:a xlink:href="https://cummings.house.gov/">https://cummings.house.gov/</text:a></text:p>
          </table:table-cell>
          <table:table-cell table:style-name="ce34" office:value-type="string">
            <text:p>2230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ennifer Cunningham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Andrew Cuomo</text:p>
          </table:table-cell>
          <table:table-cell table:style-name="ce22" office:value-type="string">
            <text:p>1-518-474-8390</text:p>
          </table:table-cell>
          <table:table-cell/>
          <table:table-cell table:style-name="ce27" office:value-type="string" office:value="http://www.governor.ny.gov/contact">
            <text:p><text:a xlink:href="http://www.governor.ny.gov/contact">http://www.governor.ny.gov/contact</text:a></text:p>
          </table:table-cell>
          <table:table-cell table:style-name="ce22" office:value-type="string">
            <text:p>NYGovCuomo</text:p>
          </table:table-cell>
          <table:table-cell table:style-name="ce27" office:value-type="string" office:value="https://www.facebook.com/GovernorAndrewCuomo">
            <text:p><text:a xlink:href="https://www.facebook.com/GovernorAndrewCuomo">https://www.facebook.com/GovernorAndrewCuomo</text:a></text:p>
          </table:table-cell>
          <table:table-cell table:style-name="ce27" office:value-type="string" office:value="https://www.youtube.com/user/nygovcuomo">
            <text:p><text:a xlink:href="https://www.youtube.com/user/nygovcuomo">https://www.youtube.com/user/nygovcuomo</text:a></text:p>
          </table:table-cell>
          <table:table-cell table:style-name="ce27" office:value-type="string" office:value="http://www.governor.ny.gov/">
            <text:p><text:a xlink:href="http://www.governor.ny.gov/">http://www.governor.ny.gov/</text:a></text:p>
          </table:table-cell>
          <table:table-cell table:style-name="ce46" office:value-type="string">
            <text:p>NYS State Capitol Building, Albany, NY 12224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ria Cuomo Cole</text:p>
          </table:table-cell>
          <table:table-cell table:number-columns-repeated="3"/>
          <table:table-cell table:style-name="ce22" office:value-type="string">
            <text:p>MariaCuomoCole</text:p>
          </table:table-cell>
          <table:table-cell table:number-columns-repeated="3"/>
          <table:table-cell table:style-name="ce46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elba Curls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anny Davis</text:p>
          </table:table-cell>
          <table:table-cell table:style-name="ce22" office:value-type="string">
            <text:p>202-225-5006</text:p>
          </table:table-cell>
          <table:table-cell table:style-name="ce22" office:value-type="string">
            <text:p>(202) 225-5641</text:p>
          </table:table-cell>
          <table:table-cell table:style-name="ce27" office:value-type="string" office:value="http://www.davis.house.gov/contact-me1/">
            <text:p><text:a xlink:href="http://www.davis.house.gov/contact-me1/">http://www.davis.house.gov/contact-me1/</text:a></text:p>
          </table:table-cell>
          <table:table-cell table:style-name="ce22" office:value-type="string">
            <text:p>RepDannyDavis</text:p>
          </table:table-cell>
          <table:table-cell table:style-name="ce27" office:value-type="string" office:value="https://www.facebook.com/CongressmanDKDavis">
            <text:p><text:a xlink:href="https://www.facebook.com/CongressmanDKDavis">https://www.facebook.com/CongressmanDKDavis</text:a></text:p>
          </table:table-cell>
          <table:table-cell table:style-name="ce27" office:value-type="string" office:value="https://www.youtube.com/user/dannykdavis07">
            <text:p><text:a xlink:href="https://www.youtube.com/user/dannykdavis07">https://www.youtube.com/user/dannykdavis07</text:a></text:p>
          </table:table-cell>
          <table:table-cell table:style-name="ce27" office:value-type="string" office:value="http://davis.house.gov/">
            <text:p><text:a xlink:href="http://davis.house.gov/">http://davis.house.gov/</text:a></text:p>
          </table:table-cell>
          <table:table-cell table:style-name="ce34" office:value-type="string">
            <text:p>2159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Mark Dayton</text:p>
          </table:table-cell>
          <table:table-cell table:style-name="ce47" office:value-type="string">
            <text:p>800-657-3717</text:p>
          </table:table-cell>
          <table:table-cell table:style-name="ce47" office:value-type="string">
            <text:p>651-797-1850</text:p>
          </table:table-cell>
          <table:table-cell table:style-name="ce27" office:value-type="string" office:value="http://mn.gov/governor/contact-us/form/">
            <text:p><text:a xlink:href="http://mn.gov/governor/contact-us/form/">http://mn.gov/governor/contact-us/form/</text:a></text:p>
          </table:table-cell>
          <table:table-cell table:style-name="ce22" office:value-type="string">
            <text:p>GovMarkDayton</text:p>
          </table:table-cell>
          <table:table-cell table:style-name="ce27" office:value-type="string" office:value="https://www.facebook.com/GovMarkDayton">
            <text:p><text:a xlink:href="https://www.facebook.com/GovMarkDayton">https://www.facebook.com/GovMarkDayton</text:a></text:p>
          </table:table-cell>
          <table:table-cell table:style-name="ce27" office:value-type="string" office:value="https://www.youtube.com/user/GovMarkDayton">
            <text:p><text:a xlink:href="https://www.youtube.com/user/GovMarkDayton">https://www.youtube.com/user/GovMarkDayton</text:a></text:p>
          </table:table-cell>
          <table:table-cell table:style-name="ce27" office:value-type="string" office:value="http://mn.gov/governor/">
            <text:p><text:a xlink:href="http://mn.gov/governor/">http://mn.gov/governor/</text:a></text:p>
          </table:table-cell>
          <table:table-cell table:style-name="ce47" office:value-type="string">
            <text:p>116 Veterans Service Building, 20 W 12th Street ,  St. Paul, MN 55155 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Howard Dean</text:p>
          </table:table-cell>
          <table:table-cell table:number-columns-repeated="3"/>
          <table:table-cell table:style-name="ce22" office:value-type="string">
            <text:p>GovHowardDean</text:p>
          </table:table-cell>
          <table:table-cell table:style-name="ce27" office:value-type="string" office:value="https://www.facebook.com/Howard-Dean-34668722504/">
            <text:p><text:a xlink:href="https://www.facebook.com/Howard-Dean-34668722504/">https://www.facebook.com/Howard-Dean-34668722504/</text:a>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iana DeGette</text:p>
          </table:table-cell>
          <table:table-cell table:style-name="ce22" office:value-type="string">
            <text:p>202-225-4431</text:p>
          </table:table-cell>
          <table:table-cell/>
          <table:table-cell table:style-name="ce27" office:value-type="string" office:value="http://degette.house.gov/contact/send-me-an-email">
            <text:p><text:a xlink:href="http://degette.house.gov/contact/send-me-an-email">http://degette.house.gov/contact/send-me-an-email</text:a></text:p>
          </table:table-cell>
          <table:table-cell table:style-name="ce22" office:value-type="string">
            <text:p>RepDianaDeGette</text:p>
          </table:table-cell>
          <table:table-cell table:style-name="ce27" office:value-type="string" office:value="https://www.facebook.com/DianaDeGette">
            <text:p><text:a xlink:href="https://www.facebook.com/DianaDeGette">https://www.facebook.com/DianaDeGette</text:a></text:p>
          </table:table-cell>
          <table:table-cell table:style-name="ce27" office:value-type="string" office:value="https://www.youtube.com/user/RepDianaDeGette">
            <text:p><text:a xlink:href="https://www.youtube.com/user/RepDianaDeGette">https://www.youtube.com/user/RepDianaDeGette</text:a></text:p>
          </table:table-cell>
          <table:table-cell table:style-name="ce27" office:value-type="string" office:value="http://degette.house.gov/">
            <text:p><text:a xlink:href="http://degette.house.gov/">http://degette.house.gov/</text:a></text:p>
          </table:table-cell>
          <table:table-cell table:style-name="ce34" office:value-type="string">
            <text:p>2368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Delaney</text:p>
          </table:table-cell>
          <table:table-cell table:style-name="ce22" office:value-type="string">
            <text:p>202-225-2721</text:p>
          </table:table-cell>
          <table:table-cell table:style-name="ce22" office:value-type="string">
            <text:p>202-225-2193</text:p>
          </table:table-cell>
          <table:table-cell table:style-name="ce27" office:value-type="string" office:value="https://delaney.house.gov/contact/email-me">
            <text:p><text:a xlink:href="https://delaney.house.gov/contact/email-me">https://delaney.house.gov/contact/email-me</text:a></text:p>
          </table:table-cell>
          <table:table-cell table:style-name="ce22" office:value-type="string">
            <text:p>RepJohnDelaney</text:p>
          </table:table-cell>
          <table:table-cell table:style-name="ce27" office:value-type="string" office:value="https://www.facebook.com/congressmanjohndelaney">
            <text:p><text:a xlink:href="https://www.facebook.com/congressmanjohndelaney">https://www.facebook.com/congressmanjohndelaney</text:a></text:p>
          </table:table-cell>
          <table:table-cell table:style-name="ce27" office:value-type="string" office:value="https://www.youtube.com/user/repjohndelaney">
            <text:p><text:a xlink:href="https://www.youtube.com/user/repjohndelaney">https://www.youtube.com/user/repjohndelaney</text:a></text:p>
          </table:table-cell>
          <table:table-cell table:style-name="ce27" office:value-type="string" office:value="https://delaney.house.gov/">
            <text:p><text:a xlink:href="https://delaney.house.gov/">https://delaney.house.gov/</text:a></text:p>
          </table:table-cell>
          <table:table-cell table:style-name="ce44" office:value-type="string">
            <text:p>1632 Longworth HOB, Washington, DC 20515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osa DeLauro</text:p>
          </table:table-cell>
          <table:table-cell table:style-name="ce22" office:value-type="string">
            <text:p>(202) 225-3661</text:p>
          </table:table-cell>
          <table:table-cell table:style-name="ce22" office:value-type="string">
            <text:p>(202) 225-4890</text:p>
          </table:table-cell>
          <table:table-cell/>
          <table:table-cell table:style-name="ce22" office:value-type="string">
            <text:p>rosadelauro</text:p>
          </table:table-cell>
          <table:table-cell table:style-name="ce27" office:value-type="string" office:value="https://www.facebook.com/CongresswomanRosaDeLauro?v=wall">
            <text:p><text:a xlink:href="https://www.facebook.com/CongresswomanRosaDeLauro?v=wall">https://www.facebook.com/CongresswomanRosaDeLauro?v=wall</text:a></text:p>
          </table:table-cell>
          <table:table-cell table:style-name="ce27" office:value-type="string" office:value="https://www.youtube.com/user/RosaDeLauro">
            <text:p><text:a xlink:href="https://www.youtube.com/user/RosaDeLauro">https://www.youtube.com/user/RosaDeLauro</text:a></text:p>
          </table:table-cell>
          <table:table-cell table:style-name="ce27" office:value-type="string" office:value="http://delauro.house.gov/index.php">
            <text:p><text:a xlink:href="http://delauro.house.gov/index.php">http://delauro.house.gov/index.php</text:a></text:p>
          </table:table-cell>
          <table:table-cell table:style-name="ce34" office:value-type="string">
            <text:p>2413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uzan DelBene</text:p>
          </table:table-cell>
          <table:table-cell table:style-name="ce22" office:value-type="string">
            <text:p>202-225-6311</text:p>
          </table:table-cell>
          <table:table-cell table:style-name="ce22" office:value-type="string">
            <text:p>(202) 226-1606</text:p>
          </table:table-cell>
          <table:table-cell table:style-name="ce27" office:value-type="string" office:value="http://delbene.house.gov/contact-me">
            <text:p><text:a xlink:href="http://delbene.house.gov/contact-me">http://delbene.house.gov/contact-me</text:a></text:p>
          </table:table-cell>
          <table:table-cell table:style-name="ce22" office:value-type="string">
            <text:p>RepDelBene</text:p>
          </table:table-cell>
          <table:table-cell table:style-name="ce27" office:value-type="string" office:value="https://www.facebook.com/RepDelBene">
            <text:p><text:a xlink:href="https://www.facebook.com/RepDelBene">https://www.facebook.com/RepDelBene</text:a></text:p>
          </table:table-cell>
          <table:table-cell table:style-name="ce43" office:value-type="string" office:value=" https://www.youtube.com/channel/UCd00b7TpKDZIr-Ujhaktvjg">
            <text:p><text:a xlink:href="https://www.youtube.com/channel/UCd00b7TpKDZIr-Ujhaktvjg"> https://www.youtube.com/channel/UCd00b7TpKDZIr-Ujhaktvjg</text:a></text:p>
          </table:table-cell>
          <table:table-cell table:style-name="ce27" office:value-type="string" office:value="http://delbene.house.gov/">
            <text:p><text:a xlink:href="http://delbene.house.gov/">http://delbene.house.gov/</text:a></text:p>
          </table:table-cell>
          <table:table-cell table:style-name="ce22" office:value-type="string">
            <text:p>318 Cannon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ed Deutch</text:p>
          </table:table-cell>
          <table:table-cell table:style-name="ce22" office:value-type="string">
            <text:p>202-225-3001</text:p>
          </table:table-cell>
          <table:table-cell/>
          <table:table-cell table:style-name="ce27" office:value-type="string" office:value="https://teddeutch.house.gov/forms/writeyourrep/">
            <text:p><text:a xlink:href="https://teddeutch.house.gov/forms/writeyourrep/">https://teddeutch.house.gov/forms/writeyourrep/</text:a></text:p>
          </table:table-cell>
          <table:table-cell table:style-name="ce22" office:value-type="string">
            <text:p>repteddeutch</text:p>
          </table:table-cell>
          <table:table-cell table:style-name="ce27" office:value-type="string" office:value="https://www.facebook.com/CongressmanTedDeutch/">
            <text:p><text:a xlink:href="https://www.facebook.com/CongressmanTedDeutch/">https://www.facebook.com/CongressmanTedDeutch/</text:a></text:p>
          </table:table-cell>
          <table:table-cell table:style-name="ce27" office:value-type="string" office:value="https://www.youtube.com/user/congressmanteddeutch">
            <text:p><text:a xlink:href="https://www.youtube.com/user/congressmanteddeutch">https://www.youtube.com/user/congressmanteddeutch</text:a></text:p>
          </table:table-cell>
          <table:table-cell table:style-name="ce27" office:value-type="string" office:value="http://teddeutch.house.gov/">
            <text:p><text:a xlink:href="http://teddeutch.house.gov/">http://teddeutch.house.gov/</text:a></text:p>
          </table:table-cell>
          <table:table-cell table:style-name="ce34" office:value-type="string">
            <text:p>2447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arbaralee Diamonstein-Spielvogel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Nancy DiNardo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ebbie Dingell</text:p>
          </table:table-cell>
          <table:table-cell table:style-name="ce22" office:value-type="string">
            <text:p>202-225-4071</text:p>
          </table:table-cell>
          <table:table-cell table:style-name="ce22" office:value-type="string">
            <text:p>(202) 226-0371</text:p>
          </table:table-cell>
          <table:table-cell table:style-name="ce27" office:value-type="string" office:value="https://debbiedingellforms.house.gov/contact/">
            <text:p><text:a xlink:href="https://debbiedingellforms.house.gov/contact/">https://debbiedingellforms.house.gov/contact/</text:a></text:p>
          </table:table-cell>
          <table:table-cell table:style-name="ce22" office:value-type="string">
            <text:p>RepDebDingell</text:p>
          </table:table-cell>
          <table:table-cell table:style-name="ce27" office:value-type="string" office:value="https://www.facebook.com/RepDebbieDingell">
            <text:p><text:a xlink:href="https://www.facebook.com/RepDebbieDingell">https://www.facebook.com/RepDebbieDingell</text:a></text:p>
          </table:table-cell>
          <table:table-cell table:style-name="ce27" office:value-type="string" office:value="https://www.youtube.com/channel/UCnoP3KLT-HOvzDfC1-I-9lQ">
            <text:p><text:a xlink:href="https://www.youtube.com/channel/UCnoP3KLT-HOvzDfC1-I-9lQ">https://www.youtube.com/channel/UCnoP3KLT-HOvzDfC1-I-9lQ</text:a></text:p>
          </table:table-cell>
          <table:table-cell table:style-name="ce27" office:value-type="string" office:value="https://debbiedingell.house.gov/">
            <text:p><text:a xlink:href="https://debbiedingell.house.gov/">https://debbiedingell.house.gov/</text:a></text:p>
          </table:table-cell>
          <table:table-cell table:style-name="ce22" office:value-type="string">
            <text:p>116 Cannon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IN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Joe Donnelly</text:p>
          </table:table-cell>
          <table:table-cell table:style-name="ce22" office:value-type="string">
            <text:p>(202) 224-4814</text:p>
          </table:table-cell>
          <table:table-cell/>
          <table:table-cell table:style-name="ce27" office:value-type="string" office:value="www.donnelly.senate.gov/contact/email-joe">
            <text:p><text:a xlink:href="http://www.donnelly.senate.gov/contact/email-joe">www.donnelly.senate.gov/contact/email-joe</text:a></text:p>
          </table:table-cell>
          <table:table-cell table:style-name="ce22" office:value-type="string">
            <text:p>SenDonnelly </text:p>
          </table:table-cell>
          <table:table-cell table:style-name="ce27" office:value-type="string" office:value="https://www.facebook.com/senatordonnelly">
            <text:p><text:a xlink:href="https://www.facebook.com/senatordonnelly">https://www.facebook.com/senatordonnelly</text:a></text:p>
          </table:table-cell>
          <table:table-cell table:style-name="ce27" office:value-type="string" office:value="https://www.youtube.com/user/sendonnelly">
            <text:p><text:a xlink:href="https://www.youtube.com/user/sendonnelly">https://www.youtube.com/user/sendonnelly</text:a></text:p>
          </table:table-cell>
          <table:table-cell table:style-name="ce48" office:value-type="string" office:value="www.donnelly.senate.gov">
            <text:p><text:a xlink:href="http://www.donnelly.senate.gov">www.donnelly.senate.gov</text:a></text:p>
          </table:table-cell>
          <table:table-cell table:style-name="ce22" office:value-type="string">
            <text:p>720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anne Dowdell</text:p>
          </table:table-cell>
          <table:table-cell table:number-columns-repeated="3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ammy Duckworth</text:p>
          </table:table-cell>
          <table:table-cell table:style-name="ce22" office:value-type="string">
            <text:p>202-225-3711</text:p>
          </table:table-cell>
          <table:table-cell/>
          <table:table-cell table:style-name="ce27" office:value-type="string" office:value="https://forms.house.gov/duckworth/webforms/email-me.shtml">
            <text:p><text:a xlink:href="https://forms.house.gov/duckworth/webforms/email-me.shtml">https://forms.house.gov/duckworth/webforms/email-me.shtml</text:a></text:p>
          </table:table-cell>
          <table:table-cell table:style-name="ce22" office:value-type="string">
            <text:p>RepDuckworth</text:p>
          </table:table-cell>
          <table:table-cell table:style-name="ce27" office:value-type="string" office:value="https://www.facebook.com/CongresswomanTammyDuckworth">
            <text:p><text:a xlink:href="https://www.facebook.com/CongresswomanTammyDuckworth">https://www.facebook.com/CongresswomanTammyDuckworth</text:a></text:p>
          </table:table-cell>
          <table:table-cell table:style-name="ce27" office:value-type="string" office:value="https://www.youtube.com/user/RepDuckworth">
            <text:p><text:a xlink:href="https://www.youtube.com/user/RepDuckworth">https://www.youtube.com/user/RepDuckworth</text:a></text:p>
          </table:table-cell>
          <table:table-cell table:style-name="ce27" office:value-type="string" office:value="http://duckworth.house.gov/index.php">
            <text:p><text:a xlink:href="http://duckworth.house.gov/index.php">http://duckworth.house.gov/index.php</text:a></text:p>
          </table:table-cell>
          <table:table-cell table:style-name="ce22" office:value-type="string">
            <text:p>104 Cannon House Office Building, Washington, DC 20515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Dick Durbin</text:p>
          </table:table-cell>
          <table:table-cell table:style-name="ce49" office:value-type="string">
            <text:p>202.224.2152</text:p>
          </table:table-cell>
          <table:table-cell table:style-name="ce49" office:value-type="string">
            <text:p>202.228.0400</text:p>
          </table:table-cell>
          <table:table-cell table:style-name="ce27" office:value-type="string" office:value="https://www.durbin.senate.gov/contact/email">
            <text:p><text:a xlink:href="https://www.durbin.senate.gov/contact/email">https://www.durbin.senate.gov/contact/email</text:a></text:p>
          </table:table-cell>
          <table:table-cell table:style-name="ce22" office:value-type="string">
            <text:p>SenatorDurbin</text:p>
          </table:table-cell>
          <table:table-cell table:style-name="ce27" office:value-type="string" office:value="https://www.facebook.com/SenatorDurbin">
            <text:p><text:a xlink:href="https://www.facebook.com/SenatorDurbin">https://www.facebook.com/SenatorDurbin</text:a></text:p>
          </table:table-cell>
          <table:table-cell table:style-name="ce27" office:value-type="string" office:value="https://www.youtube.com/user/SenatorDurbin">
            <text:p><text:a xlink:href="https://www.youtube.com/user/SenatorDurbin">https://www.youtube.com/user/SenatorDurbin</text:a></text:p>
          </table:table-cell>
          <table:table-cell table:style-name="ce27" office:value-type="string" office:value="http://www.durbin.senate.gov/">
            <text:p><text:a xlink:href="http://www.durbin.senate.gov/">http://www.durbin.senate.gov/</text:a></text:p>
          </table:table-cell>
          <table:table-cell table:style-name="ce22" office:value-type="string">
            <text:p>71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eith Ellison</text:p>
          </table:table-cell>
          <table:table-cell table:style-name="ce22" office:value-type="string">
            <text:p>202-225-4755</text:p>
          </table:table-cell>
          <table:table-cell/>
          <table:table-cell table:style-name="ce27" office:value-type="string" office:value="https://ellison.house.gov/contact">
            <text:p><text:a xlink:href="https://ellison.house.gov/contact">https://ellison.house.gov/contact</text:a></text:p>
          </table:table-cell>
          <table:table-cell table:style-name="ce22" office:value-type="string">
            <text:p>keithellison</text:p>
          </table:table-cell>
          <table:table-cell table:style-name="ce27" office:value-type="string" office:value="https://www.facebook.com/Keith.Ellison/?fref=nf">
            <text:p><text:a xlink:href="https://www.facebook.com/Keith.Ellison/?fref=nf">https://www.facebook.com/Keith.Ellison/?fref=nf</text:a></text:p>
          </table:table-cell>
          <table:table-cell/>
          <table:table-cell table:style-name="ce27" office:value-type="string" office:value="https://ellison.house.gov/">
            <text:p><text:a xlink:href="https://ellison.house.gov/">https://ellison.house.gov/</text:a></text:p>
          </table:table-cell>
          <table:table-cell table:style-name="ce34" office:value-type="string">
            <text:p>2263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liot Engel</text:p>
          </table:table-cell>
          <table:table-cell table:style-name="ce22" office:value-type="string">
            <text:p>202-225-2464</text:p>
          </table:table-cell>
          <table:table-cell table:style-name="ce22" office:value-type="string">
            <text:p>(202) 225-5513</text:p>
          </table:table-cell>
          <table:table-cell table:style-name="ce27" office:value-type="string" office:value="https://engel.house.gov/write-your-rep1">
            <text:p><text:a xlink:href="https://engel.house.gov/write-your-rep1">https://engel.house.gov/write-your-rep1</text:a></text:p>
          </table:table-cell>
          <table:table-cell table:style-name="ce50" office:value-type="string">
            <text:p>RepEliotEngel</text:p>
          </table:table-cell>
          <table:table-cell table:style-name="ce27" office:value-type="string" office:value="https://www.facebook.com/RepEliotLEngel">
            <text:p><text:a xlink:href="https://www.facebook.com/RepEliotLEngel">https://www.facebook.com/RepEliotLEngel</text:a></text:p>
          </table:table-cell>
          <table:table-cell table:style-name="ce27" office:value-type="string" office:value="https://www.youtube.com/user/Engel2161?feature=watch">
            <text:p><text:a xlink:href="https://www.youtube.com/user/Engel2161?feature=watch">https://www.youtube.com/user/Engel2161?feature=watch</text:a></text:p>
          </table:table-cell>
          <table:table-cell table:style-name="ce27" office:value-type="string" office:value="http://engel.house.gov/">
            <text:p><text:a xlink:href="http://engel.house.gov/">http://engel.house.gov/</text:a></text:p>
          </table:table-cell>
          <table:table-cell table:style-name="ce34" office:value-type="string">
            <text:p>2462 Rayburn HOB, Washington, DC 20515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ily Eskelsen García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Rep</text:p>
          </table:table-cell>
          <table:table-cell table:style-name="ce21" office:value-type="string">
            <text:p>Elizabeth Esty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Herman Farrell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Dianne Feinstein</text:p>
          </table:table-cell>
          <table:table-cell table:style-name="ce22" office:value-type="string">
            <text:p>(202) 224-3841</text:p>
          </table:table-cell>
          <table:table-cell/>
          <table:table-cell table:style-name="ce27" office:value-type="string" office:value="www.feinstein.senate.gov/public/index.cfm/e-mail-me">
            <text:p><text:a xlink:href="http://www.feinstein.senate.gov/public/index.cfm/e-mail-me">www.feinstein.senate.gov/public/index.cfm/e-mail-me</text:a></text:p>
          </table:table-cell>
          <table:table-cell table:style-name="ce22" office:value-type="string">
            <text:p>SenFeinstein </text:p>
          </table:table-cell>
          <table:table-cell table:style-name="ce27" office:value-type="string" office:value="https://www.facebook.com/SenatorFeinstein/">
            <text:p><text:a xlink:href="https://www.facebook.com/SenatorFeinstein/">https://www.facebook.com/SenatorFeinstein/</text:a></text:p>
          </table:table-cell>
          <table:table-cell table:style-name="ce27" office:value-type="string" office:value="https://www.youtube.com/user/SenatorFeinstein">
            <text:p><text:a xlink:href="https://www.youtube.com/user/SenatorFeinstein">https://www.youtube.com/user/SenatorFeinstein</text:a></text:p>
          </table:table-cell>
          <table:table-cell table:style-name="ce27" office:value-type="string" office:value=" www.feinstein.senate.gov/public/index.cfm/e-mail-me">
            <text:p><text:a xlink:href="http://www.feinstein.senate.gov/public/index.cfm/e-mail-me"> www.feinstein.senate.gov/public/index.cfm/e-mail-me</text:a></text:p>
          </table:table-cell>
          <table:table-cell table:style-name="ce22" office:value-type="string">
            <text:p>33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ill Foster</text:p>
          </table:table-cell>
          <table:table-cell table:style-name="ce22" office:value-type="string">
            <text:p>202-225-3515</text:p>
          </table:table-cell>
          <table:table-cell table:number-columns-repeated="2"/>
          <table:table-cell table:style-name="ce22" office:value-type="string">
            <text:p> </text:p>
          </table:table-cell>
        </table:table-row>
        <table:table-row table:style-name="ro2">
          <table:table-cell/>
          <table:table-cell table:style-name="ce21" office:value-type="string">
            <text:p>S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onald Fowler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ois Frankel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Al Franken</text:p>
          </table:table-cell>
          <table:table-cell table:style-name="ce22" office:value-type="string">
            <text:p>(202) 224-5641</text:p>
          </table:table-cell>
          <table:table-cell/>
          <table:table-cell table:style-name="ce27" office:value-type="string" office:value="www.franken.senate.gov/?p=contact">
            <text:p><text:a xlink:href="http://www.franken.senate.gov/?p=contact">www.franken.senate.gov/?p=contact</text:a></text:p>
          </table:table-cell>
          <table:table-cell table:number-columns-repeated="2"/>
          <table:table-cell table:style-name="ce27" office:value-type="string" office:value="https://www.youtube.com/user/SenatorFranken">
            <text:p><text:a xlink:href="https://www.youtube.com/user/SenatorFranken">https://www.youtube.com/user/SenatorFranken</text:a></text:p>
          </table:table-cell>
          <table:table-cell table:style-name="ce27" office:value-type="string" office:value="www.franken.senate.gov/?p=contact">
            <text:p><text:a xlink:href="http://www.franken.senate.gov/?p=contact">www.franken.senate.gov/?p=contact</text:a></text:p>
          </table:table-cell>
          <table:table-cell table:style-name="ce22" office:value-type="string">
            <text:p>309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rcia Fudge</text:p>
          </table:table-cell>
          <table:table-cell table:style-name="ce22" office:value-type="string">
            <text:p>202-225-7032</text:p>
          </table:table-cell>
        </table:table-row>
        <table:table-row table:style-name="ro3">
          <table:table-cell/>
          <table:table-cell table:style-name="ce21" office:value-type="string">
            <text:p>AZ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ate Gallego</text:p>
          </table:table-cell>
          <table:table-cell table:style-name="ce21" office:value-type="string">
            <text:p>(602) 298-4200</text:p>
          </table:table-cell>
          <table:table-cell table:number-columns-repeated="2"/>
          <table:table-cell table:style-name="ce27" office:value-type="string" office:value="https://twitter.com/azdemparty">
            <text:p><text:a xlink:href="https://twitter.com/azdemparty">https://twitter.com/azdemparty</text:a></text:p>
          </table:table-cell>
          <table:table-cell table:style-name="ce27" office:value-type="string" office:value="https://www.facebook.com/AZDemParty">
            <text:p><text:a xlink:href="https://www.facebook.com/AZDemParty">https://www.facebook.com/AZDemParty</text:a></text:p>
          </table:table-cell>
        </table:table-row>
        <table:table-row table:style-name="ro2">
          <table:table-cell/>
          <table:table-cell table:style-name="ce21" office:value-type="string">
            <text:p>AZ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uben Gallego</text:p>
          </table:table-cell>
          <table:table-cell table:style-name="ce22" office:value-type="string">
            <text:p>202-225-406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Garamendi</text:p>
          </table:table-cell>
          <table:table-cell table:style-name="ce22" office:value-type="string">
            <text:p>202-225-1880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Dick Gephardt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Alice Germond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Kirsten Gillibrand</text:p>
          </table:table-cell>
          <table:table-cell table:style-name="ce22" office:value-type="string">
            <text:p>(202) 224-4451</text:p>
          </table:table-cell>
          <table:table-cell/>
          <table:table-cell table:style-name="ce27" office:value-type="string" office:value="www.gillibrand.senate.gov/contact/">
            <text:p><text:a xlink:href="http://www.gillibrand.senate.gov/contact/">www.gillibrand.senate.gov/contact/</text:a></text:p>
          </table:table-cell>
          <table:table-cell table:number-columns-repeated="3"/>
          <table:table-cell table:style-name="ce27" office:value-type="string" office:value="www.gillibrand.senate.gov/contact/">
            <text:p><text:a xlink:href="http://www.gillibrand.senate.gov/contact/">www.gillibrand.senate.gov/contact/</text:a></text:p>
          </table:table-cell>
          <table:table-cell table:style-name="ce22" office:value-type="string">
            <text:p>478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Emily Giske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illi Gosh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ene Green</text:p>
          </table:table-cell>
          <table:table-cell table:style-name="ce22" office:value-type="string">
            <text:p>202-225-1688</text:p>
          </table:table-cell>
        </table:table-row>
        <table:table-row table:style-name="ro2">
          <table:table-cell/>
          <table:table-cell table:style-name="ce21" office:value-type="string">
            <text:p>AZ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aúl Grijalva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rcel Groen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uis Gutiérrez</text:p>
          </table:table-cell>
          <table:table-cell table:style-name="ce22" office:value-type="string">
            <text:p>202-225-8203</text:p>
          </table:table-cell>
        </table:table-row>
        <table:table-row table:style-name="ro2">
          <table:table-cell/>
          <table:table-cell table:style-name="ce21" office:value-type="string">
            <text:p>NM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ebra Haaland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an Halpern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anice Hahn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Maggie Hassan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lcee Hastings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enny Heck</text:p>
          </table:table-cell>
          <table:table-cell table:style-name="ce22" office:value-type="string">
            <text:p>202-225-9740</text:p>
          </table:table-cell>
        </table:table-row>
        <table:table-row table:style-name="ro2">
          <table:table-cell/>
          <table:table-cell table:style-name="ce21" office:value-type="string">
            <text:p>NM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Martin Heinrich</text:p>
          </table:table-cell>
          <table:table-cell table:style-name="ce22" office:value-type="string">
            <text:p>(202) 224-5521</text:p>
          </table:table-cell>
          <table:table-cell/>
          <table:table-cell table:style-name="ce27" office:value-type="string" office:value=" www.heinrich.senate.gov/contact">
            <text:p><text:a xlink:href="http://www.heinrich.senate.gov/contact"> www.heinrich.senate.gov/contact</text:a></text:p>
          </table:table-cell>
          <table:table-cell table:style-name="ce22" office:value-type="string">
            <text:p>martinheinrich</text:p>
          </table:table-cell>
          <table:table-cell table:style-name="ce27" office:value-type="string" office:value="https://www.facebook.com/MartinHeinrich">
            <text:p><text:a xlink:href="https://www.facebook.com/MartinHeinrich">https://www.facebook.com/MartinHeinrich</text:a></text:p>
          </table:table-cell>
          <table:table-cell/>
          <table:table-cell table:style-name="ce27" office:value-type="string" office:value="www.heinrich.senate.gov/contact">
            <text:p><text:a xlink:href="http://www.heinrich.senate.gov/contact">www.heinrich.senate.gov/contact</text:a></text:p>
          </table:table-cell>
          <table:table-cell table:style-name="ce22" office:value-type="string">
            <text:p>30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D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Heidi Heitkamp</text:p>
          </table:table-cell>
          <table:table-cell table:style-name="ce22" office:value-type="string">
            <text:p>(202) 224-2043</text:p>
          </table:table-cell>
          <table:table-cell/>
          <table:table-cell table:style-name="ce27" office:value-type="string" office:value="www.heitkamp.senate.gov/public/index.cfm/contact">
            <text:p><text:a xlink:href="http://www.heitkamp.senate.gov/public/index.cfm/contact">www.heitkamp.senate.gov/public/index.cfm/contact</text:a></text:p>
          </table:table-cell>
          <table:table-cell table:style-name="ce22" office:value-type="string">
            <text:p>SenatorHeitkamp</text:p>
          </table:table-cell>
          <table:table-cell table:style-name="ce27" office:value-type="string" office:value="https://www.facebook.com/SenatorHeidiHeitkamp">
            <text:p><text:a xlink:href="https://www.facebook.com/SenatorHeidiHeitkamp">https://www.facebook.com/SenatorHeidiHeitkamp</text:a></text:p>
          </table:table-cell>
          <table:table-cell/>
          <table:table-cell table:style-name="ce27" office:value-type="string" office:value="www.heitkamp.senate.gov/public/index.cfm/contact">
            <text:p><text:a xlink:href="http://www.heitkamp.senate.gov/public/index.cfm/contact">www.heitkamp.senate.gov/public/index.cfm/contact</text:a></text:p>
          </table:table-cell>
          <table:table-cell table:style-name="ce22" office:value-type="string">
            <text:p>110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AZ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uis Heredia</text:p>
          </table:table-cell>
          <table:table-cell table:number-columns-repeated="4"/>
          <table:table-cell table:style-name="ce27" office:value-type="string" office:value="https://www.facebook.com/electluisheredia">
            <text:p><text:a xlink:href="https://www.facebook.com/electluisheredia">https://www.facebook.com/electluisheredia</text:a></text:p>
          </table:table-cell>
          <table:table-cell table:number-columns-repeated="3"/>
          <table:table-cell table:style-name="ce27" office:value-type="string" office:value="https://www.linkedin.com/in/luis-heredia-a4556aa">
            <text:p><text:a xlink:href="https://www.linkedin.com/in/luis-heredia-a4556aa">https://www.linkedin.com/in/luis-heredia-a4556aa</text:a>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John Hickenlooper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rian Higgins</text:p>
          </table:table-cell>
          <table:table-cell table:style-name="ce22" office:value-type="string">
            <text:p>202-225-3306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ubén Hinojosa</text:p>
          </table:table-cell>
          <table:table-cell table:style-name="ce22" office:value-type="string">
            <text:p>202-225-2531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im Himes</text:p>
          </table:table-cell>
        </table:table-row>
        <table:table-row table:style-name="ro2">
          <table:table-cell/>
          <table:table-cell table:style-name="ce21" office:value-type="string">
            <text:p>H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Mazie Hirono</text:p>
          </table:table-cell>
          <table:table-cell table:style-name="ce22" office:value-type="string">
            <text:p>(202) 224-6361</text:p>
          </table:table-cell>
          <table:table-cell/>
          <table:table-cell table:style-name="ce27" office:value-type="string" office:value="www.hirono.senate.gov/contact">
            <text:p><text:a xlink:href="http://www.hirono.senate.gov/contact">www.hirono.senate.gov/contact</text:a></text:p>
          </table:table-cell>
          <table:table-cell table:number-columns-repeated="3"/>
          <table:table-cell table:style-name="ce22"/>
          <table:table-cell table:style-name="ce33" office:value-type="string">
            <text:p>330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leanor Holmes Norton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ike Honda</text:p>
          </table:table-cell>
          <table:table-cell table:style-name="ce22" office:value-type="string">
            <text:p>202-225-3341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teny Hoyer</text:p>
          </table:table-cell>
          <table:table-cell table:style-name="ce22" office:value-type="string">
            <text:p>202-225-4131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ared Huffman</text:p>
          </table:table-cell>
          <table:table-cell table:style-name="ce22" office:value-type="string">
            <text:p>202-225-5161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Harold Ickes</text:p>
          </table:table-cell>
        </table:table-row>
        <table:table-row table:style-name="ro2">
          <table:table-cell/>
          <table:table-cell table:style-name="ce21" office:value-type="string">
            <text:p>AR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Vince Insalaco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Jay Inslee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teve Israel</text:p>
          </table:table-cell>
          <table:table-cell table:style-name="ce22" office:value-type="string">
            <text:p>202-225-3335</text:p>
          </table:table-cell>
        </table:table-row>
        <table:table-row table:style-name="ro2">
          <table:table-cell/>
          <table:table-cell table:style-name="ce21" office:value-type="string">
            <text:p>ME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Troy Jackson</text:p>
          </table:table-cell>
          <table:table-cell table:number-columns-repeated="2"/>
          <table:table-cell table:style-name="ce40" office:value-type="string">
            <text:p>acksonforsenate@hotmail.com</text:p>
          </table:table-cell>
          <table:table-cell table:number-columns-repeated="4"/>
          <table:table-cell table:style-name="ce40" office:value-type="string">
            <text:p>167 Allagash Rd, Allagash, ME 04774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heila Jackson Lee</text:p>
          </table:table-cell>
          <table:table-cell table:number-columns-repeated="7"/>
          <table:table-cell table:style-name="ce40"/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ay Jacobs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Hakeem Jeffries</text:p>
          </table:table-cell>
          <table:table-cell table:style-name="ce22" office:value-type="string">
            <text:p>202-225-5936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ddie Bernice Johnson</text:p>
          </table:table-cell>
          <table:table-cell table:style-name="ce22" office:value-type="string">
            <text:p>202-225-8885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Hank Johnson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arbara Jones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Gale Jones Carson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Tim Kaine</text:p>
          </table:table-cell>
          <table:table-cell table:style-name="ce22" office:value-type="string">
            <text:p>(202) 224-4024</text:p>
          </table:table-cell>
          <table:table-cell/>
          <table:table-cell table:style-name="ce27" office:value-type="string" office:value="www.kaine.senate.gov/contact">
            <text:p><text:a xlink:href="http://www.kaine.senate.gov/contact">www.kaine.senate.gov/contact</text:a></text:p>
          </table:table-cell>
          <table:table-cell table:style-name="ce22" office:value-type="string">
            <text:p>SenKaineOffice</text:p>
          </table:table-cell>
          <table:table-cell table:style-name="ce27" office:value-type="string" office:value="https://www.facebook.com/SenatorKaine">
            <text:p><text:a xlink:href="https://www.facebook.com/SenatorKaine">https://www.facebook.com/SenatorKaine</text:a></text:p>
          </table:table-cell>
          <table:table-cell/>
          <table:table-cell table:style-name="ce27" office:value-type="string" office:value="http://www.kaine.senate.gov/">
            <text:p><text:a xlink:href="http://www.kaine.senate.gov/">http://www.kaine.senate.gov/</text:a></text:p>
          </table:table-cell>
          <table:table-cell table:style-name="ce22" office:value-type="string">
            <text:p>231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William Keating</text:p>
          </table:table-cell>
          <table:table-cell table:style-name="ce22" office:value-type="string">
            <text:p>202-225-3111</text:p>
          </table:table-cell>
        </table:table-row>
        <table:table-row table:style-name="ro2">
          <table:table-cell/>
          <table:table-cell table:style-name="ce21" office:value-type="string">
            <text:p>A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Unzell Kelley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obin Kelly</text:p>
          </table:table-cell>
          <table:table-cell table:style-name="ce22" office:value-type="string">
            <text:p>202-225-0773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seph P. Kennedy III</text:p>
          </table:table-cell>
          <table:table-cell table:style-name="ce22" office:value-type="string">
            <text:p>202-225-5931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an Kildee</text:p>
          </table:table-cell>
          <table:table-cell table:style-name="ce22" office:value-type="string">
            <text:p>202-225-3611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erek Kilmer</text:p>
          </table:table-cell>
          <table:table-cell table:style-name="ce22" office:value-type="string">
            <text:p>202-225-5916</text:p>
          </table:table-cell>
        </table:table-row>
        <table:table-row table:style-name="ro2">
          <table:table-cell/>
          <table:table-cell table:style-name="ce21" office:value-type="string">
            <text:p>AZ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nn Kirkpatrick</text:p>
          </table:table-cell>
          <table:table-cell table:style-name="ce22" office:value-type="string">
            <text:p>202-225-3361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Amy Klobuchar</text:p>
          </table:table-cell>
          <table:table-cell table:style-name="ce22" office:value-type="string">
            <text:p>(202) 224-4242</text:p>
          </table:table-cell>
          <table:table-cell/>
          <table:table-cell table:style-name="ce27" office:value-type="string" office:value="www.klobuchar.senate.gov/public/contact-amy">
            <text:p><text:a xlink:href="http://www.klobuchar.senate.gov/public/contact-amy">www.klobuchar.senate.gov/public/contact-amy</text:a></text:p>
          </table:table-cell>
          <table:table-cell table:number-columns-repeated="3"/>
          <table:table-cell table:style-name="ce27" office:value-type="string" office:value="http://www.klobuchar.senate.gov/">
            <text:p><text:a xlink:href="http://www.klobuchar.senate.gov/">http://www.klobuchar.senate.gov/</text:a></text:p>
          </table:table-cell>
          <table:table-cell table:style-name="ce22" office:value-type="string">
            <text:p>30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S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aye Koonce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arah Kovner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nn Kuster</text:p>
          </table:table-cell>
          <table:table-cell table:style-name="ce22" office:value-type="string">
            <text:p>202-225-5206</text:p>
          </table:table-cell>
        </table:table-row>
        <table:table-row table:style-name="ro2">
          <table:table-cell/>
          <table:table-cell table:style-name="ce21" office:value-type="string">
            <text:p>R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im Langevin</text:p>
          </table:table-cell>
          <table:table-cell table:style-name="ce22" office:value-type="string">
            <text:p>202-225-2735</text:p>
          </table:table-cell>
        </table:table-row>
        <table:table-row table:style-name="ro2">
          <table:table-cell/>
          <table:table-cell table:style-name="ce21" office:value-type="string">
            <text:p>I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inda Langston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ick Larsen</text:p>
          </table:table-cell>
          <table:table-cell table:style-name="ce22" office:value-type="string">
            <text:p>202-225-2605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B. Larson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renda Lawrence</text:p>
          </table:table-cell>
          <table:table-cell table:style-name="ce22" office:value-type="string">
            <text:p>202-225-5802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Patrick Leahy</text:p>
          </table:table-cell>
          <table:table-cell table:style-name="ce22" office:value-type="string">
            <text:p>(202) 224-4242</text:p>
          </table:table-cell>
          <table:table-cell/>
          <table:table-cell table:style-name="ce27" office:value-type="string" office:value="www.leahy.senate.gov/contact/">
            <text:p><text:a xlink:href="http://www.leahy.senate.gov/contact/">www.leahy.senate.gov/contact/</text:a></text:p>
          </table:table-cell>
          <table:table-cell table:style-name="ce22" office:value-type="string">
            <text:p>SenatorLeahy</text:p>
          </table:table-cell>
          <table:table-cell table:style-name="ce27" office:value-type="string" office:value="https://www.facebook.com/SenatorPatrickLeahy">
            <text:p><text:a xlink:href="https://www.facebook.com/SenatorPatrickLeahy">https://www.facebook.com/SenatorPatrickLeahy</text:a></text:p>
          </table:table-cell>
          <table:table-cell/>
          <table:table-cell table:style-name="ce27" office:value-type="string" office:value="http://www.leahy.senate.gov/">
            <text:p><text:a xlink:href="http://www.leahy.senate.gov/">http://www.leahy.senate.gov/</text:a></text:p>
          </table:table-cell>
          <table:table-cell table:style-name="ce22" office:value-type="string">
            <text:p>437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Frank Leone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andy Levin</text:p>
          </table:table-cell>
          <table:table-cell table:style-name="ce22" office:value-type="string">
            <text:p>202-225-4961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hn Lewis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Yvette Lewis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ed Lieu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hn Litz</text:p>
          </table:table-cell>
        </table:table-row>
        <table:table-row table:style-name="ro2">
          <table:table-cell/>
          <table:table-cell table:style-name="ce21" office:value-type="string">
            <text:p>I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ave Loebsack</text:p>
          </table:table-cell>
          <table:table-cell table:style-name="ce22" office:value-type="string">
            <text:p>202-225-6576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Zoe Lofgren</text:p>
          </table:table-cell>
          <table:table-cell table:style-name="ce22" office:value-type="string">
            <text:p>202-225-3072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yron Lowery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Nita Lowey</text:p>
          </table:table-cell>
          <table:table-cell table:style-name="ce22" office:value-type="string">
            <text:p>202-225-6506</text:p>
          </table:table-cell>
        </table:table-row>
        <table:table-row table:style-name="ro2">
          <table:table-cell/>
          <table:table-cell table:style-name="ce21" office:value-type="string">
            <text:p>NM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ichelle Lujan Grisham</text:p>
          </table:table-cell>
          <table:table-cell table:style-name="ce22" office:value-type="string">
            <text:p>202-225-6316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tephen F. Lynch</text:p>
          </table:table-cell>
          <table:table-cell table:style-name="ce22" office:value-type="string">
            <text:p>202-225-8273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rk Mallory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Dan Malloy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arolyn Maloney</text:p>
          </table:table-cell>
          <table:table-cell table:style-name="ce22" office:value-type="string">
            <text:p>202-225-7944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ean Patrick Maloney</text:p>
          </table:table-cell>
          <table:table-cell table:style-name="ce22" office:value-type="string">
            <text:p>202-225-5441</text:p>
          </table:table-cell>
        </table:table-row>
        <table:table-row table:style-name="ro2">
          <table:table-cell/>
          <table:table-cell table:style-name="ce21" office:value-type="string">
            <text:p>WV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Joe Manchin</text:p>
          </table:table-cell>
          <table:table-cell table:style-name="ce22" office:value-type="string">
            <text:p>(202) 224-3954</text:p>
          </table:table-cell>
          <table:table-cell/>
          <table:table-cell table:style-name="ce27" office:value-type="string" office:value=" www.manchin.senate.gov/public/index.cfm/contact-form">
            <text:p><text:a xlink:href="http://www.manchin.senate.gov/public/index.cfm/contact-form"> www.manchin.senate.gov/public/index.cfm/contact-form</text:a></text:p>
          </table:table-cell>
          <table:table-cell table:style-name="ce22" office:value-type="string">
            <text:p>Sen_JoeManchin</text:p>
          </table:table-cell>
          <table:table-cell table:style-name="ce27" office:value-type="string" office:value="https://www.facebook.com/JoeManchinIII">
            <text:p><text:a xlink:href="https://www.facebook.com/JoeManchinIII">https://www.facebook.com/JoeManchinIII</text:a></text:p>
          </table:table-cell>
          <table:table-cell/>
          <table:table-cell table:style-name="ce27" office:value-type="string" office:value="http://www.manchin.senate.gov/public/">
            <text:p><text:a xlink:href="http://www.manchin.senate.gov/public/">http://www.manchin.senate.gov/public/</text:a></text:p>
          </table:table-cell>
          <table:table-cell table:style-name="ce22" office:value-type="string">
            <text:p>30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DE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Jack Markell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Ed Markey</text:p>
          </table:table-cell>
          <table:table-cell table:style-name="ce22" office:value-type="string">
            <text:p>(202) 224-2742</text:p>
          </table:table-cell>
          <table:table-cell/>
          <table:table-cell table:style-name="ce27" office:value-type="string" office:value="www.markey.senate.gov/contact">
            <text:p><text:a xlink:href="http://www.markey.senate.gov/contact">www.markey.senate.gov/contact</text:a></text:p>
          </table:table-cell>
          <table:table-cell table:style-name="ce22" office:value-type="string">
            <text:p>SenMarkey</text:p>
          </table:table-cell>
          <table:table-cell table:style-name="ce27" office:value-type="string" office:value="https://www.facebook.com/EdJMarkey">
            <text:p><text:a xlink:href="https://www.facebook.com/EdJMarkey">https://www.facebook.com/EdJMarkey</text:a></text:p>
          </table:table-cell>
          <table:table-cell/>
          <table:table-cell table:style-name="ce27" office:value-type="string" office:value="http://www.markey.senate.gov/">
            <text:p><text:a xlink:href="http://www.markey.senate.gov/">http://www.markey.senate.gov/</text:a></text:p>
          </table:table-cell>
          <table:table-cell table:style-name="ce22" office:value-type="string">
            <text:p>255 Dirksen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en Martin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Trudy L. Mason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oris Matsui</text:p>
          </table:table-cell>
          <table:table-cell table:style-name="ce22" office:value-type="string">
            <text:p>202-225-7163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ayne Mazzotti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Terry McAuliffe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Claire McCaskill</text:p>
          </table:table-cell>
          <table:table-cell table:style-name="ce22" office:value-type="string">
            <text:p>(202) 224-6154</text:p>
          </table:table-cell>
          <table:table-cell/>
          <table:table-cell table:style-name="ce27" office:value-type="string" office:value="www.mccaskill.senate.gov/contact">
            <text:p><text:a xlink:href="http://www.mccaskill.senate.gov/contact">www.mccaskill.senate.gov/contact</text:a></text:p>
          </table:table-cell>
          <table:table-cell table:style-name="ce22" office:value-type="string">
            <text:p>mccaskilloffice</text:p>
          </table:table-cell>
          <table:table-cell table:style-name="ce27" office:value-type="string" office:value="https://www.facebook.com/senatormccaskill">
            <text:p><text:a xlink:href="https://www.facebook.com/senatormccaskill">https://www.facebook.com/senatormccaskill</text:a></text:p>
          </table:table-cell>
          <table:table-cell/>
          <table:table-cell table:style-name="ce27" office:value-type="string" office:value="http://www.mccaskill.senate.gov/">
            <text:p><text:a xlink:href="http://www.mccaskill.senate.gov/">http://www.mccaskill.senate.gov/</text:a></text:p>
          </table:table-cell>
          <table:table-cell table:style-name="ce22" office:value-type="string">
            <text:p>730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172]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Jennifer McClellan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etty McCollum</text:p>
          </table:table-cell>
          <table:table-cell table:style-name="ce22" office:value-type="string">
            <text:p>202-225-6631</text:p>
          </table:table-cell>
        </table:table-row>
        <table:table-row table:style-name="ro2">
          <table:table-cell/>
          <table:table-cell table:style-name="ce21" office:value-type="string">
            <text:p>AR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ustin McDaniel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im McDermott</text:p>
          </table:table-cell>
          <table:table-cell table:style-name="ce22" office:value-type="string">
            <text:p>202-225-3106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im McGovern</text:p>
          </table:table-cell>
          <table:table-cell table:style-name="ce22" office:value-type="string">
            <text:p>202-225-6101</text:p>
          </table:table-cell>
        </table:table-row>
        <table:table-row table:style-name="ro2">
          <table:table-cell/>
          <table:table-cell table:style-name="ce21" office:value-type="string">
            <text:p>RI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seph McNamara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regory W. Meeks</text:p>
          </table:table-cell>
          <table:table-cell table:style-name="ce22" office:value-type="string">
            <text:p>202-225-3461</text:p>
          </table:table-cell>
        </table:table-row>
        <table:table-row table:style-name="ro2">
          <table:table-cell/>
          <table:table-cell table:style-name="ce21" office:value-type="string">
            <text:p>I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hari Mellin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race Meng</text:p>
          </table:table-cell>
          <table:table-cell table:style-name="ce22" office:value-type="string">
            <text:p>202-225-2601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arbara Mikulski</text:p>
          </table:table-cell>
          <table:table-cell table:style-name="ce22" office:value-type="string">
            <text:p>(202) 224-4654</text:p>
          </table:table-cell>
          <table:table-cell/>
          <table:table-cell table:style-name="ce27" office:value-type="string" office:value="www.mikulski.senate.gov/contact/">
            <text:p><text:a xlink:href="http://www.mikulski.senate.gov/contact/">www.mikulski.senate.gov/contact/</text:a></text:p>
          </table:table-cell>
          <table:table-cell table:number-columns-repeated="3"/>
          <table:table-cell table:style-name="ce27" office:value-type="string" office:value="http://www.mikulski.senate.gov/">
            <text:p><text:a xlink:href="http://www.mikulski.senate.gov/">http://www.mikulski.senate.gov/</text:a></text:p>
          </table:table-cell>
          <table:table-cell table:style-name="ce22" office:value-type="string">
            <text:p>503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U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reanne Miller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Nancy Mills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tephanie Miner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Walter Mondale</text:p>
          </table:table-cell>
        </table:table-row>
        <table:table-row table:style-name="ro2">
          <table:table-cell/>
          <table:table-cell table:style-name="ce21" office:value-type="string">
            <text:p>W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wen Moore</text:p>
          </table:table-cell>
          <table:table-cell table:style-name="ce22" office:value-type="string">
            <text:p>202-225-4572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inyon Moore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eth Moulton</text:p>
          </table:table-cell>
          <table:table-cell table:style-name="ce22" office:value-type="string">
            <text:p>202-225-8020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orothy Mrowka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ob Mulholland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Chris Murphy</text:p>
          </table:table-cell>
          <table:table-cell table:style-name="ce22" office:value-type="string">
            <text:p>(202) 224-4041</text:p>
          </table:table-cell>
          <table:table-cell/>
          <table:table-cell table:style-name="ce27" office:value-type="string" office:value="www.murphy.senate.gov/contact">
            <text:p><text:a xlink:href="http://www.murphy.senate.gov/contact">www.murphy.senate.gov/contact</text:a></text:p>
          </table:table-cell>
          <table:table-cell table:style-name="ce22" office:value-type="string">
            <text:p>senmurphyoffice</text:p>
          </table:table-cell>
          <table:table-cell table:number-columns-repeated="2"/>
          <table:table-cell table:style-name="ce27" office:value-type="string" office:value="http://www.murphy.senate.gov/">
            <text:p><text:a xlink:href="http://www.murphy.senate.gov/">http://www.murphy.senate.gov/</text:a></text:p>
          </table:table-cell>
          <table:table-cell table:style-name="ce22" office:value-type="string">
            <text:p>13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Patrick Murphy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Patty Murray</text:p>
          </table:table-cell>
          <table:table-cell table:style-name="ce22" office:value-type="string">
            <text:p>(202) 224-2621</text:p>
          </table:table-cell>
          <table:table-cell/>
          <table:table-cell table:style-name="ce27" office:value-type="string" office:value=" www.murray.senate.gov/public/index.cfm/contactme">
            <text:p><text:a xlink:href="http://www.murray.senate.gov/public/index.cfm/contactme"> www.murray.senate.gov/public/index.cfm/contactme</text:a></text:p>
          </table:table-cell>
          <table:table-cell table:style-name="ce22" office:value-type="string">
            <text:p>pattymurray</text:p>
          </table:table-cell>
          <table:table-cell table:number-columns-repeated="2"/>
          <table:table-cell table:style-name="ce27" office:value-type="string" office:value="http://www.murray.senate.gov/public/">
            <text:p><text:a xlink:href="http://www.murray.senate.gov/public/">http://www.murray.senate.gov/public/</text:a></text:p>
          </table:table-cell>
          <table:table-cell table:style-name="ce22" office:value-type="string">
            <text:p>154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errold Nadler</text:p>
          </table:table-cell>
          <table:table-cell table:style-name="ce22" office:value-type="string">
            <text:p>202-225-5635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Grace Napolitano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atie Naranjo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ichard Neal</text:p>
          </table:table-cell>
          <table:table-cell table:style-name="ce22" office:value-type="string">
            <text:p>202-225-5601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ill Nelson</text:p>
          </table:table-cell>
          <table:table-cell table:style-name="ce22" office:value-type="string">
            <text:p>(202) 224-5274</text:p>
          </table:table-cell>
          <table:table-cell/>
          <table:table-cell table:style-name="ce27" office:value-type="string" office:value="www.billnelson.senate.gov/contact-bill">
            <text:p><text:a xlink:href="http://www.billnelson.senate.gov/contact-bill">www.billnelson.senate.gov/contact-bill</text:a></text:p>
          </table:table-cell>
          <table:table-cell table:style-name="ce22" office:value-type="string">
            <text:p>senbillnelson</text:p>
          </table:table-cell>
          <table:table-cell table:style-name="ce27" office:value-type="string" office:value="https://www.facebook.com/billnelson">
            <text:p><text:a xlink:href="https://www.facebook.com/billnelson">https://www.facebook.com/billnelson</text:a></text:p>
          </table:table-cell>
          <table:table-cell/>
          <table:table-cell table:style-name="ce27" office:value-type="string" office:value="http://www.billnelson.senate.gov/">
            <text:p><text:a xlink:href="http://www.billnelson.senate.gov/">http://www.billnelson.senate.gov/</text:a></text:p>
          </table:table-cell>
          <table:table-cell table:style-name="ce22" office:value-type="string">
            <text:p>71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Jay Nixon</text:p>
          </table:table-cell>
        </table:table-row>
        <table:table-row table:style-name="ro2">
          <table:table-cell/>
          <table:table-cell table:style-name="ce21" office:value-type="string">
            <text:p>ND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had Nodland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Rick Nolan</text:p>
          </table:table-cell>
          <table:table-cell table:style-name="ce22" office:value-type="string">
            <text:p>202-225-6211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lanca O'Leary</text:p>
          </table:table-cell>
        </table:table-row>
        <table:table-row table:style-name="ro2">
          <table:table-cell/>
          <table:table-cell table:style-name="ce21" office:value-type="string">
            <text:p>CT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John Olsen</text:p>
          </table:table-cell>
        </table:table-row>
        <table:table-row table:style-name="ro2">
          <table:table-cell/>
          <table:table-cell table:style-name="ce21" office:value-type="string">
            <text:p>T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William Owen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ill Pascrell</text:p>
          </table:table-cell>
          <table:table-cell table:style-name="ce22" office:value-type="string">
            <text:p>202-225-5751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onald Payne, Jr.</text:p>
          </table:table-cell>
          <table:table-cell table:style-name="ce22" office:value-type="string">
            <text:p>202-225-3436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Gregory Pecoraro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hristine Pelosi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d Perlmutter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Gary Peters</text:p>
          </table:table-cell>
          <table:table-cell table:style-name="ce22" office:value-type="string">
            <text:p>(202) 224-6221</text:p>
          </table:table-cell>
          <table:table-cell/>
          <table:table-cell table:style-name="ce27" office:value-type="string" office:value="www.peters.senate.gov/contact/email-gary">
            <text:p><text:a xlink:href="http://www.peters.senate.gov/contact/email-gary">www.peters.senate.gov/contact/email-gary</text:a></text:p>
          </table:table-cell>
          <table:table-cell table:style-name="ce22" office:value-type="string">
            <text:p>SenGaryPeters</text:p>
          </table:table-cell>
          <table:table-cell table:style-name="ce27" office:value-type="string" office:value="https://www.facebook.com/SenGaryPeters">
            <text:p><text:a xlink:href="https://www.facebook.com/SenGaryPeters">https://www.facebook.com/SenGaryPeters</text:a></text:p>
          </table:table-cell>
          <table:table-cell/>
          <table:table-cell table:style-name="ce27" office:value-type="string" office:value="http://www.peters.senate.gov/">
            <text:p><text:a xlink:href="http://www.peters.senate.gov/">http://www.peters.senate.gov/</text:a></text:p>
          </table:table-cell>
          <table:table-cell table:style-name="ce22" office:value-type="string">
            <text:p>724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Scott Peters</text:p>
          </table:table-cell>
        </table:table-row>
        <table:table-row table:style-name="ro2">
          <table:table-cell/>
          <table:table-cell table:style-name="ce21" office:value-type="string">
            <text:p>ME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hellie Pingree</text:p>
          </table:table-cell>
          <table:table-cell table:style-name="ce22" office:value-type="string">
            <text:p>202-225-6116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ared Polis</text:p>
          </table:table-cell>
          <table:table-cell table:style-name="ce22" office:value-type="string">
            <text:p>202-225-2161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uBose Porter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arrie Pugh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andy Querry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Evie Rafalko McNulty</text:p>
          </table:table-cell>
        </table:table-row>
        <table:table-row table:style-name="ro2">
          <table:table-cell/>
          <table:table-cell table:style-name="ce21" office:value-type="string">
            <text:p>RI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Gina Raimondo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teve Regenstreif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Ed Rendell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ennis Rivera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Mannie Rodriguez</text:p>
          </table:table-cell>
        </table:table-row>
        <table:table-row table:style-name="ro2">
          <table:table-cell/>
          <table:table-cell table:style-name="ce21" office:value-type="string">
            <text:p>CO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Roy Romer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arol Ronen</text:p>
          </table:table-cell>
        </table:table-row>
        <table:table-row table:style-name="ro2">
          <table:table-cell/>
          <table:table-cell table:style-name="ce21" office:value-type="string">
            <text:p>OR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Ellen Rosenblum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ally Rosser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ucille Roybal-Allard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harles Rangel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athleen Rice</text:p>
          </table:table-cell>
        </table:table-row>
        <table:table-row table:style-name="ro2">
          <table:table-cell/>
          <table:table-cell table:style-name="ce21" office:value-type="string">
            <text:p>L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edric Richmond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im Ryan</text:p>
          </table:table-cell>
          <table:table-cell table:style-name="ce22" office:value-type="string">
            <text:p>202-225-5261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oretta Sanchez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ernie Sanders</text:p>
          </table:table-cell>
        </table:table-row>
        <table:table-row table:style-name="ro2">
          <table:table-cell/>
          <table:table-cell table:style-name="ce21" office:value-type="string">
            <text:p>DC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ee Saunders</text:p>
          </table:table-cell>
        </table:table-row>
        <table:table-row table:style-name="ro2">
          <table:table-cell/>
          <table:table-cell table:style-name="ce21" office:value-type="string">
            <text:p>ME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Peggy Schaffer</text:p>
          </table:table-cell>
          <table:table-cell table:number-columns-repeated="2"/>
          <table:table-cell table:style-name="ce22" office:value-type="string">
            <text:p>peggylschaffer@gmail.com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an Schakowsky</text:p>
          </table:table-cell>
          <table:table-cell table:style-name="ce22" office:value-type="string">
            <text:p>202-225-2111</text:p>
          </table:table-cell>
        </table:table-row>
        <table:table-row table:style-name="ro2">
          <table:table-cell/>
          <table:table-cell table:style-name="ce21" office:value-type="string">
            <text:p>H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Brian Schatz</text:p>
          </table:table-cell>
          <table:table-cell table:style-name="ce22" office:value-type="string">
            <text:p>(202) 224-3934</text:p>
          </table:table-cell>
          <table:table-cell/>
          <table:table-cell table:style-name="ce27" office:value-type="string" office:value="www.schatz.senate.gov/contact">
            <text:p><text:a xlink:href="http://www.schatz.senate.gov/contact">www.schatz.senate.gov/contact</text:a></text:p>
          </table:table-cell>
          <table:table-cell table:style-name="ce22" office:value-type="string">
            <text:p>SenBrianSchatz</text:p>
          </table:table-cell>
          <table:table-cell table:style-name="ce27" office:value-type="string" office:value="https://www.facebook.com/SenBrianSchatz">
            <text:p><text:a xlink:href="https://www.facebook.com/SenBrianSchatz">https://www.facebook.com/SenBrianSchatz</text:a></text:p>
          </table:table-cell>
          <table:table-cell/>
          <table:table-cell table:style-name="ce27" office:value-type="string" office:value="http://www.schatz.senate.gov/">
            <text:p><text:a xlink:href="http://www.schatz.senate.gov/">http://www.schatz.senate.gov/</text:a></text:p>
          </table:table-cell>
          <table:table-cell table:style-name="ce22" office:value-type="string">
            <text:p>72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dam Schiff</text:p>
          </table:table-cell>
          <table:table-cell table:style-name="ce22" office:value-type="string">
            <text:p>202-225-4176</text:p>
          </table:table-cell>
        </table:table-row>
        <table:table-row table:style-name="ro2">
          <table:table-cell/>
          <table:table-cell table:style-name="ce21" office:value-type="string">
            <text:p>OR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Kurt Schrader</text:p>
          </table:table-cell>
          <table:table-cell table:style-name="ce22" office:value-type="string">
            <text:p>202-225-5711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Nancy Schumacher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Chuck Schumer</text:p>
          </table:table-cell>
          <table:table-cell table:style-name="ce22" office:value-type="string">
            <text:p>(202) 224-6542</text:p>
          </table:table-cell>
          <table:table-cell/>
          <table:table-cell table:style-name="ce27" office:value-type="string" office:value="www.schumer.senate.gov/contact/email-chuck">
            <text:p><text:a xlink:href="http://www.schumer.senate.gov/contact/email-chuck">www.schumer.senate.gov/contact/email-chuck</text:a></text:p>
          </table:table-cell>
          <table:table-cell table:number-columns-repeated="3"/>
          <table:table-cell table:style-name="ce27" office:value-type="string" office:value="http://www.schumer.senate.gov/">
            <text:p><text:a xlink:href="http://www.schumer.senate.gov/">http://www.schumer.senate.gov/</text:a></text:p>
          </table:table-cell>
          <table:table-cell table:style-name="ce22" office:value-type="string">
            <text:p>322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obby Scott</text:p>
          </table:table-cell>
          <table:table-cell table:style-name="ce22" office:value-type="string">
            <text:p>202-225-8351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avid Scott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José E. Serrano</text:p>
          </table:table-cell>
          <table:table-cell table:style-name="ce22" office:value-type="string">
            <text:p>202-225-4361</text:p>
          </table:table-cell>
        </table:table-row>
        <table:table-row table:style-name="ro2">
          <table:table-cell/>
          <table:table-cell table:style-name="ce21" office:value-type="string">
            <text:p>A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erri Sewell</text:p>
          </table:table-cell>
          <table:table-cell table:style-name="ce22" office:value-type="string">
            <text:p>202-225-2665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illy Shaheen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Jeanne Shaheen</text:p>
          </table:table-cell>
          <table:table-cell table:style-name="ce22" office:value-type="string">
            <text:p>(202) 224-2841</text:p>
          </table:table-cell>
          <table:table-cell/>
          <table:table-cell table:style-name="ce27" office:value-type="string" office:value="www.shaheen.senate.gov/contact/">
            <text:p><text:a xlink:href="http://www.shaheen.senate.gov/contact/">www.shaheen.senate.gov/contact/</text:a></text:p>
          </table:table-cell>
          <table:table-cell table:style-name="ce42" office:value-type="string">
            <text:p>SenatorShaheen</text:p>
          </table:table-cell>
          <table:table-cell table:style-name="ce27" office:value-type="string" office:value="https://www.facebook.com/SenatorShaheen">
            <text:p><text:a xlink:href="https://www.facebook.com/SenatorShaheen">https://www.facebook.com/SenatorShaheen</text:a></text:p>
          </table:table-cell>
          <table:table-cell/>
          <table:table-cell table:style-name="ce27" office:value-type="string" office:value="http://www.shaheen.senate.gov/">
            <text:p><text:a xlink:href="http://www.shaheen.senate.gov/">http://www.shaheen.senate.gov/</text:a></text:p>
          </table:table-cell>
          <table:table-cell table:style-name="ce22" office:value-type="string">
            <text:p>506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rad Sherman</text:p>
          </table:table-cell>
          <table:table-cell table:style-name="ce22" office:value-type="string">
            <text:p>202-225-5911</text:p>
          </table:table-cell>
        </table:table-row>
        <table:table-row table:style-name="ro2">
          <table:table-cell/>
          <table:table-cell table:style-name="ce21" office:value-type="string">
            <text:p>VT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Peter Shumlin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Louise Slaughter</text:p>
          </table:table-cell>
          <table:table-cell table:style-name="ce22" office:value-type="string">
            <text:p>202-225-3615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Leslie Small</text:p>
          </table:table-cell>
        </table:table-row>
        <table:table-row table:style-name="ro2">
          <table:table-cell/>
          <table:table-cell table:style-name="ce21" office:value-type="string">
            <text:p>W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Adam Smith</text:p>
          </table:table-cell>
          <table:table-cell table:style-name="ce22" office:value-type="string">
            <text:p>202-225-8901</text:p>
          </table:table-cell>
        </table:table-row>
        <table:table-row table:style-name="ro2">
          <table:table-cell/>
          <table:table-cell table:style-name="ce21" office:value-type="string">
            <text:p>M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Debbie Stabenow</text:p>
          </table:table-cell>
          <table:table-cell table:style-name="ce22" office:value-type="string">
            <text:p>(202) 224-4822</text:p>
          </table:table-cell>
          <table:table-cell/>
          <table:table-cell table:style-name="ce27" office:value-type="string" office:value="www.stabenow.senate.gov/?p=contact">
            <text:p><text:a xlink:href="http://www.stabenow.senate.gov/?p=contact">www.stabenow.senate.gov/?p=contact</text:a></text:p>
          </table:table-cell>
          <table:table-cell table:style-name="ce22" office:value-type="string">
            <text:p>SenStabenow</text:p>
          </table:table-cell>
          <table:table-cell table:number-columns-repeated="2"/>
          <table:table-cell table:style-name="ce27" office:value-type="string" office:value="http://www.stabenow.senate.gov/">
            <text:p><text:a xlink:href="http://www.stabenow.senate.gov/">http://www.stabenow.senate.gov/</text:a></text:p>
          </table:table-cell>
          <table:table-cell table:style-name="ce22" office:value-type="string">
            <text:p>73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NH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athy Sullivan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Eric Swalwell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Susan Swecker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Gerry Sweeney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Annette Taddeo</text:p>
          </table:table-cell>
        </table:table-row>
        <table:table-row table:style-name="ro2">
          <table:table-cell/>
          <table:table-cell table:style-name="ce21" office:value-type="string">
            <text:p>HI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rk Takai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rk Takano</text:p>
          </table:table-cell>
        </table:table-row>
        <table:table-row table:style-name="ro2">
          <table:table-cell/>
          <table:table-cell table:style-name="ce21" office:value-type="string">
            <text:p>MS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ennie Thompson</text:p>
          </table:table-cell>
          <table:table-cell table:style-name="ce22" office:value-type="string">
            <text:p>202-225-5876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ike Thompson</text:p>
          </table:table-cell>
          <table:table-cell table:style-name="ce22" office:value-type="string">
            <text:p>202-225-3311</text:p>
          </table:table-cell>
        </table:table-row>
        <table:table-row table:style-name="ro2">
          <table:table-cell/>
          <table:table-cell table:style-name="ce21" office:value-type="string">
            <text:p>NV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Dina Titus</text:p>
          </table:table-cell>
          <table:table-cell table:style-name="ce22" office:value-type="string">
            <text:p>202-225-5965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Paul Tonko</text:p>
          </table:table-cell>
          <table:table-cell table:style-name="ce22" office:value-type="string">
            <text:p>202-225-5076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Niki Tsongas</text:p>
          </table:table-cell>
        </table:table-row>
        <table:table-row table:style-name="ro2">
          <table:table-cell/>
          <table:table-cell table:style-name="ce21" office:value-type="string">
            <text:p>NM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Tom Udall</text:p>
          </table:table-cell>
          <table:table-cell table:style-name="ce22" office:value-type="string">
            <text:p>(202) 224-6621</text:p>
          </table:table-cell>
          <table:table-cell/>
          <table:table-cell table:style-name="ce27" office:value-type="string" office:value="www.tomudall.senate.gov/?p=contact">
            <text:p><text:a xlink:href="http://www.tomudall.senate.gov/?p=contact">www.tomudall.senate.gov/?p=contact</text:a></text:p>
          </table:table-cell>
          <table:table-cell table:style-name="ce22" office:value-type="string">
            <text:p>SenatorTomUdall</text:p>
          </table:table-cell>
          <table:table-cell table:style-name="ce27" office:value-type="string" office:value="https://www.facebook.com/senatortomudall">
            <text:p><text:a xlink:href="https://www.facebook.com/senatortomudall">https://www.facebook.com/senatortomudall</text:a></text:p>
          </table:table-cell>
          <table:table-cell/>
          <table:table-cell table:style-name="ce27" office:value-type="string" office:value="http://www.tomudall.senate.gov/">
            <text:p><text:a xlink:href="http://www.tomudall.senate.gov/">http://www.tomudall.senate.gov/</text:a></text:p>
          </table:table-cell>
          <table:table-cell table:style-name="ce22" office:value-type="string">
            <text:p>531 Hart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MD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Chris Van Hollen</text:p>
          </table:table-cell>
          <table:table-cell table:style-name="ce22" office:value-type="string">
            <text:p>202-225-5341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rk Veasey</text:p>
          </table:table-cell>
          <table:table-cell table:style-name="ce22" office:value-type="string">
            <text:p>202-225-9897</text:p>
          </table:table-cell>
        </table:table-row>
        <table:table-row table:style-name="ro2">
          <table:table-cell/>
          <table:table-cell table:style-name="ce21" office:value-type="string">
            <text:p>TX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Filemon Vela, Jr.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Nydia Velázquez</text:p>
          </table:table-cell>
          <table:table-cell table:style-name="ce22" office:value-type="string">
            <text:p>202-225-2361</text:p>
          </table:table-cell>
        </table:table-row>
        <table:table-row table:style-name="ro2">
          <table:table-cell/>
          <table:table-cell table:style-name="ce21" office:value-type="string">
            <text:p>MO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Brian Wahby</text:p>
          </table:table-cell>
        </table:table-row>
        <table:table-row table:style-name="ro2">
          <table:table-cell/>
          <table:table-cell table:style-name="ce21" office:value-type="string">
            <text:p>MN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Tim Walz</text:p>
          </table:table-cell>
          <table:table-cell table:style-name="ce22" office:value-type="string">
            <text:p>202-225-2472</text:p>
          </table:table-cell>
        </table:table-row>
        <table:table-row table:style-name="ro2">
          <table:table-cell/>
          <table:table-cell table:style-name="ce21" office:value-type="string">
            <text:p>AZ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Carolyn Warner</text:p>
          </table:table-cell>
        </table:table-row>
        <table:table-row table:style-name="ro2">
          <table:table-cell/>
          <table:table-cell table:style-name="ce21" office:value-type="string">
            <text:p>VA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Mark Warner</text:p>
          </table:table-cell>
          <table:table-cell table:style-name="ce22" office:value-type="string">
            <text:p>(202) 224-2023</text:p>
          </table:table-cell>
          <table:table-cell/>
          <table:table-cell table:style-name="ce27" office:value-type="string" office:value=" www.warner.senate.gov/public/index.cfm?p=Contact">
            <text:p><text:a xlink:href="http://www.warner.senate.gov/public/index.cfm?p=Contact"> www.warner.senate.gov/public/index.cfm?p=Contact</text:a></text:p>
          </table:table-cell>
          <table:table-cell table:style-name="ce22" office:value-type="string">
            <text:p>MarkWarner</text:p>
          </table:table-cell>
          <table:table-cell table:style-name="ce27" office:value-type="string" office:value="https://www.facebook.com/MarkRWarner">
            <text:p><text:a xlink:href="https://www.facebook.com/MarkRWarner">https://www.facebook.com/MarkRWarner</text:a></text:p>
          </table:table-cell>
          <table:table-cell/>
          <table:table-cell table:style-name="ce27" office:value-type="string" office:value="http://www.warner.senate.gov/public/index.cfm/">
            <text:p><text:a xlink:href="http://www.warner.senate.gov/public/index.cfm/">http://www.warner.senate.gov/public/index.cfm/</text:a></text:p>
          </table:table-cell>
          <table:table-cell table:style-name="ce22" office:value-type="string">
            <text:p>475 Russell Senate Office Building Washington DC 20510</text:p>
          </table:table-cell>
        </table:table-row>
        <table:table-row table:style-name="ro2">
          <table:table-cell/>
          <table:table-cell table:style-name="ce21" office:value-type="string">
            <text:p>CA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Maxine Waters</text:p>
          </table:table-cell>
        </table:table-row>
        <table:table-row table:style-name="ro2">
          <table:table-cell/>
          <table:table-cell table:style-name="ce21" office:value-type="string">
            <text:p>NJ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Bonnie Watson Coleman</text:p>
          </table:table-cell>
          <table:table-cell table:style-name="ce22" office:value-type="string">
            <text:p>202-225-5801</text:p>
          </table:table-cell>
        </table:table-row>
        <table:table-row table:style-name="ro2">
          <table:table-cell/>
          <table:table-cell table:style-name="ce21" office:value-type="string">
            <text:p>RI</text:p>
          </table:table-cell>
          <table:table-cell table:style-name="ce21" office:value-type="string">
            <text:p>Sen.</text:p>
          </table:table-cell>
          <table:table-cell table:style-name="ce21" office:value-type="string">
            <text:p>Sheldon Whitehouse</text:p>
          </table:table-cell>
        </table:table-row>
        <table:table-row table:style-name="ro2">
          <table:table-cell/>
          <table:table-cell table:style-name="ce21" office:value-type="string">
            <text:p>OH</text:p>
          </table:table-cell>
          <table:table-cell table:style-name="ce21" office:value-type="string">
            <text:p>DPL</text:p>
          </table:table-cell>
          <table:table-cell table:style-name="ce21" office:value-type="string">
            <text:p>David Wilhelm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Nikema Williams</text:p>
          </table:table-cell>
        </table:table-row>
        <table:table-row table:style-name="ro2">
          <table:table-cell/>
          <table:table-cell table:style-name="ce21" office:value-type="string">
            <text:p>FL</text:p>
          </table:table-cell>
          <table:table-cell table:style-name="ce21" office:value-type="string">
            <text:p>Rep.</text:p>
          </table:table-cell>
          <table:table-cell table:style-name="ce21" office:value-type="string">
            <text:p>Frederica Wilson</text:p>
          </table:table-cell>
        </table:table-row>
        <table:table-row table:style-name="ro2">
          <table:table-cell/>
          <table:table-cell table:style-name="ce21" office:value-type="string">
            <text:p>PA</text:p>
          </table:table-cell>
          <table:table-cell table:style-name="ce21" office:value-type="string">
            <text:p>Gov.</text:p>
          </table:table-cell>
          <table:table-cell table:style-name="ce21" office:value-type="string">
            <text:p>Tom Wolf</text:p>
          </table:table-cell>
        </table:table-row>
        <table:table-row table:style-name="ro2">
          <table:table-cell/>
          <table:table-cell table:style-name="ce21" office:value-type="string">
            <text:p>GA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David Worley</text:p>
          </table:table-cell>
        </table:table-row>
        <table:table-row table:style-name="ro2">
          <table:table-cell/>
          <table:table-cell table:style-name="ce21" office:value-type="string">
            <text:p>IL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Karen Yarbrough</text:p>
          </table:table-cell>
        </table:table-row>
        <table:table-row table:style-name="ro2">
          <table:table-cell/>
          <table:table-cell table:style-name="ce21" office:value-type="string">
            <text:p>NY</text:p>
          </table:table-cell>
          <table:table-cell table:style-name="ce21" office:value-type="string">
            <text:p>DNC</text:p>
          </table:table-cell>
          <table:table-cell table:style-name="ce21" office:value-type="string">
            <text:p>Rob Zimmerman</text:p>
          </table:table-cell>
        </table:table-row>
        <table:table-row table:style-name="ro2">
          <table:table-cell/>
          <table:table-cell table:style-name="ce22" office:value-type="string">
            <text:p>ME</text:p>
          </table:table-cell>
          <table:table-cell table:style-name="ce22" office:value-type="string">
            <text:p>State Chairman</text:p>
          </table:table-cell>
          <table:table-cell table:style-name="ce22" office:value-type="string">
            <text:p>Phil Bartlett</text:p>
          </table:table-cell>
          <table:table-cell table:number-columns-repeated="2"/>
          <table:table-cell table:style-name="ce22" office:value-type="string">
            <text:p>phil@philbartlett.com</text:p>
          </table:table-cell>
        </table:table-row>
        <table:table-row table:style-name="ro2">
          <table:table-cell/>
          <table:table-cell table:style-name="ce22" office:value-type="string">
            <text:p>LA</text:p>
          </table:table-cell>
          <table:table-cell table:style-name="ce22" office:value-type="string">
            <text:p>Governor Elect</text:p>
          </table:table-cell>
          <table:table-cell table:style-name="ce22" office:value-type="string">
            <text:p>John Bel Edwar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Proxima-nova-1" svg:font-family="Proxima-nova-1"/>
    <style:font-face style:name="'Helvetica Neue'" svg:font-family="'Helvetica Neue'"/>
    <style:font-face style:name="Helvetica" svg:font-family="Helvetica"/>
    <style:font-face style:name="&quot;Arial&quot;" svg:font-family="&quot;Arial&quot;"/>
    <style:font-face style:name="Verdana" svg:font-family="Verdana"/>
    <style:font-face style:name="Arimo" svg:font-family="Arimo"/>
    <style:font-face style:name="Sans-serif" svg:font-family="Sans-serif"/>
    <style:font-face style:name="'Open Sans'" svg:font-family="'Open Sans'"/>
    <style:font-face style:name="'times new roman'" svg:font-family="'times new roman'"/>
    <style:font-face style:name="ProximaNovaRegular" svg:font-family="ProximaNovaRegular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uperdelegate contact info" style:display-name="PageStyle_Superdelegate contact inf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